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2811in"/>
    </style:style>
    <style:style style:name="co3" style:family="table-column">
      <style:table-column-properties fo:break-before="auto" style:column-width="1.2728in"/>
    </style:style>
    <style:style style:name="co4" style:family="table-column">
      <style:table-column-properties fo:break-before="auto" style:column-width="1.35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t_test_gausset" table:style-name="ta1">
        <table:shapes>
          <draw:frame draw:z-index="0" draw:style-name="gr1" draw:text-style-name="P1" svg:width="6.2988in" svg:height="3.5429in" svg:x="11.5839in" svg:y="1.2244in">
            <draw:object draw:notify-on-update-of-ranges="it_test_gausset.D1:it_test_gausset.D1 it_test_gausset.D2:it_test_gausset.D91 it_test_gausset.H1:it_test_gausset.H1 it_test_gausset.H2:it_test_gausset.H91 it_test_gausset.L1:it_test_gausset.L1 it_test_gausset.L2:it_test_gausset.L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9937in" svg:y="0.1878in">
            <draw:object draw:notify-on-update-of-ranges="it_test_gausset.C1:it_test_gausset.C1 it_test_gausset.C2:it_test_gausset.C91 it_test_gausset.G1:it_test_gausset.G1 it_test_gausset.G2:it_test_gausset.G91 it_test_gausset.K1:it_test_gausset.K1 it_test_gausset.K2:it_test_gausset.K9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8169in" svg:y="3.4665in">
            <draw:object draw:notify-on-update-of-ranges="it_test_gausset.B1:it_test_gausset.B1 it_test_gausset.B2:it_test_gausset.B91 it_test_gausset.F1:it_test_gausset.F1 it_test_gausset.F2:it_test_gausset.F91 it_test_gausset.J1:it_test_gausset.J1 it_test_gausset.J2:it_test_gausset.J9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H(Y)</text:p>
          </table:table-cell>
          <table:table-cell office:value-type="string" calcext:value-type="string">
            <text:p>H(Y|X)</text:p>
          </table:table-cell>
          <table:table-cell office:value-type="string" calcext:value-type="string">
            <text:p>I(Y;X)</text:p>
          </table:table-cell>
          <table:table-cell office:value-type="string" calcext:value-type="string">
            <text:p>I(Y,X)</text:p>
          </table:table-cell>
          <table:table-cell office:value-type="string" calcext:value-type="string">
            <text:p>H(Z)</text:p>
          </table:table-cell>
          <table:table-cell office:value-type="string" calcext:value-type="string">
            <text:p>H(Z|Y)</text:p>
          </table:table-cell>
          <table:table-cell office:value-type="string" calcext:value-type="string">
            <text:p>I(Z;Y)</text:p>
          </table:table-cell>
          <table:table-cell office:value-type="string" calcext:value-type="string">
            <text:p>I(Z,Y)</text:p>
          </table:table-cell>
          <table:table-cell office:value-type="string" calcext:value-type="string">
            <text:p>H(X)</text:p>
          </table:table-cell>
          <table:table-cell office:value-type="string" calcext:value-type="string">
            <text:p>H(X|Z)</text:p>
          </table:table-cell>
          <table:table-cell office:value-type="string" calcext:value-type="string">
            <text:p>I(X;Z)</text:p>
          </table:table-cell>
          <table:table-cell office:value-type="string" calcext:value-type="string">
            <text:p>I(X,Z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2918561778207" calcext:value-type="float">
            <text:p>6.62918561778207</text:p>
          </table:table-cell>
          <table:table-cell office:value-type="float" office:value="2.2701208261688" calcext:value-type="float">
            <text:p>2.2701208261688</text:p>
          </table:table-cell>
          <table:table-cell table:number-columns-repeated="2" office:value-type="float" office:value="4.35906479161327" calcext:value-type="float">
            <text:p>4.35906479161327</text:p>
          </table:table-cell>
          <table:table-cell office:value-type="float" office:value="7.99301848066167" calcext:value-type="float">
            <text:p>7.99301848066167</text:p>
          </table:table-cell>
          <table:table-cell office:value-type="float" office:value="2.35165692227812" calcext:value-type="float">
            <text:p>2.35165692227812</text:p>
          </table:table-cell>
          <table:table-cell table:number-columns-repeated="2" office:value-type="float" office:value="5.64136155838355" calcext:value-type="float">
            <text:p>5.64136155838355</text:p>
          </table:table-cell>
          <table:table-cell office:value-type="float" office:value="6.69240353061355" calcext:value-type="float">
            <text:p>6.69240353061355</text:p>
          </table:table-cell>
          <table:table-cell office:value-type="float" office:value="0.674267551869596" calcext:value-type="float">
            <text:p>0.674267551869596</text:p>
          </table:table-cell>
          <table:table-cell table:number-columns-repeated="2" office:value-type="float" office:value="6.01813597874396" calcext:value-type="float">
            <text:p>6.01813597874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914799764074" calcext:value-type="float">
            <text:p>5.9914799764074</text:p>
          </table:table-cell>
          <table:table-cell office:value-type="float" office:value="2.77967593254116" calcext:value-type="float">
            <text:p>2.77967593254116</text:p>
          </table:table-cell>
          <table:table-cell table:number-columns-repeated="2" office:value-type="float" office:value="3.21180404386623" calcext:value-type="float">
            <text:p>3.21180404386623</text:p>
          </table:table-cell>
          <table:table-cell office:value-type="float" office:value="7.97559174406326" calcext:value-type="float">
            <text:p>7.97559174406326</text:p>
          </table:table-cell>
          <table:table-cell office:value-type="float" office:value="3.13638211627738" calcext:value-type="float">
            <text:p>3.13638211627738</text:p>
          </table:table-cell>
          <table:table-cell table:number-columns-repeated="2" office:value-type="float" office:value="4.83920962778587" calcext:value-type="float">
            <text:p>4.83920962778587</text:p>
          </table:table-cell>
          <table:table-cell office:value-type="float" office:value="6.38922486146423" calcext:value-type="float">
            <text:p>6.38922486146423</text:p>
          </table:table-cell>
          <table:table-cell office:value-type="float" office:value="0.834172276982441" calcext:value-type="float">
            <text:p>0.834172276982441</text:p>
          </table:table-cell>
          <table:table-cell table:number-columns-repeated="2" office:value-type="float" office:value="5.55505258448178" calcext:value-type="float">
            <text:p>5.555052584481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91597914980301" calcext:value-type="float">
            <text:p>5.91597914980301</text:p>
          </table:table-cell>
          <table:table-cell office:value-type="float" office:value="3.11396018061857" calcext:value-type="float">
            <text:p>3.11396018061857</text:p>
          </table:table-cell>
          <table:table-cell table:number-columns-repeated="2" office:value-type="float" office:value="2.80201896918444" calcext:value-type="float">
            <text:p>2.80201896918444</text:p>
          </table:table-cell>
          <table:table-cell office:value-type="float" office:value="8.02092304236688" calcext:value-type="float">
            <text:p>8.02092304236688</text:p>
          </table:table-cell>
          <table:table-cell office:value-type="float" office:value="3.17291267366846" calcext:value-type="float">
            <text:p>3.17291267366846</text:p>
          </table:table-cell>
          <table:table-cell table:number-columns-repeated="2" office:value-type="float" office:value="4.84801036869842" calcext:value-type="float">
            <text:p>4.84801036869842</text:p>
          </table:table-cell>
          <table:table-cell office:value-type="float" office:value="6.07003535882691" calcext:value-type="float">
            <text:p>6.07003535882691</text:p>
          </table:table-cell>
          <table:table-cell office:value-type="float" office:value="1.02727002563073" calcext:value-type="float">
            <text:p>1.02727002563073</text:p>
          </table:table-cell>
          <table:table-cell table:number-columns-repeated="2" office:value-type="float" office:value="5.04276533319617" calcext:value-type="float">
            <text:p>5.042765333196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95381459117855" calcext:value-type="float">
            <text:p>5.95381459117855</text:p>
          </table:table-cell>
          <table:table-cell office:value-type="float" office:value="2.84455662449559" calcext:value-type="float">
            <text:p>2.84455662449559</text:p>
          </table:table-cell>
          <table:table-cell table:number-columns-repeated="2" office:value-type="float" office:value="3.10925796668296" calcext:value-type="float">
            <text:p>3.10925796668296</text:p>
          </table:table-cell>
          <table:table-cell office:value-type="float" office:value="8.0971611896131" calcext:value-type="float">
            <text:p>8.0971611896131</text:p>
          </table:table-cell>
          <table:table-cell office:value-type="float" office:value="3.05597535264398" calcext:value-type="float">
            <text:p>3.05597535264398</text:p>
          </table:table-cell>
          <table:table-cell table:number-columns-repeated="2" office:value-type="float" office:value="5.04118583696913" calcext:value-type="float">
            <text:p>5.04118583696913</text:p>
          </table:table-cell>
          <table:table-cell office:value-type="float" office:value="6.38344506842065" calcext:value-type="float">
            <text:p>6.38344506842065</text:p>
          </table:table-cell>
          <table:table-cell office:value-type="float" office:value="0.773889055745056" calcext:value-type="float">
            <text:p>0.773889055745056</text:p>
          </table:table-cell>
          <table:table-cell table:number-columns-repeated="2" office:value-type="float" office:value="5.6095560126756" calcext:value-type="float">
            <text:p>5.60955601267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06808715441121" calcext:value-type="float">
            <text:p>6.06808715441121</text:p>
          </table:table-cell>
          <table:table-cell office:value-type="float" office:value="2.42850276253537" calcext:value-type="float">
            <text:p>2.42850276253537</text:p>
          </table:table-cell>
          <table:table-cell table:number-columns-repeated="2" office:value-type="float" office:value="3.63958439187584" calcext:value-type="float">
            <text:p>3.63958439187584</text:p>
          </table:table-cell>
          <table:table-cell office:value-type="float" office:value="8.10222412614862" calcext:value-type="float">
            <text:p>8.10222412614862</text:p>
          </table:table-cell>
          <table:table-cell office:value-type="float" office:value="3.01891079577275" calcext:value-type="float">
            <text:p>3.01891079577275</text:p>
          </table:table-cell>
          <table:table-cell table:number-columns-repeated="2" office:value-type="float" office:value="5.08331333037586" calcext:value-type="float">
            <text:p>5.08331333037586</text:p>
          </table:table-cell>
          <table:table-cell office:value-type="float" office:value="6.78400829290556" calcext:value-type="float">
            <text:p>6.78400829290556</text:p>
          </table:table-cell>
          <table:table-cell office:value-type="float" office:value="0.754620027270184" calcext:value-type="float">
            <text:p>0.754620027270184</text:p>
          </table:table-cell>
          <table:table-cell table:number-columns-repeated="2" office:value-type="float" office:value="6.02938826563537" calcext:value-type="float">
            <text:p>6.029388265635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36067054922613" calcext:value-type="float">
            <text:p>6.36067054922613</text:p>
          </table:table-cell>
          <table:table-cell office:value-type="float" office:value="2.63747114270325" calcext:value-type="float">
            <text:p>2.63747114270325</text:p>
          </table:table-cell>
          <table:table-cell table:number-columns-repeated="2" office:value-type="float" office:value="3.72319940652288" calcext:value-type="float">
            <text:p>3.72319940652288</text:p>
          </table:table-cell>
          <table:table-cell office:value-type="float" office:value="8.01498085304171" calcext:value-type="float">
            <text:p>8.01498085304171</text:p>
          </table:table-cell>
          <table:table-cell office:value-type="float" office:value="2.4512124105921" calcext:value-type="float">
            <text:p>2.4512124105921</text:p>
          </table:table-cell>
          <table:table-cell table:number-columns-repeated="2" office:value-type="float" office:value="5.56376844244961" calcext:value-type="float">
            <text:p>5.56376844244961</text:p>
          </table:table-cell>
          <table:table-cell office:value-type="float" office:value="6.61345239879136" calcext:value-type="float">
            <text:p>6.61345239879136</text:p>
          </table:table-cell>
          <table:table-cell office:value-type="float" office:value="0.917460215748901" calcext:value-type="float">
            <text:p>0.917460215748901</text:p>
          </table:table-cell>
          <table:table-cell table:number-columns-repeated="2" office:value-type="float" office:value="5.69599218304246" calcext:value-type="float">
            <text:p>5.69599218304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2465964335523" calcext:value-type="float">
            <text:p>6.02465964335523</text:p>
          </table:table-cell>
          <table:table-cell office:value-type="float" office:value="2.73826891874379" calcext:value-type="float">
            <text:p>2.73826891874379</text:p>
          </table:table-cell>
          <table:table-cell table:number-columns-repeated="2" office:value-type="float" office:value="3.28639072461144" calcext:value-type="float">
            <text:p>3.28639072461144</text:p>
          </table:table-cell>
          <table:table-cell office:value-type="float" office:value="8.03954786209973" calcext:value-type="float">
            <text:p>8.03954786209973</text:p>
          </table:table-cell>
          <table:table-cell office:value-type="float" office:value="3.05737301494303" calcext:value-type="float">
            <text:p>3.05737301494303</text:p>
          </table:table-cell>
          <table:table-cell table:number-columns-repeated="2" office:value-type="float" office:value="4.9821748471567" calcext:value-type="float">
            <text:p>4.9821748471567</text:p>
          </table:table-cell>
          <table:table-cell office:value-type="float" office:value="6.67586132912767" calcext:value-type="float">
            <text:p>6.67586132912767</text:p>
          </table:table-cell>
          <table:table-cell office:value-type="float" office:value="1.01540577779371" calcext:value-type="float">
            <text:p>1.01540577779371</text:p>
          </table:table-cell>
          <table:table-cell table:number-columns-repeated="2" office:value-type="float" office:value="5.66045555133396" calcext:value-type="float">
            <text:p>5.660455551333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6537726079472" calcext:value-type="float">
            <text:p>5.66537726079472</text:p>
          </table:table-cell>
          <table:table-cell office:value-type="float" office:value="2.17974126718454" calcext:value-type="float">
            <text:p>2.17974126718454</text:p>
          </table:table-cell>
          <table:table-cell table:number-columns-repeated="2" office:value-type="float" office:value="3.48563599361018" calcext:value-type="float">
            <text:p>3.48563599361018</text:p>
          </table:table-cell>
          <table:table-cell office:value-type="float" office:value="8.02787030544681" calcext:value-type="float">
            <text:p>8.02787030544681</text:p>
          </table:table-cell>
          <table:table-cell office:value-type="float" office:value="3.42814438879179" calcext:value-type="float">
            <text:p>3.42814438879179</text:p>
          </table:table-cell>
          <table:table-cell table:number-columns-repeated="2" office:value-type="float" office:value="4.59972591665502" calcext:value-type="float">
            <text:p>4.59972591665502</text:p>
          </table:table-cell>
          <table:table-cell office:value-type="float" office:value="6.97656784795563" calcext:value-type="float">
            <text:p>6.97656784795563</text:p>
          </table:table-cell>
          <table:table-cell office:value-type="float" office:value="0.705773917313146" calcext:value-type="float">
            <text:p>0.705773917313146</text:p>
          </table:table-cell>
          <table:table-cell table:number-columns-repeated="2" office:value-type="float" office:value="6.27079393064248" calcext:value-type="float">
            <text:p>6.270793930642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10038048005085" calcext:value-type="float">
            <text:p>6.10038048005085</text:p>
          </table:table-cell>
          <table:table-cell office:value-type="float" office:value="2.94190374182576" calcext:value-type="float">
            <text:p>2.94190374182576</text:p>
          </table:table-cell>
          <table:table-cell table:number-columns-repeated="2" office:value-type="float" office:value="3.15847673822509" calcext:value-type="float">
            <text:p>3.15847673822509</text:p>
          </table:table-cell>
          <table:table-cell office:value-type="float" office:value="8.0719741994447" calcext:value-type="float">
            <text:p>8.0719741994447</text:p>
          </table:table-cell>
          <table:table-cell office:value-type="float" office:value="2.70030068411994" calcext:value-type="float">
            <text:p>2.70030068411994</text:p>
          </table:table-cell>
          <table:table-cell table:number-columns-repeated="2" office:value-type="float" office:value="5.37167351532476" calcext:value-type="float">
            <text:p>5.37167351532476</text:p>
          </table:table-cell>
          <table:table-cell office:value-type="float" office:value="6.26048758464706" calcext:value-type="float">
            <text:p>6.26048758464706</text:p>
          </table:table-cell>
          <table:table-cell office:value-type="float" office:value="0.918427593033079" calcext:value-type="float">
            <text:p>0.918427593033079</text:p>
          </table:table-cell>
          <table:table-cell table:number-columns-repeated="2" office:value-type="float" office:value="5.34205999161398" calcext:value-type="float">
            <text:p>5.342059991613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264554448408" calcext:value-type="float">
            <text:p>6.264554448408</text:p>
          </table:table-cell>
          <table:table-cell office:value-type="float" office:value="3.17132555131788" calcext:value-type="float">
            <text:p>3.17132555131788</text:p>
          </table:table-cell>
          <table:table-cell table:number-columns-repeated="2" office:value-type="float" office:value="3.09322889709011" calcext:value-type="float">
            <text:p>3.09322889709011</text:p>
          </table:table-cell>
          <table:table-cell office:value-type="float" office:value="7.91203481109446" calcext:value-type="float">
            <text:p>7.91203481109446</text:p>
          </table:table-cell>
          <table:table-cell office:value-type="float" office:value="2.46112362530811" calcext:value-type="float">
            <text:p>2.46112362530811</text:p>
          </table:table-cell>
          <table:table-cell table:number-columns-repeated="2" office:value-type="float" office:value="5.45091118578635" calcext:value-type="float">
            <text:p>5.45091118578635</text:p>
          </table:table-cell>
          <table:table-cell office:value-type="float" office:value="6.03513336622431" calcext:value-type="float">
            <text:p>6.03513336622431</text:p>
          </table:table-cell>
          <table:table-cell office:value-type="float" office:value="1.11912957290632" calcext:value-type="float">
            <text:p>1.11912957290632</text:p>
          </table:table-cell>
          <table:table-cell table:number-columns-repeated="2" office:value-type="float" office:value="4.91600379331799" calcext:value-type="float">
            <text:p>4.916003793317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18330107939395" calcext:value-type="float">
            <text:p>6.18330107939395</text:p>
          </table:table-cell>
          <table:table-cell office:value-type="float" office:value="2.90189921124066" calcext:value-type="float">
            <text:p>2.90189921124066</text:p>
          </table:table-cell>
          <table:table-cell table:number-columns-repeated="2" office:value-type="float" office:value="3.28140186815328" calcext:value-type="float">
            <text:p>3.28140186815328</text:p>
          </table:table-cell>
          <table:table-cell office:value-type="float" office:value="7.99125244745942" calcext:value-type="float">
            <text:p>7.99125244745942</text:p>
          </table:table-cell>
          <table:table-cell office:value-type="float" office:value="2.57309088742454" calcext:value-type="float">
            <text:p>2.57309088742454</text:p>
          </table:table-cell>
          <table:table-cell table:number-columns-repeated="2" office:value-type="float" office:value="5.41816156003488" calcext:value-type="float">
            <text:p>5.41816156003488</text:p>
          </table:table-cell>
          <table:table-cell office:value-type="float" office:value="6.32411008040783" calcext:value-type="float">
            <text:p>6.32411008040783</text:p>
          </table:table-cell>
          <table:table-cell office:value-type="float" office:value="0.962695379907339" calcext:value-type="float">
            <text:p>0.962695379907339</text:p>
          </table:table-cell>
          <table:table-cell table:number-columns-repeated="2" office:value-type="float" office:value="5.36141470050049" calcext:value-type="float">
            <text:p>5.361414700500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8229299507365" calcext:value-type="float">
            <text:p>5.8229299507365</text:p>
          </table:table-cell>
          <table:table-cell office:value-type="float" office:value="2.83697336854828" calcext:value-type="float">
            <text:p>2.83697336854828</text:p>
          </table:table-cell>
          <table:table-cell table:number-columns-repeated="2" office:value-type="float" office:value="2.98595658218822" calcext:value-type="float">
            <text:p>2.98595658218822</text:p>
          </table:table-cell>
          <table:table-cell office:value-type="float" office:value="7.97671257112394" calcext:value-type="float">
            <text:p>7.97671257112394</text:p>
          </table:table-cell>
          <table:table-cell office:value-type="float" office:value="3.27780436719047" calcext:value-type="float">
            <text:p>3.27780436719047</text:p>
          </table:table-cell>
          <table:table-cell table:number-columns-repeated="2" office:value-type="float" office:value="4.69890820393347" calcext:value-type="float">
            <text:p>4.69890820393347</text:p>
          </table:table-cell>
          <table:table-cell office:value-type="float" office:value="6.54446249750982" calcext:value-type="float">
            <text:p>6.54446249750982</text:p>
          </table:table-cell>
          <table:table-cell office:value-type="float" office:value="1.03957885658757" calcext:value-type="float">
            <text:p>1.03957885658757</text:p>
          </table:table-cell>
          <table:table-cell table:number-columns-repeated="2" office:value-type="float" office:value="5.50488364092224" calcext:value-type="float">
            <text:p>5.504883640922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15015207151209" calcext:value-type="float">
            <text:p>6.15015207151209</text:p>
          </table:table-cell>
          <table:table-cell office:value-type="float" office:value="2.83486871355598" calcext:value-type="float">
            <text:p>2.83486871355598</text:p>
          </table:table-cell>
          <table:table-cell table:number-columns-repeated="2" office:value-type="float" office:value="3.31528335795611" calcext:value-type="float">
            <text:p>3.31528335795611</text:p>
          </table:table-cell>
          <table:table-cell office:value-type="float" office:value="8.02218886322219" calcext:value-type="float">
            <text:p>8.02218886322219</text:p>
          </table:table-cell>
          <table:table-cell office:value-type="float" office:value="2.59122598749157" calcext:value-type="float">
            <text:p>2.59122598749157</text:p>
          </table:table-cell>
          <table:table-cell table:number-columns-repeated="2" office:value-type="float" office:value="5.43096287573061" calcext:value-type="float">
            <text:p>5.43096287573061</text:p>
          </table:table-cell>
          <table:table-cell office:value-type="float" office:value="6.49810462696488" calcext:value-type="float">
            <text:p>6.49810462696488</text:p>
          </table:table-cell>
          <table:table-cell office:value-type="float" office:value="1.03023358483299" calcext:value-type="float">
            <text:p>1.03023358483299</text:p>
          </table:table-cell>
          <table:table-cell table:number-columns-repeated="2" office:value-type="float" office:value="5.46787104213189" calcext:value-type="float">
            <text:p>5.467871042131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94609048856663" calcext:value-type="float">
            <text:p>5.94609048856663</text:p>
          </table:table-cell>
          <table:table-cell office:value-type="float" office:value="2.96523953135771" calcext:value-type="float">
            <text:p>2.96523953135771</text:p>
          </table:table-cell>
          <table:table-cell table:number-columns-repeated="2" office:value-type="float" office:value="2.98085095720892" calcext:value-type="float">
            <text:p>2.98085095720892</text:p>
          </table:table-cell>
          <table:table-cell office:value-type="float" office:value="7.7697830440415" calcext:value-type="float">
            <text:p>7.7697830440415</text:p>
          </table:table-cell>
          <table:table-cell office:value-type="float" office:value="3.25383943409426" calcext:value-type="float">
            <text:p>3.25383943409426</text:p>
          </table:table-cell>
          <table:table-cell table:number-columns-repeated="2" office:value-type="float" office:value="4.51594360994724" calcext:value-type="float">
            <text:p>4.51594360994724</text:p>
          </table:table-cell>
          <table:table-cell office:value-type="float" office:value="6.62961831587792" calcext:value-type="float">
            <text:p>6.62961831587792</text:p>
          </table:table-cell>
          <table:table-cell office:value-type="float" office:value="1.39526497229805" calcext:value-type="float">
            <text:p>1.39526497229805</text:p>
          </table:table-cell>
          <table:table-cell table:number-columns-repeated="2" office:value-type="float" office:value="5.23435334357987" calcext:value-type="float">
            <text:p>5.234353343579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34995976401102" calcext:value-type="float">
            <text:p>6.34995976401102</text:p>
          </table:table-cell>
          <table:table-cell office:value-type="float" office:value="2.51229246362811" calcext:value-type="float">
            <text:p>2.51229246362811</text:p>
          </table:table-cell>
          <table:table-cell table:number-columns-repeated="2" office:value-type="float" office:value="3.83766730038291" calcext:value-type="float">
            <text:p>3.83766730038291</text:p>
          </table:table-cell>
          <table:table-cell office:value-type="float" office:value="8.01564081470626" calcext:value-type="float">
            <text:p>8.01564081470626</text:p>
          </table:table-cell>
          <table:table-cell office:value-type="float" office:value="2.48095032163168" calcext:value-type="float">
            <text:p>2.48095032163168</text:p>
          </table:table-cell>
          <table:table-cell table:number-columns-repeated="2" office:value-type="float" office:value="5.53469049307458" calcext:value-type="float">
            <text:p>5.53469049307458</text:p>
          </table:table-cell>
          <table:table-cell office:value-type="float" office:value="6.59054221512549" calcext:value-type="float">
            <text:p>6.59054221512549</text:p>
          </table:table-cell>
          <table:table-cell office:value-type="float" office:value="0.903661837076906" calcext:value-type="float">
            <text:p>0.903661837076906</text:p>
          </table:table-cell>
          <table:table-cell table:number-columns-repeated="2" office:value-type="float" office:value="5.68688037804858" calcext:value-type="float">
            <text:p>5.686880378048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34571993579329" calcext:value-type="float">
            <text:p>6.34571993579329</text:p>
          </table:table-cell>
          <table:table-cell office:value-type="float" office:value="2.94688651778696" calcext:value-type="float">
            <text:p>2.94688651778696</text:p>
          </table:table-cell>
          <table:table-cell table:number-columns-repeated="2" office:value-type="float" office:value="3.39883341800633" calcext:value-type="float">
            <text:p>3.39883341800633</text:p>
          </table:table-cell>
          <table:table-cell office:value-type="float" office:value="7.88878798035565" calcext:value-type="float">
            <text:p>7.88878798035565</text:p>
          </table:table-cell>
          <table:table-cell office:value-type="float" office:value="2.45705022540074" calcext:value-type="float">
            <text:p>2.45705022540074</text:p>
          </table:table-cell>
          <table:table-cell table:number-columns-repeated="2" office:value-type="float" office:value="5.43173775495492" calcext:value-type="float">
            <text:p>5.43173775495492</text:p>
          </table:table-cell>
          <table:table-cell office:value-type="float" office:value="6.0109043935758" calcext:value-type="float">
            <text:p>6.0109043935758</text:p>
          </table:table-cell>
          <table:table-cell office:value-type="float" office:value="1.08251837389736" calcext:value-type="float">
            <text:p>1.08251837389736</text:p>
          </table:table-cell>
          <table:table-cell table:number-columns-repeated="2" office:value-type="float" office:value="4.92838601967844" calcext:value-type="float">
            <text:p>4.928386019678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0643803560369" calcext:value-type="float">
            <text:p>6.0643803560369</text:p>
          </table:table-cell>
          <table:table-cell office:value-type="float" office:value="2.42555099696943" calcext:value-type="float">
            <text:p>2.42555099696943</text:p>
          </table:table-cell>
          <table:table-cell table:number-columns-repeated="2" office:value-type="float" office:value="3.63882935906746" calcext:value-type="float">
            <text:p>3.63882935906746</text:p>
          </table:table-cell>
          <table:table-cell office:value-type="float" office:value="7.94750327187102" calcext:value-type="float">
            <text:p>7.94750327187102</text:p>
          </table:table-cell>
          <table:table-cell office:value-type="float" office:value="2.84149193139446" calcext:value-type="float">
            <text:p>2.84149193139446</text:p>
          </table:table-cell>
          <table:table-cell table:number-columns-repeated="2" office:value-type="float" office:value="5.10601134047656" calcext:value-type="float">
            <text:p>5.10601134047656</text:p>
          </table:table-cell>
          <table:table-cell office:value-type="float" office:value="6.54389244307621" calcext:value-type="float">
            <text:p>6.54389244307621</text:p>
          </table:table-cell>
          <table:table-cell office:value-type="float" office:value="0.734449965901606" calcext:value-type="float">
            <text:p>0.734449965901606</text:p>
          </table:table-cell>
          <table:table-cell table:number-columns-repeated="2" office:value-type="float" office:value="5.8094424771746" calcext:value-type="float">
            <text:p>5.80944247717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86547517473595" calcext:value-type="float">
            <text:p>5.86547517473595</text:p>
          </table:table-cell>
          <table:table-cell office:value-type="float" office:value="2.1655642585373" calcext:value-type="float">
            <text:p>2.1655642585373</text:p>
          </table:table-cell>
          <table:table-cell table:number-columns-repeated="2" office:value-type="float" office:value="3.69991091619865" calcext:value-type="float">
            <text:p>3.69991091619865</text:p>
          </table:table-cell>
          <table:table-cell office:value-type="float" office:value="8.00862257978713" calcext:value-type="float">
            <text:p>8.00862257978713</text:p>
          </table:table-cell>
          <table:table-cell office:value-type="float" office:value="3.05423791268621" calcext:value-type="float">
            <text:p>3.05423791268621</text:p>
          </table:table-cell>
          <table:table-cell table:number-columns-repeated="2" office:value-type="float" office:value="4.95438466710092" calcext:value-type="float">
            <text:p>4.95438466710092</text:p>
          </table:table-cell>
          <table:table-cell office:value-type="float" office:value="6.98192355725011" calcext:value-type="float">
            <text:p>6.98192355725011</text:p>
          </table:table-cell>
          <table:table-cell office:value-type="float" office:value="0.655173751056062" calcext:value-type="float">
            <text:p>0.655173751056062</text:p>
          </table:table-cell>
          <table:table-cell table:number-columns-repeated="2" office:value-type="float" office:value="6.32674980619405" calcext:value-type="float">
            <text:p>6.326749806194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84258746717017" calcext:value-type="float">
            <text:p>5.84258746717017</text:p>
          </table:table-cell>
          <table:table-cell office:value-type="float" office:value="3.4103746042963" calcext:value-type="float">
            <text:p>3.4103746042963</text:p>
          </table:table-cell>
          <table:table-cell table:number-columns-repeated="2" office:value-type="float" office:value="2.43221286287388" calcext:value-type="float">
            <text:p>2.43221286287388</text:p>
          </table:table-cell>
          <table:table-cell office:value-type="float" office:value="8.04049270918573" calcext:value-type="float">
            <text:p>8.04049270918573</text:p>
          </table:table-cell>
          <table:table-cell office:value-type="float" office:value="3.22232221014097" calcext:value-type="float">
            <text:p>3.22232221014097</text:p>
          </table:table-cell>
          <table:table-cell table:number-columns-repeated="2" office:value-type="float" office:value="4.81817049904476" calcext:value-type="float">
            <text:p>4.81817049904476</text:p>
          </table:table-cell>
          <table:table-cell office:value-type="float" office:value="6.02659804233378" calcext:value-type="float">
            <text:p>6.02659804233378</text:p>
          </table:table-cell>
          <table:table-cell office:value-type="float" office:value="1.04470361877881" calcext:value-type="float">
            <text:p>1.04470361877881</text:p>
          </table:table-cell>
          <table:table-cell table:number-columns-repeated="2" office:value-type="float" office:value="4.98189442355497" calcext:value-type="float">
            <text:p>4.981894423554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04391789257735" calcext:value-type="float">
            <text:p>6.04391789257735</text:p>
          </table:table-cell>
          <table:table-cell office:value-type="float" office:value="2.52689673065292" calcext:value-type="float">
            <text:p>2.52689673065292</text:p>
          </table:table-cell>
          <table:table-cell table:number-columns-repeated="2" office:value-type="float" office:value="3.51702116192443" calcext:value-type="float">
            <text:p>3.51702116192443</text:p>
          </table:table-cell>
          <table:table-cell office:value-type="float" office:value="8.05649215987028" calcext:value-type="float">
            <text:p>8.05649215987028</text:p>
          </table:table-cell>
          <table:table-cell office:value-type="float" office:value="2.96631692470483" calcext:value-type="float">
            <text:p>2.96631692470483</text:p>
          </table:table-cell>
          <table:table-cell table:number-columns-repeated="2" office:value-type="float" office:value="5.09017523516545" calcext:value-type="float">
            <text:p>5.09017523516545</text:p>
          </table:table-cell>
          <table:table-cell office:value-type="float" office:value="6.65525221867266" calcext:value-type="float">
            <text:p>6.65525221867266</text:p>
          </table:table-cell>
          <table:table-cell office:value-type="float" office:value="0.849781928088654" calcext:value-type="float">
            <text:p>0.849781928088654</text:p>
          </table:table-cell>
          <table:table-cell table:number-columns-repeated="2" office:value-type="float" office:value="5.805470290584" calcext:value-type="float">
            <text:p>5.8054702905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91235568657796" calcext:value-type="float">
            <text:p>5.91235568657796</text:p>
          </table:table-cell>
          <table:table-cell office:value-type="float" office:value="2.34172194860254" calcext:value-type="float">
            <text:p>2.34172194860254</text:p>
          </table:table-cell>
          <table:table-cell table:number-columns-repeated="2" office:value-type="float" office:value="3.57063373797542" calcext:value-type="float">
            <text:p>3.57063373797542</text:p>
          </table:table-cell>
          <table:table-cell office:value-type="float" office:value="7.99863898644523" calcext:value-type="float">
            <text:p>7.99863898644523</text:p>
          </table:table-cell>
          <table:table-cell office:value-type="float" office:value="3.07254836590936" calcext:value-type="float">
            <text:p>3.07254836590936</text:p>
          </table:table-cell>
          <table:table-cell table:number-columns-repeated="2" office:value-type="float" office:value="4.92609062053587" calcext:value-type="float">
            <text:p>4.92609062053587</text:p>
          </table:table-cell>
          <table:table-cell office:value-type="float" office:value="6.78344428919223" calcext:value-type="float">
            <text:p>6.78344428919223</text:p>
          </table:table-cell>
          <table:table-cell office:value-type="float" office:value="0.833961721697302" calcext:value-type="float">
            <text:p>0.833961721697302</text:p>
          </table:table-cell>
          <table:table-cell table:number-columns-repeated="2" office:value-type="float" office:value="5.94948256749492" calcext:value-type="float">
            <text:p>5.949482567494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78633802469352" calcext:value-type="float">
            <text:p>5.78633802469352</text:p>
          </table:table-cell>
          <table:table-cell office:value-type="float" office:value="2.59000457431364" calcext:value-type="float">
            <text:p>2.59000457431364</text:p>
          </table:table-cell>
          <table:table-cell table:number-columns-repeated="2" office:value-type="float" office:value="3.19633345037988" calcext:value-type="float">
            <text:p>3.19633345037988</text:p>
          </table:table-cell>
          <table:table-cell office:value-type="float" office:value="8.11720990260508" calcext:value-type="float">
            <text:p>8.11720990260508</text:p>
          </table:table-cell>
          <table:table-cell office:value-type="float" office:value="3.38044102510232" calcext:value-type="float">
            <text:p>3.38044102510232</text:p>
          </table:table-cell>
          <table:table-cell table:number-columns-repeated="2" office:value-type="float" office:value="4.73676887750276" calcext:value-type="float">
            <text:p>4.73676887750276</text:p>
          </table:table-cell>
          <table:table-cell office:value-type="float" office:value="6.68238577851052" calcext:value-type="float">
            <text:p>6.68238577851052</text:p>
          </table:table-cell>
          <table:table-cell office:value-type="float" office:value="0.625654094638812" calcext:value-type="float">
            <text:p>0.625654094638812</text:p>
          </table:table-cell>
          <table:table-cell table:number-columns-repeated="2" office:value-type="float" office:value="6.05673168387171" calcext:value-type="float">
            <text:p>6.056731683871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89177800657268" calcext:value-type="float">
            <text:p>5.89177800657268</text:p>
          </table:table-cell>
          <table:table-cell office:value-type="float" office:value="3.15160184128755" calcext:value-type="float">
            <text:p>3.15160184128755</text:p>
          </table:table-cell>
          <table:table-cell table:number-columns-repeated="2" office:value-type="float" office:value="2.74017616528513" calcext:value-type="float">
            <text:p>2.74017616528513</text:p>
          </table:table-cell>
          <table:table-cell office:value-type="float" office:value="7.5799549891764" calcext:value-type="float">
            <text:p>7.5799549891764</text:p>
          </table:table-cell>
          <table:table-cell office:value-type="float" office:value="3.35164061336546" calcext:value-type="float">
            <text:p>3.35164061336546</text:p>
          </table:table-cell>
          <table:table-cell table:number-columns-repeated="2" office:value-type="float" office:value="4.22831437581095" calcext:value-type="float">
            <text:p>4.22831437581095</text:p>
          </table:table-cell>
          <table:table-cell office:value-type="float" office:value="6.4349816275971" calcext:value-type="float">
            <text:p>6.4349816275971</text:p>
          </table:table-cell>
          <table:table-cell office:value-type="float" office:value="1.66950563309091" calcext:value-type="float">
            <text:p>1.66950563309091</text:p>
          </table:table-cell>
          <table:table-cell table:number-columns-repeated="2" office:value-type="float" office:value="4.7654759945062" calcext:value-type="float">
            <text:p>4.76547599450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95645751927301" calcext:value-type="float">
            <text:p>5.95645751927301</text:p>
          </table:table-cell>
          <table:table-cell office:value-type="float" office:value="2.97362727486297" calcext:value-type="float">
            <text:p>2.97362727486297</text:p>
          </table:table-cell>
          <table:table-cell table:number-columns-repeated="2" office:value-type="float" office:value="2.98283024441004" calcext:value-type="float">
            <text:p>2.98283024441004</text:p>
          </table:table-cell>
          <table:table-cell office:value-type="float" office:value="8.02177016729076" calcext:value-type="float">
            <text:p>8.02177016729076</text:p>
          </table:table-cell>
          <table:table-cell office:value-type="float" office:value="3.27581014756398" calcext:value-type="float">
            <text:p>3.27581014756398</text:p>
          </table:table-cell>
          <table:table-cell table:number-columns-repeated="2" office:value-type="float" office:value="4.74596001972678" calcext:value-type="float">
            <text:p>4.74596001972678</text:p>
          </table:table-cell>
          <table:table-cell office:value-type="float" office:value="6.61093767457923" calcext:value-type="float">
            <text:p>6.61093767457923</text:p>
          </table:table-cell>
          <table:table-cell office:value-type="float" office:value="1.037650225036" calcext:value-type="float">
            <text:p>1.037650225036</text:p>
          </table:table-cell>
          <table:table-cell table:number-columns-repeated="2" office:value-type="float" office:value="5.57328744954323" calcext:value-type="float">
            <text:p>5.573287449543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06181575906189" calcext:value-type="float">
            <text:p>6.06181575906189</text:p>
          </table:table-cell>
          <table:table-cell office:value-type="float" office:value="2.69055058820358" calcext:value-type="float">
            <text:p>2.69055058820358</text:p>
          </table:table-cell>
          <table:table-cell table:number-columns-repeated="2" office:value-type="float" office:value="3.37126517085831" calcext:value-type="float">
            <text:p>3.37126517085831</text:p>
          </table:table-cell>
          <table:table-cell office:value-type="float" office:value="7.97070663245115" calcext:value-type="float">
            <text:p>7.97070663245115</text:p>
          </table:table-cell>
          <table:table-cell office:value-type="float" office:value="2.9704546832714" calcext:value-type="float">
            <text:p>2.9704546832714</text:p>
          </table:table-cell>
          <table:table-cell table:number-columns-repeated="2" office:value-type="float" office:value="5.00025194917976" calcext:value-type="float">
            <text:p>5.00025194917976</text:p>
          </table:table-cell>
          <table:table-cell office:value-type="float" office:value="6.54173444346238" calcext:value-type="float">
            <text:p>6.54173444346238</text:p>
          </table:table-cell>
          <table:table-cell office:value-type="float" office:value="0.859925395225726" calcext:value-type="float">
            <text:p>0.859925395225726</text:p>
          </table:table-cell>
          <table:table-cell table:number-columns-repeated="2" office:value-type="float" office:value="5.68180904823665" calcext:value-type="float">
            <text:p>5.681809048236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94551515319932" calcext:value-type="float">
            <text:p>5.94551515319932</text:p>
          </table:table-cell>
          <table:table-cell office:value-type="float" office:value="2.69910645847906" calcext:value-type="float">
            <text:p>2.69910645847906</text:p>
          </table:table-cell>
          <table:table-cell table:number-columns-repeated="2" office:value-type="float" office:value="3.24640869472026" calcext:value-type="float">
            <text:p>3.24640869472026</text:p>
          </table:table-cell>
          <table:table-cell office:value-type="float" office:value="8.08965140113286" calcext:value-type="float">
            <text:p>8.08965140113286</text:p>
          </table:table-cell>
          <table:table-cell office:value-type="float" office:value="3.2110642591012" calcext:value-type="float">
            <text:p>3.2110642591012</text:p>
          </table:table-cell>
          <table:table-cell table:number-columns-repeated="2" office:value-type="float" office:value="4.87858714203167" calcext:value-type="float">
            <text:p>4.87858714203167</text:p>
          </table:table-cell>
          <table:table-cell office:value-type="float" office:value="6.49479609377487" calcext:value-type="float">
            <text:p>6.49479609377487</text:p>
          </table:table-cell>
          <table:table-cell office:value-type="float" office:value="0.748446962997857" calcext:value-type="float">
            <text:p>0.748446962997857</text:p>
          </table:table-cell>
          <table:table-cell table:number-columns-repeated="2" office:value-type="float" office:value="5.74634913077701" calcext:value-type="float">
            <text:p>5.746349130777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30641532646609" calcext:value-type="float">
            <text:p>6.30641532646609</text:p>
          </table:table-cell>
          <table:table-cell office:value-type="float" office:value="2.55019692350972" calcext:value-type="float">
            <text:p>2.55019692350972</text:p>
          </table:table-cell>
          <table:table-cell table:number-columns-repeated="2" office:value-type="float" office:value="3.75621840295638" calcext:value-type="float">
            <text:p>3.75621840295638</text:p>
          </table:table-cell>
          <table:table-cell office:value-type="float" office:value="8.02141112180582" calcext:value-type="float">
            <text:p>8.02141112180582</text:p>
          </table:table-cell>
          <table:table-cell office:value-type="float" office:value="2.53845461895869" calcext:value-type="float">
            <text:p>2.53845461895869</text:p>
          </table:table-cell>
          <table:table-cell table:number-columns-repeated="2" office:value-type="float" office:value="5.48295650284713" calcext:value-type="float">
            <text:p>5.48295650284713</text:p>
          </table:table-cell>
          <table:table-cell office:value-type="float" office:value="6.55633180555871" calcext:value-type="float">
            <text:p>6.55633180555871</text:p>
          </table:table-cell>
          <table:table-cell office:value-type="float" office:value="0.773802420177166" calcext:value-type="float">
            <text:p>0.773802420177166</text:p>
          </table:table-cell>
          <table:table-cell table:number-columns-repeated="2" office:value-type="float" office:value="5.78252938538154" calcext:value-type="float">
            <text:p>5.782529385381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25059472328884" calcext:value-type="float">
            <text:p>6.25059472328884</text:p>
          </table:table-cell>
          <table:table-cell office:value-type="float" office:value="2.90826380859308" calcext:value-type="float">
            <text:p>2.90826380859308</text:p>
          </table:table-cell>
          <table:table-cell table:number-columns-repeated="2" office:value-type="float" office:value="3.34233091469576" calcext:value-type="float">
            <text:p>3.34233091469576</text:p>
          </table:table-cell>
          <table:table-cell office:value-type="float" office:value="8.02035192604547" calcext:value-type="float">
            <text:p>8.02035192604547</text:p>
          </table:table-cell>
          <table:table-cell office:value-type="float" office:value="2.78082216400449" calcext:value-type="float">
            <text:p>2.78082216400449</text:p>
          </table:table-cell>
          <table:table-cell table:number-columns-repeated="2" office:value-type="float" office:value="5.23952976204097" calcext:value-type="float">
            <text:p>5.23952976204097</text:p>
          </table:table-cell>
          <table:table-cell office:value-type="float" office:value="6.42859734992965" calcext:value-type="float">
            <text:p>6.42859734992965</text:p>
          </table:table-cell>
          <table:table-cell office:value-type="float" office:value="0.844072759568853" calcext:value-type="float">
            <text:p>0.844072759568853</text:p>
          </table:table-cell>
          <table:table-cell table:number-columns-repeated="2" office:value-type="float" office:value="5.58452459036079" calcext:value-type="float">
            <text:p>5.584524590360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20964137724582" calcext:value-type="float">
            <text:p>6.20964137724582</text:p>
          </table:table-cell>
          <table:table-cell office:value-type="float" office:value="2.98392606829166" calcext:value-type="float">
            <text:p>2.98392606829166</text:p>
          </table:table-cell>
          <table:table-cell table:number-columns-repeated="2" office:value-type="float" office:value="3.22571530895416" calcext:value-type="float">
            <text:p>3.22571530895416</text:p>
          </table:table-cell>
          <table:table-cell office:value-type="float" office:value="7.93096271043688" calcext:value-type="float">
            <text:p>7.93096271043688</text:p>
          </table:table-cell>
          <table:table-cell office:value-type="float" office:value="2.81457273552721" calcext:value-type="float">
            <text:p>2.81457273552721</text:p>
          </table:table-cell>
          <table:table-cell table:number-columns-repeated="2" office:value-type="float" office:value="5.11638997490967" calcext:value-type="float">
            <text:p>5.11638997490967</text:p>
          </table:table-cell>
          <table:table-cell office:value-type="float" office:value="6.20968408762295" calcext:value-type="float">
            <text:p>6.20968408762295</text:p>
          </table:table-cell>
          <table:table-cell office:value-type="float" office:value="0.982180738551374" calcext:value-type="float">
            <text:p>0.982180738551374</text:p>
          </table:table-cell>
          <table:table-cell table:number-columns-repeated="2" office:value-type="float" office:value="5.22750334907158" calcext:value-type="float">
            <text:p>5.227503349071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21930686740355" calcext:value-type="float">
            <text:p>6.21930686740355</text:p>
          </table:table-cell>
          <table:table-cell office:value-type="float" office:value="3.41179950279478" calcext:value-type="float">
            <text:p>3.41179950279478</text:p>
          </table:table-cell>
          <table:table-cell table:number-columns-repeated="2" office:value-type="float" office:value="2.80750736460877" calcext:value-type="float">
            <text:p>2.80750736460877</text:p>
          </table:table-cell>
          <table:table-cell office:value-type="float" office:value="7.7326876965625" calcext:value-type="float">
            <text:p>7.7326876965625</text:p>
          </table:table-cell>
          <table:table-cell office:value-type="float" office:value="2.77822772095033" calcext:value-type="float">
            <text:p>2.77822772095033</text:p>
          </table:table-cell>
          <table:table-cell table:number-columns-repeated="2" office:value-type="float" office:value="4.95445997561217" calcext:value-type="float">
            <text:p>4.95445997561217</text:p>
          </table:table-cell>
          <table:table-cell office:value-type="float" office:value="5.46789811709354" calcext:value-type="float">
            <text:p>5.46789811709354</text:p>
          </table:table-cell>
          <table:table-cell office:value-type="float" office:value="1.09376689897789" calcext:value-type="float">
            <text:p>1.09376689897789</text:p>
          </table:table-cell>
          <table:table-cell table:number-columns-repeated="2" office:value-type="float" office:value="4.37413121811565" calcext:value-type="float">
            <text:p>4.374131218115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67435751195876" calcext:value-type="float">
            <text:p>5.67435751195876</text:p>
          </table:table-cell>
          <table:table-cell office:value-type="float" office:value="3.21225957828769" calcext:value-type="float">
            <text:p>3.21225957828769</text:p>
          </table:table-cell>
          <table:table-cell table:number-columns-repeated="2" office:value-type="float" office:value="2.46209793367106" calcext:value-type="float">
            <text:p>2.46209793367106</text:p>
          </table:table-cell>
          <table:table-cell office:value-type="float" office:value="7.76007990816915" calcext:value-type="float">
            <text:p>7.76007990816915</text:p>
          </table:table-cell>
          <table:table-cell office:value-type="float" office:value="3.11638295212009" calcext:value-type="float">
            <text:p>3.11638295212009</text:p>
          </table:table-cell>
          <table:table-cell table:number-columns-repeated="2" office:value-type="float" office:value="4.64369695604905" calcext:value-type="float">
            <text:p>4.64369695604905</text:p>
          </table:table-cell>
          <table:table-cell office:value-type="float" office:value="6.27468575487726" calcext:value-type="float">
            <text:p>6.27468575487726</text:p>
          </table:table-cell>
          <table:table-cell office:value-type="float" office:value="1.82876130625383" calcext:value-type="float">
            <text:p>1.82876130625383</text:p>
          </table:table-cell>
          <table:table-cell table:number-columns-repeated="2" office:value-type="float" office:value="4.44592444862344" calcext:value-type="float">
            <text:p>4.445924448623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142359692341" calcext:value-type="float">
            <text:p>6.142359692341</text:p>
          </table:table-cell>
          <table:table-cell office:value-type="float" office:value="2.83731544793527" calcext:value-type="float">
            <text:p>2.83731544793527</text:p>
          </table:table-cell>
          <table:table-cell table:number-columns-repeated="2" office:value-type="float" office:value="3.30504424440573" calcext:value-type="float">
            <text:p>3.30504424440573</text:p>
          </table:table-cell>
          <table:table-cell office:value-type="float" office:value="8.07537942724862" calcext:value-type="float">
            <text:p>8.07537942724862</text:p>
          </table:table-cell>
          <table:table-cell office:value-type="float" office:value="2.83103877842295" calcext:value-type="float">
            <text:p>2.83103877842295</text:p>
          </table:table-cell>
          <table:table-cell table:number-columns-repeated="2" office:value-type="float" office:value="5.24434064882567" calcext:value-type="float">
            <text:p>5.24434064882567</text:p>
          </table:table-cell>
          <table:table-cell office:value-type="float" office:value="6.06715324160275" calcext:value-type="float">
            <text:p>6.06715324160275</text:p>
          </table:table-cell>
          <table:table-cell office:value-type="float" office:value="0.808772724188508" calcext:value-type="float">
            <text:p>0.808772724188508</text:p>
          </table:table-cell>
          <table:table-cell table:number-columns-repeated="2" office:value-type="float" office:value="5.25838051741424" calcext:value-type="float">
            <text:p>5.258380517414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24780392958589" calcext:value-type="float">
            <text:p>5.24780392958589</text:p>
          </table:table-cell>
          <table:table-cell office:value-type="float" office:value="1.67420906665004" calcext:value-type="float">
            <text:p>1.67420906665004</text:p>
          </table:table-cell>
          <table:table-cell table:number-columns-repeated="2" office:value-type="float" office:value="3.57359486293585" calcext:value-type="float">
            <text:p>3.57359486293585</text:p>
          </table:table-cell>
          <table:table-cell office:value-type="float" office:value="8.17679342828337" calcext:value-type="float">
            <text:p>8.17679342828337</text:p>
          </table:table-cell>
          <table:table-cell office:value-type="float" office:value="4.10962133972035" calcext:value-type="float">
            <text:p>4.10962133972035</text:p>
          </table:table-cell>
          <table:table-cell table:number-columns-repeated="2" office:value-type="float" office:value="4.06717208856302" calcext:value-type="float">
            <text:p>4.06717208856302</text:p>
          </table:table-cell>
          <table:table-cell office:value-type="float" office:value="7.54001822467993" calcext:value-type="float">
            <text:p>7.54001822467993</text:p>
          </table:table-cell>
          <table:table-cell office:value-type="float" office:value="0.396046809958621" calcext:value-type="float">
            <text:p>0.396046809958621</text:p>
          </table:table-cell>
          <table:table-cell table:number-columns-repeated="2" office:value-type="float" office:value="7.14397141472131" calcext:value-type="float">
            <text:p>7.143971414721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223369160892" calcext:value-type="float">
            <text:p>6.223369160892</text:p>
          </table:table-cell>
          <table:table-cell office:value-type="float" office:value="2.81401844777957" calcext:value-type="float">
            <text:p>2.81401844777957</text:p>
          </table:table-cell>
          <table:table-cell table:number-columns-repeated="2" office:value-type="float" office:value="3.40935071311244" calcext:value-type="float">
            <text:p>3.40935071311244</text:p>
          </table:table-cell>
          <table:table-cell office:value-type="float" office:value="7.96653891328489" calcext:value-type="float">
            <text:p>7.96653891328489</text:p>
          </table:table-cell>
          <table:table-cell office:value-type="float" office:value="2.8620128770945" calcext:value-type="float">
            <text:p>2.8620128770945</text:p>
          </table:table-cell>
          <table:table-cell table:number-columns-repeated="2" office:value-type="float" office:value="5.10452603619039" calcext:value-type="float">
            <text:p>5.10452603619039</text:p>
          </table:table-cell>
          <table:table-cell office:value-type="float" office:value="6.26557400675607" calcext:value-type="float">
            <text:p>6.26557400675607</text:p>
          </table:table-cell>
          <table:table-cell office:value-type="float" office:value="0.812319636435" calcext:value-type="float">
            <text:p>0.812319636435</text:p>
          </table:table-cell>
          <table:table-cell table:number-columns-repeated="2" office:value-type="float" office:value="5.45325437032107" calcext:value-type="float">
            <text:p>5.453254370321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00236823231481" calcext:value-type="float">
            <text:p>6.00236823231481</text:p>
          </table:table-cell>
          <table:table-cell office:value-type="float" office:value="2.77947977974265" calcext:value-type="float">
            <text:p>2.77947977974265</text:p>
          </table:table-cell>
          <table:table-cell table:number-columns-repeated="2" office:value-type="float" office:value="3.22288845257216" calcext:value-type="float">
            <text:p>3.22288845257216</text:p>
          </table:table-cell>
          <table:table-cell office:value-type="float" office:value="8.09492248106615" calcext:value-type="float">
            <text:p>8.09492248106615</text:p>
          </table:table-cell>
          <table:table-cell office:value-type="float" office:value="3.06147861320082" calcext:value-type="float">
            <text:p>3.06147861320082</text:p>
          </table:table-cell>
          <table:table-cell table:number-columns-repeated="2" office:value-type="float" office:value="5.03344386786533" calcext:value-type="float">
            <text:p>5.03344386786533</text:p>
          </table:table-cell>
          <table:table-cell office:value-type="float" office:value="6.35427963635185" calcext:value-type="float">
            <text:p>6.35427963635185</text:p>
          </table:table-cell>
          <table:table-cell office:value-type="float" office:value="0.804426645008895" calcext:value-type="float">
            <text:p>0.804426645008895</text:p>
          </table:table-cell>
          <table:table-cell table:number-columns-repeated="2" office:value-type="float" office:value="5.54985299134295" calcext:value-type="float">
            <text:p>5.549852991342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92347699982849" calcext:value-type="float">
            <text:p>5.92347699982849</text:p>
          </table:table-cell>
          <table:table-cell office:value-type="float" office:value="2.40406381654956" calcext:value-type="float">
            <text:p>2.40406381654956</text:p>
          </table:table-cell>
          <table:table-cell table:number-columns-repeated="2" office:value-type="float" office:value="3.51941318327893" calcext:value-type="float">
            <text:p>3.51941318327893</text:p>
          </table:table-cell>
          <table:table-cell office:value-type="float" office:value="8.12561218745661" calcext:value-type="float">
            <text:p>8.12561218745661</text:p>
          </table:table-cell>
          <table:table-cell office:value-type="float" office:value="2.98435287676864" calcext:value-type="float">
            <text:p>2.98435287676864</text:p>
          </table:table-cell>
          <table:table-cell table:number-columns-repeated="2" office:value-type="float" office:value="5.14125931068797" calcext:value-type="float">
            <text:p>5.14125931068797</text:p>
          </table:table-cell>
          <table:table-cell office:value-type="float" office:value="6.68115784100537" calcext:value-type="float">
            <text:p>6.68115784100537</text:p>
          </table:table-cell>
          <table:table-cell office:value-type="float" office:value="0.623047818810844" calcext:value-type="float">
            <text:p>0.623047818810844</text:p>
          </table:table-cell>
          <table:table-cell table:number-columns-repeated="2" office:value-type="float" office:value="6.05811002219452" calcext:value-type="float">
            <text:p>6.058110022194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19274661932104" calcext:value-type="float">
            <text:p>6.19274661932104</text:p>
          </table:table-cell>
          <table:table-cell office:value-type="float" office:value="2.97592147423199" calcext:value-type="float">
            <text:p>2.97592147423199</text:p>
          </table:table-cell>
          <table:table-cell table:number-columns-repeated="2" office:value-type="float" office:value="3.21682514508905" calcext:value-type="float">
            <text:p>3.21682514508905</text:p>
          </table:table-cell>
          <table:table-cell office:value-type="float" office:value="7.91097969882925" calcext:value-type="float">
            <text:p>7.91097969882925</text:p>
          </table:table-cell>
          <table:table-cell office:value-type="float" office:value="2.5752170002085" calcext:value-type="float">
            <text:p>2.5752170002085</text:p>
          </table:table-cell>
          <table:table-cell table:number-columns-repeated="2" office:value-type="float" office:value="5.33576269862075" calcext:value-type="float">
            <text:p>5.33576269862075</text:p>
          </table:table-cell>
          <table:table-cell office:value-type="float" office:value="6.18068586474706" calcext:value-type="float">
            <text:p>6.18068586474706</text:p>
          </table:table-cell>
          <table:table-cell office:value-type="float" office:value="0.909421428154842" calcext:value-type="float">
            <text:p>0.909421428154842</text:p>
          </table:table-cell>
          <table:table-cell table:number-columns-repeated="2" office:value-type="float" office:value="5.27126443659222" calcext:value-type="float">
            <text:p>5.271264436592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30127741076858" calcext:value-type="float">
            <text:p>6.30127741076858</text:p>
          </table:table-cell>
          <table:table-cell office:value-type="float" office:value="2.87915899328361" calcext:value-type="float">
            <text:p>2.87915899328361</text:p>
          </table:table-cell>
          <table:table-cell table:number-columns-repeated="2" office:value-type="float" office:value="3.42211841748497" calcext:value-type="float">
            <text:p>3.42211841748497</text:p>
          </table:table-cell>
          <table:table-cell office:value-type="float" office:value="7.9120381410578" calcext:value-type="float">
            <text:p>7.9120381410578</text:p>
          </table:table-cell>
          <table:table-cell office:value-type="float" office:value="2.67385363178428" calcext:value-type="float">
            <text:p>2.67385363178428</text:p>
          </table:table-cell>
          <table:table-cell table:number-columns-repeated="2" office:value-type="float" office:value="5.23818450927351" calcext:value-type="float">
            <text:p>5.23818450927351</text:p>
          </table:table-cell>
          <table:table-cell office:value-type="float" office:value="6.40569097250844" calcext:value-type="float">
            <text:p>6.40569097250844</text:p>
          </table:table-cell>
          <table:table-cell office:value-type="float" office:value="0.971429411913165" calcext:value-type="float">
            <text:p>0.971429411913165</text:p>
          </table:table-cell>
          <table:table-cell table:number-columns-repeated="2" office:value-type="float" office:value="5.43426156059527" calcext:value-type="float">
            <text:p>5.434261560595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8280097622591" calcext:value-type="float">
            <text:p>5.8280097622591</text:p>
          </table:table-cell>
          <table:table-cell office:value-type="float" office:value="2.91396905473003" calcext:value-type="float">
            <text:p>2.91396905473003</text:p>
          </table:table-cell>
          <table:table-cell table:number-columns-repeated="2" office:value-type="float" office:value="2.91404070752907" calcext:value-type="float">
            <text:p>2.91404070752907</text:p>
          </table:table-cell>
          <table:table-cell office:value-type="float" office:value="7.93596844974782" calcext:value-type="float">
            <text:p>7.93596844974782</text:p>
          </table:table-cell>
          <table:table-cell office:value-type="float" office:value="3.11127248885289" calcext:value-type="float">
            <text:p>3.11127248885289</text:p>
          </table:table-cell>
          <table:table-cell table:number-columns-repeated="2" office:value-type="float" office:value="4.82469596089493" calcext:value-type="float">
            <text:p>4.82469596089493</text:p>
          </table:table-cell>
          <table:table-cell office:value-type="float" office:value="6.4427277617531" calcext:value-type="float">
            <text:p>6.4427277617531</text:p>
          </table:table-cell>
          <table:table-cell office:value-type="float" office:value="1.1405595613923" calcext:value-type="float">
            <text:p>1.1405595613923</text:p>
          </table:table-cell>
          <table:table-cell table:number-columns-repeated="2" office:value-type="float" office:value="5.3021682003608" calcext:value-type="float">
            <text:p>5.30216820036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55219458357606" calcext:value-type="float">
            <text:p>6.55219458357606</text:p>
          </table:table-cell>
          <table:table-cell office:value-type="float" office:value="2.52691457451946" calcext:value-type="float">
            <text:p>2.52691457451946</text:p>
          </table:table-cell>
          <table:table-cell table:number-columns-repeated="2" office:value-type="float" office:value="4.02528000905661" calcext:value-type="float">
            <text:p>4.02528000905661</text:p>
          </table:table-cell>
          <table:table-cell office:value-type="float" office:value="8.02192477542182" calcext:value-type="float">
            <text:p>8.02192477542182</text:p>
          </table:table-cell>
          <table:table-cell office:value-type="float" office:value="2.29158163850475" calcext:value-type="float">
            <text:p>2.29158163850475</text:p>
          </table:table-cell>
          <table:table-cell table:number-columns-repeated="2" office:value-type="float" office:value="5.73034313691707" calcext:value-type="float">
            <text:p>5.73034313691707</text:p>
          </table:table-cell>
          <table:table-cell office:value-type="float" office:value="6.57633262640369" calcext:value-type="float">
            <text:p>6.57633262640369</text:p>
          </table:table-cell>
          <table:table-cell office:value-type="float" office:value="0.913773014313886" calcext:value-type="float">
            <text:p>0.913773014313886</text:p>
          </table:table-cell>
          <table:table-cell table:number-columns-repeated="2" office:value-type="float" office:value="5.66255961208981" calcext:value-type="float">
            <text:p>5.662559612089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97109416970601" calcext:value-type="float">
            <text:p>5.97109416970601</text:p>
          </table:table-cell>
          <table:table-cell office:value-type="float" office:value="2.12928998088451" calcext:value-type="float">
            <text:p>2.12928998088451</text:p>
          </table:table-cell>
          <table:table-cell table:number-columns-repeated="2" office:value-type="float" office:value="3.8418041888215" calcext:value-type="float">
            <text:p>3.8418041888215</text:p>
          </table:table-cell>
          <table:table-cell office:value-type="float" office:value="7.72032261034726" calcext:value-type="float">
            <text:p>7.72032261034726</text:p>
          </table:table-cell>
          <table:table-cell office:value-type="float" office:value="2.57776173302612" calcext:value-type="float">
            <text:p>2.57776173302612</text:p>
          </table:table-cell>
          <table:table-cell table:number-columns-repeated="2" office:value-type="float" office:value="5.14256087732114" calcext:value-type="float">
            <text:p>5.14256087732114</text:p>
          </table:table-cell>
          <table:table-cell office:value-type="float" office:value="6.70914995848164" calcext:value-type="float">
            <text:p>6.70914995848164</text:p>
          </table:table-cell>
          <table:table-cell office:value-type="float" office:value="0.967330344217526" calcext:value-type="float">
            <text:p>0.967330344217526</text:p>
          </table:table-cell>
          <table:table-cell table:number-columns-repeated="2" office:value-type="float" office:value="5.74181961426412" calcext:value-type="float">
            <text:p>5.741819614264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73904403015893" calcext:value-type="float">
            <text:p>5.73904403015893</text:p>
          </table:table-cell>
          <table:table-cell office:value-type="float" office:value="1.84422458514838" calcext:value-type="float">
            <text:p>1.84422458514838</text:p>
          </table:table-cell>
          <table:table-cell table:number-columns-repeated="2" office:value-type="float" office:value="3.89481944501055" calcext:value-type="float">
            <text:p>3.89481944501055</text:p>
          </table:table-cell>
          <table:table-cell office:value-type="float" office:value="7.80087069985016" calcext:value-type="float">
            <text:p>7.80087069985016</text:p>
          </table:table-cell>
          <table:table-cell office:value-type="float" office:value="3.02452601512596" calcext:value-type="float">
            <text:p>3.02452601512596</text:p>
          </table:table-cell>
          <table:table-cell table:number-columns-repeated="2" office:value-type="float" office:value="4.7763446847242" calcext:value-type="float">
            <text:p>4.7763446847242</text:p>
          </table:table-cell>
          <table:table-cell office:value-type="float" office:value="7.28696486806293" calcext:value-type="float">
            <text:p>7.28696486806293</text:p>
          </table:table-cell>
          <table:table-cell office:value-type="float" office:value="1.06483509973028" calcext:value-type="float">
            <text:p>1.06483509973028</text:p>
          </table:table-cell>
          <table:table-cell table:number-columns-repeated="2" office:value-type="float" office:value="6.22212976833265" calcext:value-type="float">
            <text:p>6.222129768332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39679231837348" calcext:value-type="float">
            <text:p>6.39679231837348</text:p>
          </table:table-cell>
          <table:table-cell office:value-type="float" office:value="3.71247967762427" calcext:value-type="float">
            <text:p>3.71247967762427</text:p>
          </table:table-cell>
          <table:table-cell table:number-columns-repeated="2" office:value-type="float" office:value="2.6843126407492" calcext:value-type="float">
            <text:p>2.6843126407492</text:p>
          </table:table-cell>
          <table:table-cell office:value-type="float" office:value="7.91752715668254" calcext:value-type="float">
            <text:p>7.91752715668254</text:p>
          </table:table-cell>
          <table:table-cell office:value-type="float" office:value="2.5842429340683" calcext:value-type="float">
            <text:p>2.5842429340683</text:p>
          </table:table-cell>
          <table:table-cell table:number-columns-repeated="2" office:value-type="float" office:value="5.33328422261424" calcext:value-type="float">
            <text:p>5.33328422261424</text:p>
          </table:table-cell>
          <table:table-cell office:value-type="float" office:value="5.84917455208922" calcext:value-type="float">
            <text:p>5.84917455208922</text:p>
          </table:table-cell>
          <table:table-cell office:value-type="float" office:value="1.32760137445897" calcext:value-type="float">
            <text:p>1.32760137445897</text:p>
          </table:table-cell>
          <table:table-cell table:number-columns-repeated="2" office:value-type="float" office:value="4.52157317763025" calcext:value-type="float">
            <text:p>4.521573177630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77064231281216" calcext:value-type="float">
            <text:p>5.77064231281216</text:p>
          </table:table-cell>
          <table:table-cell office:value-type="float" office:value="2.41533389688929" calcext:value-type="float">
            <text:p>2.41533389688929</text:p>
          </table:table-cell>
          <table:table-cell table:number-columns-repeated="2" office:value-type="float" office:value="3.35530841592286" calcext:value-type="float">
            <text:p>3.35530841592286</text:p>
          </table:table-cell>
          <table:table-cell office:value-type="float" office:value="8.01792299361708" calcext:value-type="float">
            <text:p>8.01792299361708</text:p>
          </table:table-cell>
          <table:table-cell office:value-type="float" office:value="3.3488841351605" calcext:value-type="float">
            <text:p>3.3488841351605</text:p>
          </table:table-cell>
          <table:table-cell table:number-columns-repeated="2" office:value-type="float" office:value="4.66903885845658" calcext:value-type="float">
            <text:p>4.66903885845658</text:p>
          </table:table-cell>
          <table:table-cell office:value-type="float" office:value="6.84324000659253" calcext:value-type="float">
            <text:p>6.84324000659253</text:p>
          </table:table-cell>
          <table:table-cell office:value-type="float" office:value="0.682383768951851" calcext:value-type="float">
            <text:p>0.682383768951851</text:p>
          </table:table-cell>
          <table:table-cell table:number-columns-repeated="2" office:value-type="float" office:value="6.16085623764068" calcext:value-type="float">
            <text:p>6.160856237640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43141187778238" calcext:value-type="float">
            <text:p>6.43141187778238</text:p>
          </table:table-cell>
          <table:table-cell office:value-type="float" office:value="2.85866727346831" calcext:value-type="float">
            <text:p>2.85866727346831</text:p>
          </table:table-cell>
          <table:table-cell table:number-columns-repeated="2" office:value-type="float" office:value="3.57274460431406" calcext:value-type="float">
            <text:p>3.57274460431406</text:p>
          </table:table-cell>
          <table:table-cell office:value-type="float" office:value="7.89282337046495" calcext:value-type="float">
            <text:p>7.89282337046495</text:p>
          </table:table-cell>
          <table:table-cell office:value-type="float" office:value="2.41133021275177" calcext:value-type="float">
            <text:p>2.41133021275177</text:p>
          </table:table-cell>
          <table:table-cell table:number-columns-repeated="2" office:value-type="float" office:value="5.48149315771318" calcext:value-type="float">
            <text:p>5.48149315771318</text:p>
          </table:table-cell>
          <table:table-cell office:value-type="float" office:value="6.22069473599909" calcext:value-type="float">
            <text:p>6.22069473599909</text:p>
          </table:table-cell>
          <table:table-cell office:value-type="float" office:value="0.936990488259113" calcext:value-type="float">
            <text:p>0.936990488259113</text:p>
          </table:table-cell>
          <table:table-cell table:number-columns-repeated="2" office:value-type="float" office:value="5.28370424773998" calcext:value-type="float">
            <text:p>5.283704247739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6691097792725" calcext:value-type="float">
            <text:p>5.6691097792725</text:p>
          </table:table-cell>
          <table:table-cell office:value-type="float" office:value="2.55466468671947" calcext:value-type="float">
            <text:p>2.55466468671947</text:p>
          </table:table-cell>
          <table:table-cell table:number-columns-repeated="2" office:value-type="float" office:value="3.11444509255303" calcext:value-type="float">
            <text:p>3.11444509255303</text:p>
          </table:table-cell>
          <table:table-cell office:value-type="float" office:value="7.96684492682372" calcext:value-type="float">
            <text:p>7.96684492682372</text:p>
          </table:table-cell>
          <table:table-cell office:value-type="float" office:value="3.35597509794595" calcext:value-type="float">
            <text:p>3.35597509794595</text:p>
          </table:table-cell>
          <table:table-cell table:number-columns-repeated="2" office:value-type="float" office:value="4.61086982887776" calcext:value-type="float">
            <text:p>4.61086982887776</text:p>
          </table:table-cell>
          <table:table-cell office:value-type="float" office:value="6.84012777045889" calcext:value-type="float">
            <text:p>6.84012777045889</text:p>
          </table:table-cell>
          <table:table-cell office:value-type="float" office:value="0.967559668711781" calcext:value-type="float">
            <text:p>0.967559668711781</text:p>
          </table:table-cell>
          <table:table-cell table:number-columns-repeated="2" office:value-type="float" office:value="5.87256810174711" calcext:value-type="float">
            <text:p>5.872568101747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15572903214899" calcext:value-type="float">
            <text:p>6.15572903214899</text:p>
          </table:table-cell>
          <table:table-cell office:value-type="float" office:value="2.37650602552506" calcext:value-type="float">
            <text:p>2.37650602552506</text:p>
          </table:table-cell>
          <table:table-cell table:number-columns-repeated="2" office:value-type="float" office:value="3.77922300662393" calcext:value-type="float">
            <text:p>3.77922300662393</text:p>
          </table:table-cell>
          <table:table-cell office:value-type="float" office:value="7.65573028120201" calcext:value-type="float">
            <text:p>7.65573028120201</text:p>
          </table:table-cell>
          <table:table-cell office:value-type="float" office:value="2.60452297363571" calcext:value-type="float">
            <text:p>2.60452297363571</text:p>
          </table:table-cell>
          <table:table-cell table:number-columns-repeated="2" office:value-type="float" office:value="5.05120730756631" calcext:value-type="float">
            <text:p>5.05120730756631</text:p>
          </table:table-cell>
          <table:table-cell office:value-type="float" office:value="6.78138037031678" calcext:value-type="float">
            <text:p>6.78138037031678</text:p>
          </table:table-cell>
          <table:table-cell office:value-type="float" office:value="1.30326896573042" calcext:value-type="float">
            <text:p>1.30326896573042</text:p>
          </table:table-cell>
          <table:table-cell table:number-columns-repeated="2" office:value-type="float" office:value="5.47811140458636" calcext:value-type="float">
            <text:p>5.478111404586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42125691117933" calcext:value-type="float">
            <text:p>6.42125691117933</text:p>
          </table:table-cell>
          <table:table-cell office:value-type="float" office:value="3.1502704698411" calcext:value-type="float">
            <text:p>3.1502704698411</text:p>
          </table:table-cell>
          <table:table-cell table:number-columns-repeated="2" office:value-type="float" office:value="3.27098644133823" calcext:value-type="float">
            <text:p>3.27098644133823</text:p>
          </table:table-cell>
          <table:table-cell office:value-type="float" office:value="7.82569098663387" calcext:value-type="float">
            <text:p>7.82569098663387</text:p>
          </table:table-cell>
          <table:table-cell office:value-type="float" office:value="2.67744373451284" calcext:value-type="float">
            <text:p>2.67744373451284</text:p>
          </table:table-cell>
          <table:table-cell table:number-columns-repeated="2" office:value-type="float" office:value="5.14824725212103" calcext:value-type="float">
            <text:p>5.14824725212103</text:p>
          </table:table-cell>
          <table:table-cell office:value-type="float" office:value="6.1470034459833" calcext:value-type="float">
            <text:p>6.1470034459833</text:p>
          </table:table-cell>
          <table:table-cell office:value-type="float" office:value="1.23135492060874" calcext:value-type="float">
            <text:p>1.23135492060874</text:p>
          </table:table-cell>
          <table:table-cell table:number-columns-repeated="2" office:value-type="float" office:value="4.91564852537456" calcext:value-type="float">
            <text:p>4.915648525374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85055327222402" calcext:value-type="float">
            <text:p>5.85055327222402</text:p>
          </table:table-cell>
          <table:table-cell office:value-type="float" office:value="1.55334157704295" calcext:value-type="float">
            <text:p>1.55334157704295</text:p>
          </table:table-cell>
          <table:table-cell table:number-columns-repeated="2" office:value-type="float" office:value="4.29721169518107" calcext:value-type="float">
            <text:p>4.29721169518107</text:p>
          </table:table-cell>
          <table:table-cell office:value-type="float" office:value="8.09497796492549" calcext:value-type="float">
            <text:p>8.09497796492549</text:p>
          </table:table-cell>
          <table:table-cell office:value-type="float" office:value="3.18418840546541" calcext:value-type="float">
            <text:p>3.18418840546541</text:p>
          </table:table-cell>
          <table:table-cell table:number-columns-repeated="2" office:value-type="float" office:value="4.91078955946008" calcext:value-type="float">
            <text:p>4.91078955946008</text:p>
          </table:table-cell>
          <table:table-cell office:value-type="float" office:value="7.43302591036921" calcext:value-type="float">
            <text:p>7.43302591036921</text:p>
          </table:table-cell>
          <table:table-cell office:value-type="float" office:value="0.43336772666363" calcext:value-type="float">
            <text:p>0.43336772666363</text:p>
          </table:table-cell>
          <table:table-cell table:number-columns-repeated="2" office:value-type="float" office:value="6.99965818370558" calcext:value-type="float">
            <text:p>6.999658183705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97232636257262" calcext:value-type="float">
            <text:p>5.97232636257262</text:p>
          </table:table-cell>
          <table:table-cell office:value-type="float" office:value="2.41070654495224" calcext:value-type="float">
            <text:p>2.41070654495224</text:p>
          </table:table-cell>
          <table:table-cell table:number-columns-repeated="2" office:value-type="float" office:value="3.56161981762038" calcext:value-type="float">
            <text:p>3.56161981762038</text:p>
          </table:table-cell>
          <table:table-cell office:value-type="float" office:value="7.94808785027479" calcext:value-type="float">
            <text:p>7.94808785027479</text:p>
          </table:table-cell>
          <table:table-cell office:value-type="float" office:value="3.05074480716575" calcext:value-type="float">
            <text:p>3.05074480716575</text:p>
          </table:table-cell>
          <table:table-cell table:number-columns-repeated="2" office:value-type="float" office:value="4.89734304310904" calcext:value-type="float">
            <text:p>4.89734304310904</text:p>
          </table:table-cell>
          <table:table-cell office:value-type="float" office:value="6.67224610485926" calcext:value-type="float">
            <text:p>6.67224610485926</text:p>
          </table:table-cell>
          <table:table-cell office:value-type="float" office:value="0.81228789276384" calcext:value-type="float">
            <text:p>0.81228789276384</text:p>
          </table:table-cell>
          <table:table-cell table:number-columns-repeated="2" office:value-type="float" office:value="5.85995821209542" calcext:value-type="float">
            <text:p>5.859958212095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21122912088463" calcext:value-type="float">
            <text:p>6.21122912088463</text:p>
          </table:table-cell>
          <table:table-cell office:value-type="float" office:value="2.51720144591892" calcext:value-type="float">
            <text:p>2.51720144591892</text:p>
          </table:table-cell>
          <table:table-cell table:number-columns-repeated="2" office:value-type="float" office:value="3.69402767496571" calcext:value-type="float">
            <text:p>3.69402767496571</text:p>
          </table:table-cell>
          <table:table-cell office:value-type="float" office:value="7.90137695554268" calcext:value-type="float">
            <text:p>7.90137695554268</text:p>
          </table:table-cell>
          <table:table-cell office:value-type="float" office:value="2.70382288451203" calcext:value-type="float">
            <text:p>2.70382288451203</text:p>
          </table:table-cell>
          <table:table-cell table:number-columns-repeated="2" office:value-type="float" office:value="5.19755407103065" calcext:value-type="float">
            <text:p>5.19755407103065</text:p>
          </table:table-cell>
          <table:table-cell office:value-type="float" office:value="6.74898954706278" calcext:value-type="float">
            <text:p>6.74898954706278</text:p>
          </table:table-cell>
          <table:table-cell office:value-type="float" office:value="0.999846750668454" calcext:value-type="float">
            <text:p>0.999846750668454</text:p>
          </table:table-cell>
          <table:table-cell table:number-columns-repeated="2" office:value-type="float" office:value="5.74914279639433" calcext:value-type="float">
            <text:p>5.749142796394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87557583384207" calcext:value-type="float">
            <text:p>4.87557583384207</text:p>
          </table:table-cell>
          <table:table-cell office:value-type="float" office:value="1.22633776857849" calcext:value-type="float">
            <text:p>1.22633776857849</text:p>
          </table:table-cell>
          <table:table-cell table:number-columns-repeated="2" office:value-type="float" office:value="3.64923806526358" calcext:value-type="float">
            <text:p>3.64923806526358</text:p>
          </table:table-cell>
          <table:table-cell office:value-type="float" office:value="7.55226194501334" calcext:value-type="float">
            <text:p>7.55226194501334</text:p>
          </table:table-cell>
          <table:table-cell office:value-type="float" office:value="3.50499906968303" calcext:value-type="float">
            <text:p>3.50499906968303</text:p>
          </table:table-cell>
          <table:table-cell table:number-columns-repeated="2" office:value-type="float" office:value="4.04726287533031" calcext:value-type="float">
            <text:p>4.04726287533031</text:p>
          </table:table-cell>
          <table:table-cell office:value-type="float" office:value="7.39848771784283" calcext:value-type="float">
            <text:p>7.39848771784283</text:p>
          </table:table-cell>
          <table:table-cell office:value-type="float" office:value="1.03632070341718" calcext:value-type="float">
            <text:p>1.03632070341718</text:p>
          </table:table-cell>
          <table:table-cell table:number-columns-repeated="2" office:value-type="float" office:value="6.36216701442565" calcext:value-type="float">
            <text:p>6.362167014425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13812878173481" calcext:value-type="float">
            <text:p>6.13812878173481</text:p>
          </table:table-cell>
          <table:table-cell office:value-type="float" office:value="3.16034270659205" calcext:value-type="float">
            <text:p>3.16034270659205</text:p>
          </table:table-cell>
          <table:table-cell table:number-columns-repeated="2" office:value-type="float" office:value="2.97778607514277" calcext:value-type="float">
            <text:p>2.97778607514277</text:p>
          </table:table-cell>
          <table:table-cell office:value-type="float" office:value="7.92246435981372" calcext:value-type="float">
            <text:p>7.92246435981372</text:p>
          </table:table-cell>
          <table:table-cell office:value-type="float" office:value="2.90498108972054" calcext:value-type="float">
            <text:p>2.90498108972054</text:p>
          </table:table-cell>
          <table:table-cell table:number-columns-repeated="2" office:value-type="float" office:value="5.01748327009319" calcext:value-type="float">
            <text:p>5.01748327009319</text:p>
          </table:table-cell>
          <table:table-cell office:value-type="float" office:value="6.23308520836969" calcext:value-type="float">
            <text:p>6.23308520836969</text:p>
          </table:table-cell>
          <table:table-cell office:value-type="float" office:value="1.03903170064936" calcext:value-type="float">
            <text:p>1.03903170064936</text:p>
          </table:table-cell>
          <table:table-cell table:number-columns-repeated="2" office:value-type="float" office:value="5.19405350772033" calcext:value-type="float">
            <text:p>5.194053507720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98720831982536" calcext:value-type="float">
            <text:p>5.98720831982536</text:p>
          </table:table-cell>
          <table:table-cell office:value-type="float" office:value="2.67244150033963" calcext:value-type="float">
            <text:p>2.67244150033963</text:p>
          </table:table-cell>
          <table:table-cell table:number-columns-repeated="2" office:value-type="float" office:value="3.31476681948573" calcext:value-type="float">
            <text:p>3.31476681948573</text:p>
          </table:table-cell>
          <table:table-cell office:value-type="float" office:value="8.09618110622919" calcext:value-type="float">
            <text:p>8.09618110622919</text:p>
          </table:table-cell>
          <table:table-cell office:value-type="float" office:value="3.05346384516235" calcext:value-type="float">
            <text:p>3.05346384516235</text:p>
          </table:table-cell>
          <table:table-cell table:number-columns-repeated="2" office:value-type="float" office:value="5.04271726106685" calcext:value-type="float">
            <text:p>5.04271726106685</text:p>
          </table:table-cell>
          <table:table-cell office:value-type="float" office:value="6.45591569573418" calcext:value-type="float">
            <text:p>6.45591569573418</text:p>
          </table:table-cell>
          <table:table-cell office:value-type="float" office:value="0.744197579345812" calcext:value-type="float">
            <text:p>0.744197579345812</text:p>
          </table:table-cell>
          <table:table-cell table:number-columns-repeated="2" office:value-type="float" office:value="5.71171811638837" calcext:value-type="float">
            <text:p>5.711718116388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17528563792205" calcext:value-type="float">
            <text:p>6.17528563792205</text:p>
          </table:table-cell>
          <table:table-cell office:value-type="float" office:value="2.32853945089824" calcext:value-type="float">
            <text:p>2.32853945089824</text:p>
          </table:table-cell>
          <table:table-cell table:number-columns-repeated="2" office:value-type="float" office:value="3.84674618702382" calcext:value-type="float">
            <text:p>3.84674618702382</text:p>
          </table:table-cell>
          <table:table-cell office:value-type="float" office:value="8.06430465919193" calcext:value-type="float">
            <text:p>8.06430465919193</text:p>
          </table:table-cell>
          <table:table-cell office:value-type="float" office:value="2.5698495872463" calcext:value-type="float">
            <text:p>2.5698495872463</text:p>
          </table:table-cell>
          <table:table-cell table:number-columns-repeated="2" office:value-type="float" office:value="5.49445507194563" calcext:value-type="float">
            <text:p>5.49445507194563</text:p>
          </table:table-cell>
          <table:table-cell office:value-type="float" office:value="6.90545611752776" calcext:value-type="float">
            <text:p>6.90545611752776</text:p>
          </table:table-cell>
          <table:table-cell office:value-type="float" office:value="0.796086767069992" calcext:value-type="float">
            <text:p>0.796086767069992</text:p>
          </table:table-cell>
          <table:table-cell table:number-columns-repeated="2" office:value-type="float" office:value="6.10936935045777" calcext:value-type="float">
            <text:p>6.109369350457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63671945465338" calcext:value-type="float">
            <text:p>5.63671945465338</text:p>
          </table:table-cell>
          <table:table-cell office:value-type="float" office:value="1.96879920223284" calcext:value-type="float">
            <text:p>1.96879920223284</text:p>
          </table:table-cell>
          <table:table-cell table:number-columns-repeated="2" office:value-type="float" office:value="3.66792025242053" calcext:value-type="float">
            <text:p>3.66792025242053</text:p>
          </table:table-cell>
          <table:table-cell office:value-type="float" office:value="8.11622591595142" calcext:value-type="float">
            <text:p>8.11622591595142</text:p>
          </table:table-cell>
          <table:table-cell office:value-type="float" office:value="3.35582312707336" calcext:value-type="float">
            <text:p>3.35582312707336</text:p>
          </table:table-cell>
          <table:table-cell table:number-columns-repeated="2" office:value-type="float" office:value="4.76040278887805" calcext:value-type="float">
            <text:p>4.76040278887805</text:p>
          </table:table-cell>
          <table:table-cell office:value-type="float" office:value="7.05235167046439" calcext:value-type="float">
            <text:p>7.05235167046439</text:p>
          </table:table-cell>
          <table:table-cell office:value-type="float" office:value="0.611241188903935" calcext:value-type="float">
            <text:p>0.611241188903935</text:p>
          </table:table-cell>
          <table:table-cell table:number-columns-repeated="2" office:value-type="float" office:value="6.44111048156045" calcext:value-type="float">
            <text:p>6.441110481560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18444082755272" calcext:value-type="float">
            <text:p>6.18444082755272</text:p>
          </table:table-cell>
          <table:table-cell office:value-type="float" office:value="2.86434226318239" calcext:value-type="float">
            <text:p>2.86434226318239</text:p>
          </table:table-cell>
          <table:table-cell table:number-columns-repeated="2" office:value-type="float" office:value="3.32009856437033" calcext:value-type="float">
            <text:p>3.32009856437033</text:p>
          </table:table-cell>
          <table:table-cell office:value-type="float" office:value="7.92706737532603" calcext:value-type="float">
            <text:p>7.92706737532603</text:p>
          </table:table-cell>
          <table:table-cell office:value-type="float" office:value="2.5922231798602" calcext:value-type="float">
            <text:p>2.5922231798602</text:p>
          </table:table-cell>
          <table:table-cell table:number-columns-repeated="2" office:value-type="float" office:value="5.33484419546583" calcext:value-type="float">
            <text:p>5.33484419546583</text:p>
          </table:table-cell>
          <table:table-cell office:value-type="float" office:value="6.49169987332025" calcext:value-type="float">
            <text:p>6.49169987332025</text:p>
          </table:table-cell>
          <table:table-cell office:value-type="float" office:value="1.10227032412044" calcext:value-type="float">
            <text:p>1.10227032412044</text:p>
          </table:table-cell>
          <table:table-cell table:number-columns-repeated="2" office:value-type="float" office:value="5.38942954919981" calcext:value-type="float">
            <text:p>5.389429549199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21251358439195" calcext:value-type="float">
            <text:p>6.21251358439195</text:p>
          </table:table-cell>
          <table:table-cell office:value-type="float" office:value="3.42483891751161" calcext:value-type="float">
            <text:p>3.42483891751161</text:p>
          </table:table-cell>
          <table:table-cell table:number-columns-repeated="2" office:value-type="float" office:value="2.78767466688034" calcext:value-type="float">
            <text:p>2.78767466688034</text:p>
          </table:table-cell>
          <table:table-cell office:value-type="float" office:value="7.95872571978014" calcext:value-type="float">
            <text:p>7.95872571978014</text:p>
          </table:table-cell>
          <table:table-cell office:value-type="float" office:value="2.80694886959102" calcext:value-type="float">
            <text:p>2.80694886959102</text:p>
          </table:table-cell>
          <table:table-cell table:number-columns-repeated="2" office:value-type="float" office:value="5.15177685018912" calcext:value-type="float">
            <text:p>5.15177685018912</text:p>
          </table:table-cell>
          <table:table-cell office:value-type="float" office:value="6.08657931463572" calcext:value-type="float">
            <text:p>6.08657931463572</text:p>
          </table:table-cell>
          <table:table-cell office:value-type="float" office:value="1.33866351508046" calcext:value-type="float">
            <text:p>1.33866351508046</text:p>
          </table:table-cell>
          <table:table-cell table:number-columns-repeated="2" office:value-type="float" office:value="4.74791579955526" calcext:value-type="float">
            <text:p>4.747915799555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06395262483563" calcext:value-type="float">
            <text:p>6.06395262483563</text:p>
          </table:table-cell>
          <table:table-cell office:value-type="float" office:value="2.74823484370768" calcext:value-type="float">
            <text:p>2.74823484370768</text:p>
          </table:table-cell>
          <table:table-cell table:number-columns-repeated="2" office:value-type="float" office:value="3.31571778112795" calcext:value-type="float">
            <text:p>3.31571778112795</text:p>
          </table:table-cell>
          <table:table-cell office:value-type="float" office:value="7.98024953090721" calcext:value-type="float">
            <text:p>7.98024953090721</text:p>
          </table:table-cell>
          <table:table-cell office:value-type="float" office:value="2.69785341547405" calcext:value-type="float">
            <text:p>2.69785341547405</text:p>
          </table:table-cell>
          <table:table-cell table:number-columns-repeated="2" office:value-type="float" office:value="5.28239611543316" calcext:value-type="float">
            <text:p>5.28239611543316</text:p>
          </table:table-cell>
          <table:table-cell office:value-type="float" office:value="6.42165448604857" calcext:value-type="float">
            <text:p>6.42165448604857</text:p>
          </table:table-cell>
          <table:table-cell office:value-type="float" office:value="0.825409040137702" calcext:value-type="float">
            <text:p>0.825409040137702</text:p>
          </table:table-cell>
          <table:table-cell table:number-columns-repeated="2" office:value-type="float" office:value="5.59624544591087" calcext:value-type="float">
            <text:p>5.596245445910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09854749212414" calcext:value-type="float">
            <text:p>6.09854749212414</text:p>
          </table:table-cell>
          <table:table-cell office:value-type="float" office:value="2.50192913984678" calcext:value-type="float">
            <text:p>2.50192913984678</text:p>
          </table:table-cell>
          <table:table-cell table:number-columns-repeated="2" office:value-type="float" office:value="3.59661835227736" calcext:value-type="float">
            <text:p>3.59661835227736</text:p>
          </table:table-cell>
          <table:table-cell office:value-type="float" office:value="8.00856931855579" calcext:value-type="float">
            <text:p>8.00856931855579</text:p>
          </table:table-cell>
          <table:table-cell office:value-type="float" office:value="3.11032272051884" calcext:value-type="float">
            <text:p>3.11032272051884</text:p>
          </table:table-cell>
          <table:table-cell table:number-columns-repeated="2" office:value-type="float" office:value="4.89824659803695" calcext:value-type="float">
            <text:p>4.89824659803695</text:p>
          </table:table-cell>
          <table:table-cell office:value-type="float" office:value="6.65997815022176" calcext:value-type="float">
            <text:p>6.65997815022176</text:p>
          </table:table-cell>
          <table:table-cell office:value-type="float" office:value="0.786248615570645" calcext:value-type="float">
            <text:p>0.786248615570645</text:p>
          </table:table-cell>
          <table:table-cell table:number-columns-repeated="2" office:value-type="float" office:value="5.87372953465111" calcext:value-type="float">
            <text:p>5.873729534651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14825857680623" calcext:value-type="float">
            <text:p>6.14825857680623</text:p>
          </table:table-cell>
          <table:table-cell office:value-type="float" office:value="2.70807281793551" calcext:value-type="float">
            <text:p>2.70807281793551</text:p>
          </table:table-cell>
          <table:table-cell table:number-columns-repeated="2" office:value-type="float" office:value="3.44018575887072" calcext:value-type="float">
            <text:p>3.44018575887072</text:p>
          </table:table-cell>
          <table:table-cell office:value-type="float" office:value="8.01806002037613" calcext:value-type="float">
            <text:p>8.01806002037613</text:p>
          </table:table-cell>
          <table:table-cell office:value-type="float" office:value="2.86398648816506" calcext:value-type="float">
            <text:p>2.86398648816506</text:p>
          </table:table-cell>
          <table:table-cell table:number-columns-repeated="2" office:value-type="float" office:value="5.15407353221107" calcext:value-type="float">
            <text:p>5.15407353221107</text:p>
          </table:table-cell>
          <table:table-cell office:value-type="float" office:value="6.51782956439492" calcext:value-type="float">
            <text:p>6.51782956439492</text:p>
          </table:table-cell>
          <table:table-cell office:value-type="float" office:value="0.734903360080901" calcext:value-type="float">
            <text:p>0.734903360080901</text:p>
          </table:table-cell>
          <table:table-cell table:number-columns-repeated="2" office:value-type="float" office:value="5.78292620431402" calcext:value-type="float">
            <text:p>5.782926204314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22097678506526" calcext:value-type="float">
            <text:p>6.22097678506526</text:p>
          </table:table-cell>
          <table:table-cell office:value-type="float" office:value="3.24918673788288" calcext:value-type="float">
            <text:p>3.24918673788288</text:p>
          </table:table-cell>
          <table:table-cell table:number-columns-repeated="2" office:value-type="float" office:value="2.97179004718238" calcext:value-type="float">
            <text:p>2.97179004718238</text:p>
          </table:table-cell>
          <table:table-cell office:value-type="float" office:value="7.99721632306174" calcext:value-type="float">
            <text:p>7.99721632306174</text:p>
          </table:table-cell>
          <table:table-cell office:value-type="float" office:value="2.74080231710588" calcext:value-type="float">
            <text:p>2.74080231710588</text:p>
          </table:table-cell>
          <table:table-cell table:number-columns-repeated="2" office:value-type="float" office:value="5.25641400595586" calcext:value-type="float">
            <text:p>5.25641400595586</text:p>
          </table:table-cell>
          <table:table-cell office:value-type="float" office:value="6.21706246517713" calcext:value-type="float">
            <text:p>6.21706246517713</text:p>
          </table:table-cell>
          <table:table-cell office:value-type="float" office:value="1.1905001335745" calcext:value-type="float">
            <text:p>1.1905001335745</text:p>
          </table:table-cell>
          <table:table-cell table:number-columns-repeated="2" office:value-type="float" office:value="5.02656233160263" calcext:value-type="float">
            <text:p>5.026562331602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02864959241486" calcext:value-type="float">
            <text:p>5.02864959241486</text:p>
          </table:table-cell>
          <table:table-cell office:value-type="float" office:value="2.40907309552191" calcext:value-type="float">
            <text:p>2.40907309552191</text:p>
          </table:table-cell>
          <table:table-cell table:number-columns-repeated="2" office:value-type="float" office:value="2.61957649689295" calcext:value-type="float">
            <text:p>2.61957649689295</text:p>
          </table:table-cell>
          <table:table-cell office:value-type="float" office:value="7.45641319047284" calcext:value-type="float">
            <text:p>7.45641319047284</text:p>
          </table:table-cell>
          <table:table-cell office:value-type="float" office:value="3.6901404556998" calcext:value-type="float">
            <text:p>3.6901404556998</text:p>
          </table:table-cell>
          <table:table-cell table:number-columns-repeated="2" office:value-type="float" office:value="3.76627273477304" calcext:value-type="float">
            <text:p>3.76627273477304</text:p>
          </table:table-cell>
          <table:table-cell office:value-type="float" office:value="6.58586378540195" calcext:value-type="float">
            <text:p>6.58586378540195</text:p>
          </table:table-cell>
          <table:table-cell office:value-type="float" office:value="1.59589198609271" calcext:value-type="float">
            <text:p>1.59589198609271</text:p>
          </table:table-cell>
          <table:table-cell table:number-columns-repeated="2" office:value-type="float" office:value="4.98997179930924" calcext:value-type="float">
            <text:p>4.989971799309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18892852529839" calcext:value-type="float">
            <text:p>6.18892852529839</text:p>
          </table:table-cell>
          <table:table-cell office:value-type="float" office:value="2.54353560333449" calcext:value-type="float">
            <text:p>2.54353560333449</text:p>
          </table:table-cell>
          <table:table-cell table:number-columns-repeated="2" office:value-type="float" office:value="3.6453929219639" calcext:value-type="float">
            <text:p>3.6453929219639</text:p>
          </table:table-cell>
          <table:table-cell office:value-type="float" office:value="7.96340329983567" calcext:value-type="float">
            <text:p>7.96340329983567</text:p>
          </table:table-cell>
          <table:table-cell office:value-type="float" office:value="2.75291761090185" calcext:value-type="float">
            <text:p>2.75291761090185</text:p>
          </table:table-cell>
          <table:table-cell table:number-columns-repeated="2" office:value-type="float" office:value="5.21048568893382" calcext:value-type="float">
            <text:p>5.21048568893382</text:p>
          </table:table-cell>
          <table:table-cell office:value-type="float" office:value="6.50134033464782" calcext:value-type="float">
            <text:p>6.50134033464782</text:p>
          </table:table-cell>
          <table:table-cell office:value-type="float" office:value="0.922285586031362" calcext:value-type="float">
            <text:p>0.922285586031362</text:p>
          </table:table-cell>
          <table:table-cell table:number-columns-repeated="2" office:value-type="float" office:value="5.57905474861646" calcext:value-type="float">
            <text:p>5.579054748616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96308790513703" calcext:value-type="float">
            <text:p>5.96308790513703</text:p>
          </table:table-cell>
          <table:table-cell office:value-type="float" office:value="2.76776437633448" calcext:value-type="float">
            <text:p>2.76776437633448</text:p>
          </table:table-cell>
          <table:table-cell table:number-columns-repeated="2" office:value-type="float" office:value="3.19532352880255" calcext:value-type="float">
            <text:p>3.19532352880255</text:p>
          </table:table-cell>
          <table:table-cell office:value-type="float" office:value="7.89339504225136" calcext:value-type="float">
            <text:p>7.89339504225136</text:p>
          </table:table-cell>
          <table:table-cell office:value-type="float" office:value="3.2013726289128" calcext:value-type="float">
            <text:p>3.2013726289128</text:p>
          </table:table-cell>
          <table:table-cell table:number-columns-repeated="2" office:value-type="float" office:value="4.69202241333856" calcext:value-type="float">
            <text:p>4.69202241333856</text:p>
          </table:table-cell>
          <table:table-cell office:value-type="float" office:value="6.66128440733555" calcext:value-type="float">
            <text:p>6.66128440733555</text:p>
          </table:table-cell>
          <table:table-cell office:value-type="float" office:value="1.35088520064282" calcext:value-type="float">
            <text:p>1.35088520064282</text:p>
          </table:table-cell>
          <table:table-cell table:number-columns-repeated="2" office:value-type="float" office:value="5.31039920669272" calcext:value-type="float">
            <text:p>5.310399206692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50437498242063" calcext:value-type="float">
            <text:p>5.50437498242063</text:p>
          </table:table-cell>
          <table:table-cell office:value-type="float" office:value="2.06346989794301" calcext:value-type="float">
            <text:p>2.06346989794301</text:p>
          </table:table-cell>
          <table:table-cell table:number-columns-repeated="2" office:value-type="float" office:value="3.44090508447762" calcext:value-type="float">
            <text:p>3.44090508447762</text:p>
          </table:table-cell>
          <table:table-cell office:value-type="float" office:value="7.97330256445464" calcext:value-type="float">
            <text:p>7.97330256445464</text:p>
          </table:table-cell>
          <table:table-cell office:value-type="float" office:value="3.52730095452847" calcext:value-type="float">
            <text:p>3.52730095452847</text:p>
          </table:table-cell>
          <table:table-cell table:number-columns-repeated="2" office:value-type="float" office:value="4.44600160992617" calcext:value-type="float">
            <text:p>4.44600160992617</text:p>
          </table:table-cell>
          <table:table-cell office:value-type="float" office:value="6.81475847559276" calcext:value-type="float">
            <text:p>6.81475847559276</text:p>
          </table:table-cell>
          <table:table-cell office:value-type="float" office:value="0.564220468100299" calcext:value-type="float">
            <text:p>0.564220468100299</text:p>
          </table:table-cell>
          <table:table-cell table:number-columns-repeated="2" office:value-type="float" office:value="6.25053800749246" calcext:value-type="float">
            <text:p>6.250538007492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32379799102316" calcext:value-type="float">
            <text:p>6.32379799102316</text:p>
          </table:table-cell>
          <table:table-cell office:value-type="float" office:value="2.99898938381674" calcext:value-type="float">
            <text:p>2.99898938381674</text:p>
          </table:table-cell>
          <table:table-cell table:number-columns-repeated="2" office:value-type="float" office:value="3.32480860720642" calcext:value-type="float">
            <text:p>3.32480860720642</text:p>
          </table:table-cell>
          <table:table-cell office:value-type="float" office:value="7.74377014446795" calcext:value-type="float">
            <text:p>7.74377014446795</text:p>
          </table:table-cell>
          <table:table-cell office:value-type="float" office:value="2.39705241078468" calcext:value-type="float">
            <text:p>2.39705241078468</text:p>
          </table:table-cell>
          <table:table-cell table:number-columns-repeated="2" office:value-type="float" office:value="5.34671773368327" calcext:value-type="float">
            <text:p>5.34671773368327</text:p>
          </table:table-cell>
          <table:table-cell office:value-type="float" office:value="6.31418755036459" calcext:value-type="float">
            <text:p>6.31418755036459</text:p>
          </table:table-cell>
          <table:table-cell office:value-type="float" office:value="1.39527742791751" calcext:value-type="float">
            <text:p>1.39527742791751</text:p>
          </table:table-cell>
          <table:table-cell table:number-columns-repeated="2" office:value-type="float" office:value="4.91891012244708" calcext:value-type="float">
            <text:p>4.918910122447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75559908472968" calcext:value-type="float">
            <text:p>5.75559908472968</text:p>
          </table:table-cell>
          <table:table-cell office:value-type="float" office:value="2.50446944205362" calcext:value-type="float">
            <text:p>2.50446944205362</text:p>
          </table:table-cell>
          <table:table-cell table:number-columns-repeated="2" office:value-type="float" office:value="3.25112964267606" calcext:value-type="float">
            <text:p>3.25112964267606</text:p>
          </table:table-cell>
          <table:table-cell office:value-type="float" office:value="7.97327461846521" calcext:value-type="float">
            <text:p>7.97327461846521</text:p>
          </table:table-cell>
          <table:table-cell office:value-type="float" office:value="3.09752193754817" calcext:value-type="float">
            <text:p>3.09752193754817</text:p>
          </table:table-cell>
          <table:table-cell table:number-columns-repeated="2" office:value-type="float" office:value="4.87575268091704" calcext:value-type="float">
            <text:p>4.87575268091704</text:p>
          </table:table-cell>
          <table:table-cell office:value-type="float" office:value="6.66355111950853" calcext:value-type="float">
            <text:p>6.66355111950853</text:p>
          </table:table-cell>
          <table:table-cell office:value-type="float" office:value="0.820331276893169" calcext:value-type="float">
            <text:p>0.820331276893169</text:p>
          </table:table-cell>
          <table:table-cell table:number-columns-repeated="2" office:value-type="float" office:value="5.84321984261536" calcext:value-type="float">
            <text:p>5.843219842615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16673550832418" calcext:value-type="float">
            <text:p>6.16673550832418</text:p>
          </table:table-cell>
          <table:table-cell office:value-type="float" office:value="2.42327182256534" calcext:value-type="float">
            <text:p>2.42327182256534</text:p>
          </table:table-cell>
          <table:table-cell table:number-columns-repeated="2" office:value-type="float" office:value="3.74346368575884" calcext:value-type="float">
            <text:p>3.74346368575884</text:p>
          </table:table-cell>
          <table:table-cell office:value-type="float" office:value="8.08369254353174" calcext:value-type="float">
            <text:p>8.08369254353174</text:p>
          </table:table-cell>
          <table:table-cell office:value-type="float" office:value="2.81329009862154" calcext:value-type="float">
            <text:p>2.81329009862154</text:p>
          </table:table-cell>
          <table:table-cell table:number-columns-repeated="2" office:value-type="float" office:value="5.27040244491019" calcext:value-type="float">
            <text:p>5.27040244491019</text:p>
          </table:table-cell>
          <table:table-cell office:value-type="float" office:value="6.74363229559699" calcext:value-type="float">
            <text:p>6.74363229559699</text:p>
          </table:table-cell>
          <table:table-cell office:value-type="float" office:value="0.827922827768913" calcext:value-type="float">
            <text:p>0.827922827768913</text:p>
          </table:table-cell>
          <table:table-cell table:number-columns-repeated="2" office:value-type="float" office:value="5.91570946782807" calcext:value-type="float">
            <text:p>5.915709467828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00489397749042" calcext:value-type="float">
            <text:p>6.00489397749042</text:p>
          </table:table-cell>
          <table:table-cell office:value-type="float" office:value="2.71181081608324" calcext:value-type="float">
            <text:p>2.71181081608324</text:p>
          </table:table-cell>
          <table:table-cell table:number-columns-repeated="2" office:value-type="float" office:value="3.29308316140718" calcext:value-type="float">
            <text:p>3.29308316140718</text:p>
          </table:table-cell>
          <table:table-cell office:value-type="float" office:value="7.93537517444305" calcext:value-type="float">
            <text:p>7.93537517444305</text:p>
          </table:table-cell>
          <table:table-cell office:value-type="float" office:value="2.898116870486" calcext:value-type="float">
            <text:p>2.898116870486</text:p>
          </table:table-cell>
          <table:table-cell table:number-columns-repeated="2" office:value-type="float" office:value="5.03725830395705" calcext:value-type="float">
            <text:p>5.03725830395705</text:p>
          </table:table-cell>
          <table:table-cell office:value-type="float" office:value="6.35141787445751" calcext:value-type="float">
            <text:p>6.35141787445751</text:p>
          </table:table-cell>
          <table:table-cell office:value-type="float" office:value="0.812359003690301" calcext:value-type="float">
            <text:p>0.812359003690301</text:p>
          </table:table-cell>
          <table:table-cell table:number-columns-repeated="2" office:value-type="float" office:value="5.53905887076721" calcext:value-type="float">
            <text:p>5.539058870767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15997179278601" calcext:value-type="float">
            <text:p>6.15997179278601</text:p>
          </table:table-cell>
          <table:table-cell office:value-type="float" office:value="3.30216077741645" calcext:value-type="float">
            <text:p>3.30216077741645</text:p>
          </table:table-cell>
          <table:table-cell table:number-columns-repeated="2" office:value-type="float" office:value="2.85781101536956" calcext:value-type="float">
            <text:p>2.85781101536956</text:p>
          </table:table-cell>
          <table:table-cell office:value-type="float" office:value="7.8230388320598" calcext:value-type="float">
            <text:p>7.8230388320598</text:p>
          </table:table-cell>
          <table:table-cell office:value-type="float" office:value="2.60266496423407" calcext:value-type="float">
            <text:p>2.60266496423407</text:p>
          </table:table-cell>
          <table:table-cell table:number-columns-repeated="2" office:value-type="float" office:value="5.22037386782573" calcext:value-type="float">
            <text:p>5.22037386782573</text:p>
          </table:table-cell>
          <table:table-cell office:value-type="float" office:value="6.01299593306481" calcext:value-type="float">
            <text:p>6.01299593306481</text:p>
          </table:table-cell>
          <table:table-cell office:value-type="float" office:value="1.06292491106576" calcext:value-type="float">
            <text:p>1.06292491106576</text:p>
          </table:table-cell>
          <table:table-cell table:number-columns-repeated="2" office:value-type="float" office:value="4.95007102199905" calcext:value-type="float">
            <text:p>4.950071021999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77422980089496" calcext:value-type="float">
            <text:p>5.77422980089496</text:p>
          </table:table-cell>
          <table:table-cell office:value-type="float" office:value="1.80533190353317" calcext:value-type="float">
            <text:p>1.80533190353317</text:p>
          </table:table-cell>
          <table:table-cell table:number-columns-repeated="2" office:value-type="float" office:value="3.9688978973618" calcext:value-type="float">
            <text:p>3.9688978973618</text:p>
          </table:table-cell>
          <table:table-cell office:value-type="float" office:value="7.77968304063388" calcext:value-type="float">
            <text:p>7.77968304063388</text:p>
          </table:table-cell>
          <table:table-cell office:value-type="float" office:value="3.32175714052205" calcext:value-type="float">
            <text:p>3.32175714052205</text:p>
          </table:table-cell>
          <table:table-cell table:number-columns-repeated="2" office:value-type="float" office:value="4.45792590011184" calcext:value-type="float">
            <text:p>4.45792590011184</text:p>
          </table:table-cell>
          <table:table-cell office:value-type="float" office:value="7.20020672346554" calcext:value-type="float">
            <text:p>7.20020672346554</text:p>
          </table:table-cell>
          <table:table-cell office:value-type="float" office:value="0.913792642908017" calcext:value-type="float">
            <text:p>0.913792642908017</text:p>
          </table:table-cell>
          <table:table-cell table:number-columns-repeated="2" office:value-type="float" office:value="6.28641408055753" calcext:value-type="float">
            <text:p>6.286414080557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276143476262" calcext:value-type="float">
            <text:p>6.276143476262</text:p>
          </table:table-cell>
          <table:table-cell office:value-type="float" office:value="2.9969918983205" calcext:value-type="float">
            <text:p>2.9969918983205</text:p>
          </table:table-cell>
          <table:table-cell table:number-columns-repeated="2" office:value-type="float" office:value="3.2791515779415" calcext:value-type="float">
            <text:p>3.2791515779415</text:p>
          </table:table-cell>
          <table:table-cell office:value-type="float" office:value="7.9936215413206" calcext:value-type="float">
            <text:p>7.9936215413206</text:p>
          </table:table-cell>
          <table:table-cell office:value-type="float" office:value="2.81200392011793" calcext:value-type="float">
            <text:p>2.81200392011793</text:p>
          </table:table-cell>
          <table:table-cell table:number-columns-repeated="2" office:value-type="float" office:value="5.18161762120267" calcext:value-type="float">
            <text:p>5.18161762120267</text:p>
          </table:table-cell>
          <table:table-cell office:value-type="float" office:value="6.23181795559042" calcext:value-type="float">
            <text:p>6.23181795559042</text:p>
          </table:table-cell>
          <table:table-cell office:value-type="float" office:value="1.1064290371001" calcext:value-type="float">
            <text:p>1.1064290371001</text:p>
          </table:table-cell>
          <table:table-cell table:number-columns-repeated="2" office:value-type="float" office:value="5.12538891849032" calcext:value-type="float">
            <text:p>5.125388918490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39774579658331" calcext:value-type="float">
            <text:p>6.39774579658331</text:p>
          </table:table-cell>
          <table:table-cell office:value-type="float" office:value="2.56214256157249" calcext:value-type="float">
            <text:p>2.56214256157249</text:p>
          </table:table-cell>
          <table:table-cell table:number-columns-repeated="2" office:value-type="float" office:value="3.83560323501082" calcext:value-type="float">
            <text:p>3.83560323501082</text:p>
          </table:table-cell>
          <table:table-cell office:value-type="float" office:value="8.07559861263207" calcext:value-type="float">
            <text:p>8.07559861263207</text:p>
          </table:table-cell>
          <table:table-cell office:value-type="float" office:value="2.63410375843592" calcext:value-type="float">
            <text:p>2.63410375843592</text:p>
          </table:table-cell>
          <table:table-cell table:number-columns-repeated="2" office:value-type="float" office:value="5.44149485419614" calcext:value-type="float">
            <text:p>5.44149485419614</text:p>
          </table:table-cell>
          <table:table-cell office:value-type="float" office:value="6.64609070652371" calcext:value-type="float">
            <text:p>6.64609070652371</text:p>
          </table:table-cell>
          <table:table-cell office:value-type="float" office:value="0.883051394504768" calcext:value-type="float">
            <text:p>0.883051394504768</text:p>
          </table:table-cell>
          <table:table-cell table:number-columns-repeated="2" office:value-type="float" office:value="5.76303931201895" calcext:value-type="float">
            <text:p>5.763039312018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92917063923782" calcext:value-type="float">
            <text:p>5.92917063923782</text:p>
          </table:table-cell>
          <table:table-cell office:value-type="float" office:value="2.90498705370917" calcext:value-type="float">
            <text:p>2.90498705370917</text:p>
          </table:table-cell>
          <table:table-cell table:number-columns-repeated="2" office:value-type="float" office:value="3.02418358552866" calcext:value-type="float">
            <text:p>3.02418358552866</text:p>
          </table:table-cell>
          <table:table-cell office:value-type="float" office:value="8.02958352229015" calcext:value-type="float">
            <text:p>8.02958352229015</text:p>
          </table:table-cell>
          <table:table-cell office:value-type="float" office:value="3.03980847409738" calcext:value-type="float">
            <text:p>3.03980847409738</text:p>
          </table:table-cell>
          <table:table-cell table:number-columns-repeated="2" office:value-type="float" office:value="4.98977504819278" calcext:value-type="float">
            <text:p>4.98977504819278</text:p>
          </table:table-cell>
          <table:table-cell office:value-type="float" office:value="6.36409648222528" calcext:value-type="float">
            <text:p>6.36409648222528</text:p>
          </table:table-cell>
          <table:table-cell office:value-type="float" office:value="0.944301577652112" calcext:value-type="float">
            <text:p>0.944301577652112</text:p>
          </table:table-cell>
          <table:table-cell table:number-columns-repeated="2" office:value-type="float" office:value="5.41979490457317" calcext:value-type="float">
            <text:p>5.419794904573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33699708671054" calcext:value-type="float">
            <text:p>6.33699708671054</text:p>
          </table:table-cell>
          <table:table-cell office:value-type="float" office:value="2.72484147383934" calcext:value-type="float">
            <text:p>2.72484147383934</text:p>
          </table:table-cell>
          <table:table-cell table:number-columns-repeated="2" office:value-type="float" office:value="3.6121556128712" calcext:value-type="float">
            <text:p>3.6121556128712</text:p>
          </table:table-cell>
          <table:table-cell office:value-type="float" office:value="7.95158626696024" calcext:value-type="float">
            <text:p>7.95158626696024</text:p>
          </table:table-cell>
          <table:table-cell office:value-type="float" office:value="2.54501002770175" calcext:value-type="float">
            <text:p>2.54501002770175</text:p>
          </table:table-cell>
          <table:table-cell table:number-columns-repeated="2" office:value-type="float" office:value="5.40657623925849" calcext:value-type="float">
            <text:p>5.40657623925849</text:p>
          </table:table-cell>
          <table:table-cell office:value-type="float" office:value="6.48094939092005" calcext:value-type="float">
            <text:p>6.48094939092005</text:p>
          </table:table-cell>
          <table:table-cell office:value-type="float" office:value="0.993742319725143" calcext:value-type="float">
            <text:p>0.993742319725143</text:p>
          </table:table-cell>
          <table:table-cell table:number-columns-repeated="2" office:value-type="float" office:value="5.4872070711949" calcext:value-type="float">
            <text:p>5.48720707119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8861999896862" calcext:value-type="float">
            <text:p>5.8861999896862</text:p>
          </table:table-cell>
          <table:table-cell office:value-type="float" office:value="2.76862684074684" calcext:value-type="float">
            <text:p>2.76862684074684</text:p>
          </table:table-cell>
          <table:table-cell table:number-columns-repeated="2" office:value-type="float" office:value="3.11757314893936" calcext:value-type="float">
            <text:p>3.11757314893936</text:p>
          </table:table-cell>
          <table:table-cell office:value-type="float" office:value="7.75290458197269" calcext:value-type="float">
            <text:p>7.75290458197269</text:p>
          </table:table-cell>
          <table:table-cell office:value-type="float" office:value="3.25047148163741" calcext:value-type="float">
            <text:p>3.25047148163741</text:p>
          </table:table-cell>
          <table:table-cell table:number-columns-repeated="2" office:value-type="float" office:value="4.50243310033528" calcext:value-type="float">
            <text:p>4.50243310033528</text:p>
          </table:table-cell>
          <table:table-cell office:value-type="float" office:value="6.47721764047655" calcext:value-type="float">
            <text:p>6.47721764047655</text:p>
          </table:table-cell>
          <table:table-cell office:value-type="float" office:value="1.33524819714262" calcext:value-type="float">
            <text:p>1.33524819714262</text:p>
          </table:table-cell>
          <table:table-cell table:number-columns-repeated="2" office:value-type="float" office:value="5.14196944333393" calcext:value-type="float">
            <text:p>5.141969443333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88638694607887" calcext:value-type="float">
            <text:p>5.88638694607887</text:p>
          </table:table-cell>
          <table:table-cell office:value-type="float" office:value="2.78434199641229" calcext:value-type="float">
            <text:p>2.78434199641229</text:p>
          </table:table-cell>
          <table:table-cell table:number-columns-repeated="2" office:value-type="float" office:value="3.10204494966658" calcext:value-type="float">
            <text:p>3.10204494966658</text:p>
          </table:table-cell>
          <table:table-cell office:value-type="float" office:value="7.99869299731523" calcext:value-type="float">
            <text:p>7.99869299731523</text:p>
          </table:table-cell>
          <table:table-cell office:value-type="float" office:value="3.43238914769622" calcext:value-type="float">
            <text:p>3.43238914769622</text:p>
          </table:table-cell>
          <table:table-cell table:number-columns-repeated="2" office:value-type="float" office:value="4.56630384961901" calcext:value-type="float">
            <text:p>4.56630384961901</text:p>
          </table:table-cell>
          <table:table-cell office:value-type="float" office:value="6.66060145890256" calcext:value-type="float">
            <text:p>6.66060145890256</text:p>
          </table:table-cell>
          <table:table-cell office:value-type="float" office:value="0.935926592826275" calcext:value-type="float">
            <text:p>0.935926592826275</text:p>
          </table:table-cell>
          <table:table-cell table:number-columns-repeated="2" office:value-type="float" office:value="5.72467486607628" calcext:value-type="float">
            <text:p>5.724674866076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94059867785253" calcext:value-type="float">
            <text:p>5.94059867785253</text:p>
          </table:table-cell>
          <table:table-cell office:value-type="float" office:value="2.90218298573151" calcext:value-type="float">
            <text:p>2.90218298573151</text:p>
          </table:table-cell>
          <table:table-cell table:number-columns-repeated="2" office:value-type="float" office:value="3.03841569212102" calcext:value-type="float">
            <text:p>3.03841569212102</text:p>
          </table:table-cell>
          <table:table-cell office:value-type="float" office:value="7.98599504232565" calcext:value-type="float">
            <text:p>7.98599504232565</text:p>
          </table:table-cell>
          <table:table-cell office:value-type="float" office:value="3.11529361270839" calcext:value-type="float">
            <text:p>3.11529361270839</text:p>
          </table:table-cell>
          <table:table-cell table:number-columns-repeated="2" office:value-type="float" office:value="4.87070142961726" calcext:value-type="float">
            <text:p>4.87070142961726</text:p>
          </table:table-cell>
          <table:table-cell office:value-type="float" office:value="6.25690042388017" calcext:value-type="float">
            <text:p>6.25690042388017</text:p>
          </table:table-cell>
          <table:table-cell office:value-type="float" office:value="0.947365449972372" calcext:value-type="float">
            <text:p>0.947365449972372</text:p>
          </table:table-cell>
          <table:table-cell table:number-columns-repeated="2" office:value-type="float" office:value="5.3095349739078" calcext:value-type="float">
            <text:p>5.30953497390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01278935126468" calcext:value-type="float">
            <text:p>6.01278935126468</text:p>
          </table:table-cell>
          <table:table-cell office:value-type="float" office:value="1.89499776364242" calcext:value-type="float">
            <text:p>1.89499776364242</text:p>
          </table:table-cell>
          <table:table-cell table:number-columns-repeated="2" office:value-type="float" office:value="4.11779158762226" calcext:value-type="float">
            <text:p>4.11779158762226</text:p>
          </table:table-cell>
          <table:table-cell office:value-type="float" office:value="8.04548064948948" calcext:value-type="float">
            <text:p>8.04548064948948</text:p>
          </table:table-cell>
          <table:table-cell office:value-type="float" office:value="2.7716271457561" calcext:value-type="float">
            <text:p>2.7716271457561</text:p>
          </table:table-cell>
          <table:table-cell table:number-columns-repeated="2" office:value-type="float" office:value="5.27385350373338" calcext:value-type="float">
            <text:p>5.27385350373338</text:p>
          </table:table-cell>
          <table:table-cell office:value-type="float" office:value="7.13769862319803" calcext:value-type="float">
            <text:p>7.13769862319803</text:p>
          </table:table-cell>
          <table:table-cell office:value-type="float" office:value="0.692265506949343" calcext:value-type="float">
            <text:p>0.692265506949343</text:p>
          </table:table-cell>
          <table:table-cell table:number-columns-repeated="2" office:value-type="float" office:value="6.44543311624869" calcext:value-type="float">
            <text:p>6.445433116248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91247843534653" calcext:value-type="float">
            <text:p>5.91247843534653</text:p>
          </table:table-cell>
          <table:table-cell office:value-type="float" office:value="2.80701748219864" calcext:value-type="float">
            <text:p>2.80701748219864</text:p>
          </table:table-cell>
          <table:table-cell table:number-columns-repeated="2" office:value-type="float" office:value="3.10546095314789" calcext:value-type="float">
            <text:p>3.10546095314789</text:p>
          </table:table-cell>
          <table:table-cell office:value-type="float" office:value="8.01269903044743" calcext:value-type="float">
            <text:p>8.01269903044743</text:p>
          </table:table-cell>
          <table:table-cell office:value-type="float" office:value="3.42137282121182" calcext:value-type="float">
            <text:p>3.42137282121182</text:p>
          </table:table-cell>
          <table:table-cell table:number-columns-repeated="2" office:value-type="float" office:value="4.59132620923561" calcext:value-type="float">
            <text:p>4.59132620923561</text:p>
          </table:table-cell>
          <table:table-cell office:value-type="float" office:value="6.61819559834337" calcext:value-type="float">
            <text:p>6.61819559834337</text:p>
          </table:table-cell>
          <table:table-cell office:value-type="float" office:value="0.794087050162933" calcext:value-type="float">
            <text:p>0.794087050162933</text:p>
          </table:table-cell>
          <table:table-cell table:number-columns-repeated="2" office:value-type="float" office:value="5.82410854818043" calcext:value-type="float">
            <text:p>5.824108548180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16535551589785" calcext:value-type="float">
            <text:p>6.16535551589785</text:p>
          </table:table-cell>
          <table:table-cell office:value-type="float" office:value="2.72521737945451" calcext:value-type="float">
            <text:p>2.72521737945451</text:p>
          </table:table-cell>
          <table:table-cell table:number-columns-repeated="2" office:value-type="float" office:value="3.44013813644334" calcext:value-type="float">
            <text:p>3.44013813644334</text:p>
          </table:table-cell>
          <table:table-cell office:value-type="float" office:value="8.10055148397335" calcext:value-type="float">
            <text:p>8.10055148397335</text:p>
          </table:table-cell>
          <table:table-cell office:value-type="float" office:value="2.82316981455731" calcext:value-type="float">
            <text:p>2.82316981455731</text:p>
          </table:table-cell>
          <table:table-cell table:number-columns-repeated="2" office:value-type="float" office:value="5.27738166941604" calcext:value-type="float">
            <text:p>5.27738166941604</text:p>
          </table:table-cell>
          <table:table-cell office:value-type="float" office:value="6.24904936994823" calcext:value-type="float">
            <text:p>6.24904936994823</text:p>
          </table:table-cell>
          <table:table-cell office:value-type="float" office:value="0.636628268207298" calcext:value-type="float">
            <text:p>0.636628268207298</text:p>
          </table:table-cell>
          <table:table-cell table:number-columns-repeated="2" office:value-type="float" office:value="5.61242110174093" calcext:value-type="float">
            <text:p>5.612421101740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12598510514179" calcext:value-type="float">
            <text:p>6.12598510514179</text:p>
          </table:table-cell>
          <table:table-cell office:value-type="float" office:value="2.52633856031978" calcext:value-type="float">
            <text:p>2.52633856031978</text:p>
          </table:table-cell>
          <table:table-cell table:number-columns-repeated="2" office:value-type="float" office:value="3.59964654482201" calcext:value-type="float">
            <text:p>3.59964654482201</text:p>
          </table:table-cell>
          <table:table-cell office:value-type="float" office:value="8.03798626243825" calcext:value-type="float">
            <text:p>8.03798626243825</text:p>
          </table:table-cell>
          <table:table-cell office:value-type="float" office:value="2.93752456572941" calcext:value-type="float">
            <text:p>2.93752456572941</text:p>
          </table:table-cell>
          <table:table-cell table:number-columns-repeated="2" office:value-type="float" office:value="5.10046169670884" calcext:value-type="float">
            <text:p>5.10046169670884</text:p>
          </table:table-cell>
          <table:table-cell office:value-type="float" office:value="6.6141930288323" calcext:value-type="float">
            <text:p>6.6141930288323</text:p>
          </table:table-cell>
          <table:table-cell office:value-type="float" office:value="0.840286082637198" calcext:value-type="float">
            <text:p>0.840286082637198</text:p>
          </table:table-cell>
          <table:table-cell table:number-columns-repeated="2" office:value-type="float" office:value="5.7739069461951" calcext:value-type="float">
            <text:p>5.77390694619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05542597421145" calcext:value-type="float">
            <text:p>6.05542597421145</text:p>
          </table:table-cell>
          <table:table-cell office:value-type="float" office:value="2.61283848303825" calcext:value-type="float">
            <text:p>2.61283848303825</text:p>
          </table:table-cell>
          <table:table-cell table:number-columns-repeated="2" office:value-type="float" office:value="3.4425874911732" calcext:value-type="float">
            <text:p>3.4425874911732</text:p>
          </table:table-cell>
          <table:table-cell office:value-type="float" office:value="7.9860887698196" calcext:value-type="float">
            <text:p>7.9860887698196</text:p>
          </table:table-cell>
          <table:table-cell office:value-type="float" office:value="2.94724143867599" calcext:value-type="float">
            <text:p>2.94724143867599</text:p>
          </table:table-cell>
          <table:table-cell table:number-columns-repeated="2" office:value-type="float" office:value="5.03884733114361" calcext:value-type="float">
            <text:p>5.03884733114361</text:p>
          </table:table-cell>
          <table:table-cell office:value-type="float" office:value="6.62751201326776" calcext:value-type="float">
            <text:p>6.62751201326776</text:p>
          </table:table-cell>
          <table:table-cell office:value-type="float" office:value="0.81887349850005" calcext:value-type="float">
            <text:p>0.81887349850005</text:p>
          </table:table-cell>
          <table:table-cell table:number-columns-repeated="2" office:value-type="float" office:value="5.80863851476771" calcext:value-type="float">
            <text:p>5.808638514767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02621795545283" calcext:value-type="float">
            <text:p>6.02621795545283</text:p>
          </table:table-cell>
          <table:table-cell office:value-type="float" office:value="2.4301182889798" calcext:value-type="float">
            <text:p>2.4301182889798</text:p>
          </table:table-cell>
          <table:table-cell table:number-columns-repeated="2" office:value-type="float" office:value="3.59609966647303" calcext:value-type="float">
            <text:p>3.59609966647303</text:p>
          </table:table-cell>
          <table:table-cell office:value-type="float" office:value="8.10836941204359" calcext:value-type="float">
            <text:p>8.10836941204359</text:p>
          </table:table-cell>
          <table:table-cell office:value-type="float" office:value="2.93948125771306" calcext:value-type="float">
            <text:p>2.93948125771306</text:p>
          </table:table-cell>
          <table:table-cell table:number-columns-repeated="2" office:value-type="float" office:value="5.16888815433053" calcext:value-type="float">
            <text:p>5.16888815433053</text:p>
          </table:table-cell>
          <table:table-cell office:value-type="float" office:value="6.53435645127323" calcext:value-type="float">
            <text:p>6.53435645127323</text:p>
          </table:table-cell>
          <table:table-cell office:value-type="float" office:value="0.761093825988568" calcext:value-type="float">
            <text:p>0.761093825988568</text:p>
          </table:table-cell>
          <table:table-cell table:number-columns-repeated="2" office:value-type="float" office:value="5.77326262528466" calcext:value-type="float">
            <text:p>5.773262625284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21517118248189" calcext:value-type="float">
            <text:p>6.21517118248189</text:p>
          </table:table-cell>
          <table:table-cell office:value-type="float" office:value="2.77451496724864" calcext:value-type="float">
            <text:p>2.77451496724864</text:p>
          </table:table-cell>
          <table:table-cell table:number-columns-repeated="2" office:value-type="float" office:value="3.44065621523324" calcext:value-type="float">
            <text:p>3.44065621523324</text:p>
          </table:table-cell>
          <table:table-cell office:value-type="float" office:value="7.9936057166233" calcext:value-type="float">
            <text:p>7.9936057166233</text:p>
          </table:table-cell>
          <table:table-cell office:value-type="float" office:value="2.80171733794516" calcext:value-type="float">
            <text:p>2.80171733794516</text:p>
          </table:table-cell>
          <table:table-cell table:number-columns-repeated="2" office:value-type="float" office:value="5.19188837867814" calcext:value-type="float">
            <text:p>5.19188837867814</text:p>
          </table:table-cell>
          <table:table-cell office:value-type="float" office:value="6.57512646418613" calcext:value-type="float">
            <text:p>6.57512646418613</text:p>
          </table:table-cell>
          <table:table-cell office:value-type="float" office:value="0.922252000276027" calcext:value-type="float">
            <text:p>0.922252000276027</text:p>
          </table:table-cell>
          <table:table-cell table:number-columns-repeated="2" office:value-type="float" office:value="5.65287446391011" calcext:value-type="float">
            <text:p>5.652874463910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21218133456925" calcext:value-type="float">
            <text:p>6.21218133456925</text:p>
          </table:table-cell>
          <table:table-cell office:value-type="float" office:value="2.82149375984552" calcext:value-type="float">
            <text:p>2.82149375984552</text:p>
          </table:table-cell>
          <table:table-cell table:number-columns-repeated="2" office:value-type="float" office:value="3.39068757472374" calcext:value-type="float">
            <text:p>3.39068757472374</text:p>
          </table:table-cell>
          <table:table-cell office:value-type="float" office:value="8.10806118282665" calcext:value-type="float">
            <text:p>8.10806118282665</text:p>
          </table:table-cell>
          <table:table-cell office:value-type="float" office:value="2.60790426293615" calcext:value-type="float">
            <text:p>2.60790426293615</text:p>
          </table:table-cell>
          <table:table-cell table:number-columns-repeated="2" office:value-type="float" office:value="5.5001569198905" calcext:value-type="float">
            <text:p>5.5001569198905</text:p>
          </table:table-cell>
          <table:table-cell office:value-type="float" office:value="6.30888976585998" calcext:value-type="float">
            <text:p>6.30888976585998</text:p>
          </table:table-cell>
          <table:table-cell office:value-type="float" office:value="0.868105433839832" calcext:value-type="float">
            <text:p>0.868105433839832</text:p>
          </table:table-cell>
          <table:table-cell table:number-columns-repeated="2" office:value-type="float" office:value="5.44078433202015" calcext:value-type="float">
            <text:p>5.440784332020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10522153527783" calcext:value-type="float">
            <text:p>6.10522153527783</text:p>
          </table:table-cell>
          <table:table-cell office:value-type="float" office:value="2.79577603526452" calcext:value-type="float">
            <text:p>2.79577603526452</text:p>
          </table:table-cell>
          <table:table-cell table:number-columns-repeated="2" office:value-type="float" office:value="3.30944550001331" calcext:value-type="float">
            <text:p>3.30944550001331</text:p>
          </table:table-cell>
          <table:table-cell office:value-type="float" office:value="7.90419468998988" calcext:value-type="float">
            <text:p>7.90419468998988</text:p>
          </table:table-cell>
          <table:table-cell office:value-type="float" office:value="2.99658551612072" calcext:value-type="float">
            <text:p>2.99658551612072</text:p>
          </table:table-cell>
          <table:table-cell table:number-columns-repeated="2" office:value-type="float" office:value="4.90760917386917" calcext:value-type="float">
            <text:p>4.90760917386917</text:p>
          </table:table-cell>
          <table:table-cell office:value-type="float" office:value="6.5862427756734" calcext:value-type="float">
            <text:p>6.5862427756734</text:p>
          </table:table-cell>
          <table:table-cell office:value-type="float" office:value="0.964064870806558" calcext:value-type="float">
            <text:p>0.964064870806558</text:p>
          </table:table-cell>
          <table:table-cell table:number-columns-repeated="2" office:value-type="float" office:value="5.62217790486684" calcext:value-type="float">
            <text:p>5.622177904866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00463222791518" calcext:value-type="float">
            <text:p>6.00463222791518</text:p>
          </table:table-cell>
          <table:table-cell office:value-type="float" office:value="2.85094886078008" calcext:value-type="float">
            <text:p>2.85094886078008</text:p>
          </table:table-cell>
          <table:table-cell table:number-columns-repeated="2" office:value-type="float" office:value="3.1536833671351" calcext:value-type="float">
            <text:p>3.1536833671351</text:p>
          </table:table-cell>
          <table:table-cell office:value-type="float" office:value="7.97414604131077" calcext:value-type="float">
            <text:p>7.97414604131077</text:p>
          </table:table-cell>
          <table:table-cell office:value-type="float" office:value="2.9956875949461" calcext:value-type="float">
            <text:p>2.9956875949461</text:p>
          </table:table-cell>
          <table:table-cell table:number-columns-repeated="2" office:value-type="float" office:value="4.97845844636468" calcext:value-type="float">
            <text:p>4.97845844636468</text:p>
          </table:table-cell>
          <table:table-cell office:value-type="float" office:value="6.14644165191518" calcext:value-type="float">
            <text:p>6.14644165191518</text:p>
          </table:table-cell>
          <table:table-cell office:value-type="float" office:value="0.909526151777549" calcext:value-type="float">
            <text:p>0.909526151777549</text:p>
          </table:table-cell>
          <table:table-cell table:number-columns-repeated="2" office:value-type="float" office:value="5.23691550013763" calcext:value-type="float">
            <text:p>5.236915500137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76128842106234" calcext:value-type="float">
            <text:p>4.76128842106234</text:p>
          </table:table-cell>
          <table:table-cell office:value-type="float" office:value="1.51791661911879" calcext:value-type="float">
            <text:p>1.51791661911879</text:p>
          </table:table-cell>
          <table:table-cell table:number-columns-repeated="2" office:value-type="float" office:value="3.24337180194355" calcext:value-type="float">
            <text:p>3.24337180194355</text:p>
          </table:table-cell>
          <table:table-cell office:value-type="float" office:value="6.21126141192808" calcext:value-type="float">
            <text:p>6.21126141192808</text:p>
          </table:table-cell>
          <table:table-cell office:value-type="float" office:value="1.99891890935563" calcext:value-type="float">
            <text:p>1.99891890935563</text:p>
          </table:table-cell>
          <table:table-cell table:number-columns-repeated="2" office:value-type="float" office:value="4.21234250257245" calcext:value-type="float">
            <text:p>4.21234250257245</text:p>
          </table:table-cell>
          <table:table-cell office:value-type="float" office:value="5.32204674928023" calcext:value-type="float">
            <text:p>5.32204674928023</text:p>
          </table:table-cell>
          <table:table-cell office:value-type="float" office:value="0.447123359977997" calcext:value-type="float">
            <text:p>0.447123359977997</text:p>
          </table:table-cell>
          <table:table-cell table:number-columns-repeated="2" office:value-type="float" office:value="4.87492338930223" calcext:value-type="float">
            <text:p>4.87492338930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5T17:30:25.435000000</dc:date>
    <meta:editing-duration>PT7M57S</meta:editing-duration>
    <meta:editing-cycles>1</meta:editing-cycles>
    <meta:document-statistic meta:table-count="1" meta:cell-count="1182" meta:object-count="3"/>
    <meta:generator>LibreOffice/7.1.2.2$Windows_X86_64 LibreOffice_project/8a45595d069ef5570103caea1b71cc9d82b2aae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12cm" svg:y="0.316cm" chart:style-name="ch2">
          <text:p>Random Set Mutual Information with Gaussian Measure</text:p>
        </chart:title>
        <chart:legend chart:legend-position="end" svg:x="13.725cm" svg:y="3.694cm" style:legend-expansion="high" chart:style-name="ch3"/>
        <chart:plot-area chart:style-name="ch4" table:cell-range-address="it_test_gausset.D1:it_test_gausset.D91 it_test_gausset.H1:it_test_gausset.H91 it_test_gausset.L1:it_test_gausset.L91" chart:data-source-has-labels="row" svg:x="1.321cm" svg:y="1.301cm" svg:width="12.084cm" svg:height="6.548cm">
          <chart:coordinate-region svg:x="1.763cm" svg:y="1.503cm" svg:width="11.642cm" svg:height="5.541cm"/>
          <chart:axis chart:dimension="x" chart:name="primary-x" chart:style-name="ch5">
            <chart:title svg:x="6.448cm" svg:y="8.029cm" chart:style-name="ch6">
              <text:p>Sample step</text:p>
            </chart:title>
          </chart:axis>
          <chart:axis chart:dimension="y" chart:name="primary-y" chart:style-name="ch5">
            <chart:title svg:x="0.451cm" svg:y="5.214cm" chart:style-name="ch7">
              <text:p>MI (Bits)</text:p>
            </chart:title>
            <chart:grid chart:style-name="ch8" chart:class="major"/>
          </chart:axis>
          <chart:series chart:style-name="ch9" chart:values-cell-range-address="it_test_gausset.D2:it_test_gausset.D91" chart:label-cell-address="it_test_gausset.D1:it_test_gausset.D1" chart:class="chart:line">
            <chart:data-point chart:repeated="90"/>
          </chart:series>
          <chart:series chart:style-name="ch10" chart:values-cell-range-address="it_test_gausset.H2:it_test_gausset.H91" chart:label-cell-address="it_test_gausset.H1:it_test_gausset.H1" chart:class="chart:line">
            <chart:data-point chart:repeated="90"/>
          </chart:series>
          <chart:series chart:style-name="ch11" chart:values-cell-range-address="it_test_gausset.L2:it_test_gausset.L91" chart:label-cell-address="it_test_gausset.L1:it_test_gausset.L1" chart:class="chart:line">
            <chart:data-point chart:repeated="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(Y;X)</text:p>
                <draw:g>
                  <svg:desc>it_test_gausset.D1:it_test_gausset.D1</svg:desc>
                </draw:g>
              </table:table-cell>
              <table:table-cell office:value-type="string">
                <text:p>I(Z;Y)</text:p>
                <draw:g>
                  <svg:desc>it_test_gausset.H1:it_test_gausset.H1</svg:desc>
                </draw:g>
              </table:table-cell>
              <table:table-cell office:value-type="string">
                <text:p>I(X;Z)</text:p>
                <draw:g>
                  <svg:desc>it_test_gausset.L1:it_test_gausset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5906479161327">
                <text:p>4.35906479161327</text:p>
                <draw:g>
                  <svg:desc>it_test_gausset.D2:it_test_gausset.D91</svg:desc>
                </draw:g>
              </table:table-cell>
              <table:table-cell office:value-type="float" office:value="5.64136155838355">
                <text:p>5.64136155838355</text:p>
                <draw:g>
                  <svg:desc>it_test_gausset.H2:it_test_gausset.H91</svg:desc>
                </draw:g>
              </table:table-cell>
              <table:table-cell office:value-type="float" office:value="6.01813597874396">
                <text:p>6.01813597874396</text:p>
                <draw:g>
                  <svg:desc>it_test_gausset.L2:it_test_gausset.L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1180404386623">
                <text:p>3.21180404386623</text:p>
              </table:table-cell>
              <table:table-cell office:value-type="float" office:value="4.83920962778587">
                <text:p>4.83920962778587</text:p>
              </table:table-cell>
              <table:table-cell office:value-type="float" office:value="5.55505258448178">
                <text:p>5.55505258448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0201896918444">
                <text:p>2.80201896918444</text:p>
              </table:table-cell>
              <table:table-cell office:value-type="float" office:value="4.84801036869842">
                <text:p>4.84801036869842</text:p>
              </table:table-cell>
              <table:table-cell office:value-type="float" office:value="5.04276533319617">
                <text:p>5.04276533319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0925796668296">
                <text:p>3.10925796668296</text:p>
              </table:table-cell>
              <table:table-cell office:value-type="float" office:value="5.04118583696913">
                <text:p>5.04118583696913</text:p>
              </table:table-cell>
              <table:table-cell office:value-type="float" office:value="5.6095560126756">
                <text:p>5.6095560126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3958439187584">
                <text:p>3.63958439187584</text:p>
              </table:table-cell>
              <table:table-cell office:value-type="float" office:value="5.08331333037586">
                <text:p>5.08331333037586</text:p>
              </table:table-cell>
              <table:table-cell office:value-type="float" office:value="6.02938826563537">
                <text:p>6.02938826563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2319940652288">
                <text:p>3.72319940652288</text:p>
              </table:table-cell>
              <table:table-cell office:value-type="float" office:value="5.56376844244961">
                <text:p>5.56376844244961</text:p>
              </table:table-cell>
              <table:table-cell office:value-type="float" office:value="5.69599218304246">
                <text:p>5.69599218304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8639072461144">
                <text:p>3.28639072461144</text:p>
              </table:table-cell>
              <table:table-cell office:value-type="float" office:value="4.9821748471567">
                <text:p>4.9821748471567</text:p>
              </table:table-cell>
              <table:table-cell office:value-type="float" office:value="5.66045555133396">
                <text:p>5.66045555133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8563599361018">
                <text:p>3.48563599361018</text:p>
              </table:table-cell>
              <table:table-cell office:value-type="float" office:value="4.59972591665502">
                <text:p>4.59972591665502</text:p>
              </table:table-cell>
              <table:table-cell office:value-type="float" office:value="6.27079393064248">
                <text:p>6.27079393064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5847673822509">
                <text:p>3.15847673822509</text:p>
              </table:table-cell>
              <table:table-cell office:value-type="float" office:value="5.37167351532476">
                <text:p>5.37167351532476</text:p>
              </table:table-cell>
              <table:table-cell office:value-type="float" office:value="5.34205999161398">
                <text:p>5.34205999161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9322889709011">
                <text:p>3.09322889709011</text:p>
              </table:table-cell>
              <table:table-cell office:value-type="float" office:value="5.45091118578635">
                <text:p>5.45091118578635</text:p>
              </table:table-cell>
              <table:table-cell office:value-type="float" office:value="4.91600379331799">
                <text:p>4.91600379331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8140186815328">
                <text:p>3.28140186815328</text:p>
              </table:table-cell>
              <table:table-cell office:value-type="float" office:value="5.41816156003488">
                <text:p>5.41816156003488</text:p>
              </table:table-cell>
              <table:table-cell office:value-type="float" office:value="5.36141470050049">
                <text:p>5.36141470050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8595658218822">
                <text:p>2.98595658218822</text:p>
              </table:table-cell>
              <table:table-cell office:value-type="float" office:value="4.69890820393347">
                <text:p>4.69890820393347</text:p>
              </table:table-cell>
              <table:table-cell office:value-type="float" office:value="5.50488364092224">
                <text:p>5.50488364092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31528335795611">
                <text:p>3.31528335795611</text:p>
              </table:table-cell>
              <table:table-cell office:value-type="float" office:value="5.43096287573061">
                <text:p>5.43096287573061</text:p>
              </table:table-cell>
              <table:table-cell office:value-type="float" office:value="5.46787104213189">
                <text:p>5.46787104213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8085095720892">
                <text:p>2.98085095720892</text:p>
              </table:table-cell>
              <table:table-cell office:value-type="float" office:value="4.51594360994724">
                <text:p>4.51594360994724</text:p>
              </table:table-cell>
              <table:table-cell office:value-type="float" office:value="5.23435334357987">
                <text:p>5.23435334357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3766730038291">
                <text:p>3.83766730038291</text:p>
              </table:table-cell>
              <table:table-cell office:value-type="float" office:value="5.53469049307458">
                <text:p>5.53469049307458</text:p>
              </table:table-cell>
              <table:table-cell office:value-type="float" office:value="5.68688037804858">
                <text:p>5.68688037804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9883341800633">
                <text:p>3.39883341800633</text:p>
              </table:table-cell>
              <table:table-cell office:value-type="float" office:value="5.43173775495492">
                <text:p>5.43173775495492</text:p>
              </table:table-cell>
              <table:table-cell office:value-type="float" office:value="4.92838601967844">
                <text:p>4.92838601967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3882935906746">
                <text:p>3.63882935906746</text:p>
              </table:table-cell>
              <table:table-cell office:value-type="float" office:value="5.10601134047656">
                <text:p>5.10601134047656</text:p>
              </table:table-cell>
              <table:table-cell office:value-type="float" office:value="5.8094424771746">
                <text:p>5.8094424771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9991091619865">
                <text:p>3.69991091619865</text:p>
              </table:table-cell>
              <table:table-cell office:value-type="float" office:value="4.95438466710092">
                <text:p>4.95438466710092</text:p>
              </table:table-cell>
              <table:table-cell office:value-type="float" office:value="6.32674980619405">
                <text:p>6.326749806194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3221286287388">
                <text:p>2.43221286287388</text:p>
              </table:table-cell>
              <table:table-cell office:value-type="float" office:value="4.81817049904476">
                <text:p>4.81817049904476</text:p>
              </table:table-cell>
              <table:table-cell office:value-type="float" office:value="4.98189442355497">
                <text:p>4.98189442355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1702116192443">
                <text:p>3.51702116192443</text:p>
              </table:table-cell>
              <table:table-cell office:value-type="float" office:value="5.09017523516545">
                <text:p>5.09017523516545</text:p>
              </table:table-cell>
              <table:table-cell office:value-type="float" office:value="5.805470290584">
                <text:p>5.805470290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7063373797542">
                <text:p>3.57063373797542</text:p>
              </table:table-cell>
              <table:table-cell office:value-type="float" office:value="4.92609062053587">
                <text:p>4.92609062053587</text:p>
              </table:table-cell>
              <table:table-cell office:value-type="float" office:value="5.94948256749492">
                <text:p>5.94948256749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9633345037988">
                <text:p>3.19633345037988</text:p>
              </table:table-cell>
              <table:table-cell office:value-type="float" office:value="4.73676887750276">
                <text:p>4.73676887750276</text:p>
              </table:table-cell>
              <table:table-cell office:value-type="float" office:value="6.05673168387171">
                <text:p>6.05673168387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4017616528513">
                <text:p>2.74017616528513</text:p>
              </table:table-cell>
              <table:table-cell office:value-type="float" office:value="4.22831437581095">
                <text:p>4.22831437581095</text:p>
              </table:table-cell>
              <table:table-cell office:value-type="float" office:value="4.7654759945062">
                <text:p>4.76547599450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8283024441004">
                <text:p>2.98283024441004</text:p>
              </table:table-cell>
              <table:table-cell office:value-type="float" office:value="4.74596001972678">
                <text:p>4.74596001972678</text:p>
              </table:table-cell>
              <table:table-cell office:value-type="float" office:value="5.57328744954323">
                <text:p>5.57328744954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7126517085831">
                <text:p>3.37126517085831</text:p>
              </table:table-cell>
              <table:table-cell office:value-type="float" office:value="5.00025194917976">
                <text:p>5.00025194917976</text:p>
              </table:table-cell>
              <table:table-cell office:value-type="float" office:value="5.68180904823665">
                <text:p>5.68180904823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24640869472026">
                <text:p>3.24640869472026</text:p>
              </table:table-cell>
              <table:table-cell office:value-type="float" office:value="4.87858714203167">
                <text:p>4.87858714203167</text:p>
              </table:table-cell>
              <table:table-cell office:value-type="float" office:value="5.74634913077701">
                <text:p>5.746349130777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5621840295638">
                <text:p>3.75621840295638</text:p>
              </table:table-cell>
              <table:table-cell office:value-type="float" office:value="5.48295650284713">
                <text:p>5.48295650284713</text:p>
              </table:table-cell>
              <table:table-cell office:value-type="float" office:value="5.78252938538154">
                <text:p>5.782529385381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4233091469576">
                <text:p>3.34233091469576</text:p>
              </table:table-cell>
              <table:table-cell office:value-type="float" office:value="5.23952976204097">
                <text:p>5.23952976204097</text:p>
              </table:table-cell>
              <table:table-cell office:value-type="float" office:value="5.58452459036079">
                <text:p>5.58452459036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2571530895416">
                <text:p>3.22571530895416</text:p>
              </table:table-cell>
              <table:table-cell office:value-type="float" office:value="5.11638997490967">
                <text:p>5.11638997490967</text:p>
              </table:table-cell>
              <table:table-cell office:value-type="float" office:value="5.22750334907158">
                <text:p>5.22750334907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0750736460877">
                <text:p>2.80750736460877</text:p>
              </table:table-cell>
              <table:table-cell office:value-type="float" office:value="4.95445997561217">
                <text:p>4.95445997561217</text:p>
              </table:table-cell>
              <table:table-cell office:value-type="float" office:value="4.37413121811565">
                <text:p>4.374131218115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6209793367106">
                <text:p>2.46209793367106</text:p>
              </table:table-cell>
              <table:table-cell office:value-type="float" office:value="4.64369695604905">
                <text:p>4.64369695604905</text:p>
              </table:table-cell>
              <table:table-cell office:value-type="float" office:value="4.44592444862344">
                <text:p>4.445924448623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0504424440573">
                <text:p>3.30504424440573</text:p>
              </table:table-cell>
              <table:table-cell office:value-type="float" office:value="5.24434064882567">
                <text:p>5.24434064882567</text:p>
              </table:table-cell>
              <table:table-cell office:value-type="float" office:value="5.25838051741424">
                <text:p>5.258380517414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7359486293585">
                <text:p>3.57359486293585</text:p>
              </table:table-cell>
              <table:table-cell office:value-type="float" office:value="4.06717208856302">
                <text:p>4.06717208856302</text:p>
              </table:table-cell>
              <table:table-cell office:value-type="float" office:value="7.14397141472131">
                <text:p>7.143971414721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0935071311244">
                <text:p>3.40935071311244</text:p>
              </table:table-cell>
              <table:table-cell office:value-type="float" office:value="5.10452603619039">
                <text:p>5.10452603619039</text:p>
              </table:table-cell>
              <table:table-cell office:value-type="float" office:value="5.45325437032107">
                <text:p>5.45325437032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22288845257216">
                <text:p>3.22288845257216</text:p>
              </table:table-cell>
              <table:table-cell office:value-type="float" office:value="5.03344386786533">
                <text:p>5.03344386786533</text:p>
              </table:table-cell>
              <table:table-cell office:value-type="float" office:value="5.54985299134295">
                <text:p>5.549852991342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1941318327893">
                <text:p>3.51941318327893</text:p>
              </table:table-cell>
              <table:table-cell office:value-type="float" office:value="5.14125931068797">
                <text:p>5.14125931068797</text:p>
              </table:table-cell>
              <table:table-cell office:value-type="float" office:value="6.05811002219452">
                <text:p>6.058110022194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1682514508905">
                <text:p>3.21682514508905</text:p>
              </table:table-cell>
              <table:table-cell office:value-type="float" office:value="5.33576269862075">
                <text:p>5.33576269862075</text:p>
              </table:table-cell>
              <table:table-cell office:value-type="float" office:value="5.27126443659222">
                <text:p>5.27126443659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2211841748497">
                <text:p>3.42211841748497</text:p>
              </table:table-cell>
              <table:table-cell office:value-type="float" office:value="5.23818450927351">
                <text:p>5.23818450927351</text:p>
              </table:table-cell>
              <table:table-cell office:value-type="float" office:value="5.43426156059527">
                <text:p>5.434261560595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91404070752907">
                <text:p>2.91404070752907</text:p>
              </table:table-cell>
              <table:table-cell office:value-type="float" office:value="4.82469596089493">
                <text:p>4.82469596089493</text:p>
              </table:table-cell>
              <table:table-cell office:value-type="float" office:value="5.3021682003608">
                <text:p>5.30216820036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2528000905661">
                <text:p>4.02528000905661</text:p>
              </table:table-cell>
              <table:table-cell office:value-type="float" office:value="5.73034313691707">
                <text:p>5.73034313691707</text:p>
              </table:table-cell>
              <table:table-cell office:value-type="float" office:value="5.66255961208981">
                <text:p>5.66255961208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418041888215">
                <text:p>3.8418041888215</text:p>
              </table:table-cell>
              <table:table-cell office:value-type="float" office:value="5.14256087732114">
                <text:p>5.14256087732114</text:p>
              </table:table-cell>
              <table:table-cell office:value-type="float" office:value="5.74181961426412">
                <text:p>5.74181961426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9481944501055">
                <text:p>3.89481944501055</text:p>
              </table:table-cell>
              <table:table-cell office:value-type="float" office:value="4.7763446847242">
                <text:p>4.7763446847242</text:p>
              </table:table-cell>
              <table:table-cell office:value-type="float" office:value="6.22212976833265">
                <text:p>6.22212976833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843126407492">
                <text:p>2.6843126407492</text:p>
              </table:table-cell>
              <table:table-cell office:value-type="float" office:value="5.33328422261424">
                <text:p>5.33328422261424</text:p>
              </table:table-cell>
              <table:table-cell office:value-type="float" office:value="4.52157317763025">
                <text:p>4.52157317763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5530841592286">
                <text:p>3.35530841592286</text:p>
              </table:table-cell>
              <table:table-cell office:value-type="float" office:value="4.66903885845658">
                <text:p>4.66903885845658</text:p>
              </table:table-cell>
              <table:table-cell office:value-type="float" office:value="6.16085623764068">
                <text:p>6.160856237640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7274460431406">
                <text:p>3.57274460431406</text:p>
              </table:table-cell>
              <table:table-cell office:value-type="float" office:value="5.48149315771318">
                <text:p>5.48149315771318</text:p>
              </table:table-cell>
              <table:table-cell office:value-type="float" office:value="5.28370424773998">
                <text:p>5.28370424773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1444509255303">
                <text:p>3.11444509255303</text:p>
              </table:table-cell>
              <table:table-cell office:value-type="float" office:value="4.61086982887776">
                <text:p>4.61086982887776</text:p>
              </table:table-cell>
              <table:table-cell office:value-type="float" office:value="5.87256810174711">
                <text:p>5.872568101747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77922300662393">
                <text:p>3.77922300662393</text:p>
              </table:table-cell>
              <table:table-cell office:value-type="float" office:value="5.05120730756631">
                <text:p>5.05120730756631</text:p>
              </table:table-cell>
              <table:table-cell office:value-type="float" office:value="5.47811140458636">
                <text:p>5.478111404586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27098644133823">
                <text:p>3.27098644133823</text:p>
              </table:table-cell>
              <table:table-cell office:value-type="float" office:value="5.14824725212103">
                <text:p>5.14824725212103</text:p>
              </table:table-cell>
              <table:table-cell office:value-type="float" office:value="4.91564852537456">
                <text:p>4.915648525374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9721169518107">
                <text:p>4.29721169518107</text:p>
              </table:table-cell>
              <table:table-cell office:value-type="float" office:value="4.91078955946008">
                <text:p>4.91078955946008</text:p>
              </table:table-cell>
              <table:table-cell office:value-type="float" office:value="6.99965818370558">
                <text:p>6.999658183705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56161981762038">
                <text:p>3.56161981762038</text:p>
              </table:table-cell>
              <table:table-cell office:value-type="float" office:value="4.89734304310904">
                <text:p>4.89734304310904</text:p>
              </table:table-cell>
              <table:table-cell office:value-type="float" office:value="5.85995821209542">
                <text:p>5.859958212095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69402767496571">
                <text:p>3.69402767496571</text:p>
              </table:table-cell>
              <table:table-cell office:value-type="float" office:value="5.19755407103065">
                <text:p>5.19755407103065</text:p>
              </table:table-cell>
              <table:table-cell office:value-type="float" office:value="5.74914279639433">
                <text:p>5.74914279639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4923806526358">
                <text:p>3.64923806526358</text:p>
              </table:table-cell>
              <table:table-cell office:value-type="float" office:value="4.04726287533031">
                <text:p>4.04726287533031</text:p>
              </table:table-cell>
              <table:table-cell office:value-type="float" office:value="6.36216701442565">
                <text:p>6.362167014425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778607514277">
                <text:p>2.97778607514277</text:p>
              </table:table-cell>
              <table:table-cell office:value-type="float" office:value="5.01748327009319">
                <text:p>5.01748327009319</text:p>
              </table:table-cell>
              <table:table-cell office:value-type="float" office:value="5.19405350772033">
                <text:p>5.194053507720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1476681948573">
                <text:p>3.31476681948573</text:p>
              </table:table-cell>
              <table:table-cell office:value-type="float" office:value="5.04271726106685">
                <text:p>5.04271726106685</text:p>
              </table:table-cell>
              <table:table-cell office:value-type="float" office:value="5.71171811638837">
                <text:p>5.711718116388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4674618702382">
                <text:p>3.84674618702382</text:p>
              </table:table-cell>
              <table:table-cell office:value-type="float" office:value="5.49445507194563">
                <text:p>5.49445507194563</text:p>
              </table:table-cell>
              <table:table-cell office:value-type="float" office:value="6.10936935045777">
                <text:p>6.10936935045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66792025242053">
                <text:p>3.66792025242053</text:p>
              </table:table-cell>
              <table:table-cell office:value-type="float" office:value="4.76040278887805">
                <text:p>4.76040278887805</text:p>
              </table:table-cell>
              <table:table-cell office:value-type="float" office:value="6.44111048156045">
                <text:p>6.441110481560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2009856437033">
                <text:p>3.32009856437033</text:p>
              </table:table-cell>
              <table:table-cell office:value-type="float" office:value="5.33484419546583">
                <text:p>5.33484419546583</text:p>
              </table:table-cell>
              <table:table-cell office:value-type="float" office:value="5.38942954919981">
                <text:p>5.389429549199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8767466688034">
                <text:p>2.78767466688034</text:p>
              </table:table-cell>
              <table:table-cell office:value-type="float" office:value="5.15177685018912">
                <text:p>5.15177685018912</text:p>
              </table:table-cell>
              <table:table-cell office:value-type="float" office:value="4.74791579955526">
                <text:p>4.747915799555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1571778112795">
                <text:p>3.31571778112795</text:p>
              </table:table-cell>
              <table:table-cell office:value-type="float" office:value="5.28239611543316">
                <text:p>5.28239611543316</text:p>
              </table:table-cell>
              <table:table-cell office:value-type="float" office:value="5.59624544591087">
                <text:p>5.596245445910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59661835227736">
                <text:p>3.59661835227736</text:p>
              </table:table-cell>
              <table:table-cell office:value-type="float" office:value="4.89824659803695">
                <text:p>4.89824659803695</text:p>
              </table:table-cell>
              <table:table-cell office:value-type="float" office:value="5.87372953465111">
                <text:p>5.87372953465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4018575887072">
                <text:p>3.44018575887072</text:p>
              </table:table-cell>
              <table:table-cell office:value-type="float" office:value="5.15407353221107">
                <text:p>5.15407353221107</text:p>
              </table:table-cell>
              <table:table-cell office:value-type="float" office:value="5.78292620431402">
                <text:p>5.782926204314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7179004718238">
                <text:p>2.97179004718238</text:p>
              </table:table-cell>
              <table:table-cell office:value-type="float" office:value="5.25641400595586">
                <text:p>5.25641400595586</text:p>
              </table:table-cell>
              <table:table-cell office:value-type="float" office:value="5.02656233160263">
                <text:p>5.026562331602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1957649689295">
                <text:p>2.61957649689295</text:p>
              </table:table-cell>
              <table:table-cell office:value-type="float" office:value="3.76627273477304">
                <text:p>3.76627273477304</text:p>
              </table:table-cell>
              <table:table-cell office:value-type="float" office:value="4.98997179930924">
                <text:p>4.989971799309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453929219639">
                <text:p>3.6453929219639</text:p>
              </table:table-cell>
              <table:table-cell office:value-type="float" office:value="5.21048568893382">
                <text:p>5.21048568893382</text:p>
              </table:table-cell>
              <table:table-cell office:value-type="float" office:value="5.57905474861646">
                <text:p>5.579054748616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9532352880255">
                <text:p>3.19532352880255</text:p>
              </table:table-cell>
              <table:table-cell office:value-type="float" office:value="4.69202241333856">
                <text:p>4.69202241333856</text:p>
              </table:table-cell>
              <table:table-cell office:value-type="float" office:value="5.31039920669272">
                <text:p>5.310399206692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4090508447762">
                <text:p>3.44090508447762</text:p>
              </table:table-cell>
              <table:table-cell office:value-type="float" office:value="4.44600160992617">
                <text:p>4.44600160992617</text:p>
              </table:table-cell>
              <table:table-cell office:value-type="float" office:value="6.25053800749246">
                <text:p>6.250538007492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2480860720642">
                <text:p>3.32480860720642</text:p>
              </table:table-cell>
              <table:table-cell office:value-type="float" office:value="5.34671773368327">
                <text:p>5.34671773368327</text:p>
              </table:table-cell>
              <table:table-cell office:value-type="float" office:value="4.91891012244708">
                <text:p>4.918910122447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5112964267606">
                <text:p>3.25112964267606</text:p>
              </table:table-cell>
              <table:table-cell office:value-type="float" office:value="4.87575268091704">
                <text:p>4.87575268091704</text:p>
              </table:table-cell>
              <table:table-cell office:value-type="float" office:value="5.84321984261536">
                <text:p>5.843219842615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4346368575884">
                <text:p>3.74346368575884</text:p>
              </table:table-cell>
              <table:table-cell office:value-type="float" office:value="5.27040244491019">
                <text:p>5.27040244491019</text:p>
              </table:table-cell>
              <table:table-cell office:value-type="float" office:value="5.91570946782807">
                <text:p>5.915709467828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29308316140718">
                <text:p>3.29308316140718</text:p>
              </table:table-cell>
              <table:table-cell office:value-type="float" office:value="5.03725830395705">
                <text:p>5.03725830395705</text:p>
              </table:table-cell>
              <table:table-cell office:value-type="float" office:value="5.53905887076721">
                <text:p>5.539058870767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5781101536956">
                <text:p>2.85781101536956</text:p>
              </table:table-cell>
              <table:table-cell office:value-type="float" office:value="5.22037386782573">
                <text:p>5.22037386782573</text:p>
              </table:table-cell>
              <table:table-cell office:value-type="float" office:value="4.95007102199905">
                <text:p>4.950071021999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9688978973618">
                <text:p>3.9688978973618</text:p>
              </table:table-cell>
              <table:table-cell office:value-type="float" office:value="4.45792590011184">
                <text:p>4.45792590011184</text:p>
              </table:table-cell>
              <table:table-cell office:value-type="float" office:value="6.28641408055753">
                <text:p>6.286414080557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791515779415">
                <text:p>3.2791515779415</text:p>
              </table:table-cell>
              <table:table-cell office:value-type="float" office:value="5.18161762120267">
                <text:p>5.18161762120267</text:p>
              </table:table-cell>
              <table:table-cell office:value-type="float" office:value="5.12538891849032">
                <text:p>5.125388918490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3560323501082">
                <text:p>3.83560323501082</text:p>
              </table:table-cell>
              <table:table-cell office:value-type="float" office:value="5.44149485419614">
                <text:p>5.44149485419614</text:p>
              </table:table-cell>
              <table:table-cell office:value-type="float" office:value="5.76303931201895">
                <text:p>5.763039312018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02418358552866">
                <text:p>3.02418358552866</text:p>
              </table:table-cell>
              <table:table-cell office:value-type="float" office:value="4.98977504819278">
                <text:p>4.98977504819278</text:p>
              </table:table-cell>
              <table:table-cell office:value-type="float" office:value="5.41979490457317">
                <text:p>5.419794904573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121556128712">
                <text:p>3.6121556128712</text:p>
              </table:table-cell>
              <table:table-cell office:value-type="float" office:value="5.40657623925849">
                <text:p>5.40657623925849</text:p>
              </table:table-cell>
              <table:table-cell office:value-type="float" office:value="5.4872070711949">
                <text:p>5.4872070711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1757314893936">
                <text:p>3.11757314893936</text:p>
              </table:table-cell>
              <table:table-cell office:value-type="float" office:value="4.50243310033528">
                <text:p>4.50243310033528</text:p>
              </table:table-cell>
              <table:table-cell office:value-type="float" office:value="5.14196944333393">
                <text:p>5.141969443333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0204494966658">
                <text:p>3.10204494966658</text:p>
              </table:table-cell>
              <table:table-cell office:value-type="float" office:value="4.56630384961901">
                <text:p>4.56630384961901</text:p>
              </table:table-cell>
              <table:table-cell office:value-type="float" office:value="5.72467486607628">
                <text:p>5.724674866076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03841569212102">
                <text:p>3.03841569212102</text:p>
              </table:table-cell>
              <table:table-cell office:value-type="float" office:value="4.87070142961726">
                <text:p>4.87070142961726</text:p>
              </table:table-cell>
              <table:table-cell office:value-type="float" office:value="5.3095349739078">
                <text:p>5.30953497390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1779158762226">
                <text:p>4.11779158762226</text:p>
              </table:table-cell>
              <table:table-cell office:value-type="float" office:value="5.27385350373338">
                <text:p>5.27385350373338</text:p>
              </table:table-cell>
              <table:table-cell office:value-type="float" office:value="6.44543311624869">
                <text:p>6.445433116248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10546095314789">
                <text:p>3.10546095314789</text:p>
              </table:table-cell>
              <table:table-cell office:value-type="float" office:value="4.59132620923561">
                <text:p>4.59132620923561</text:p>
              </table:table-cell>
              <table:table-cell office:value-type="float" office:value="5.82410854818043">
                <text:p>5.824108548180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44013813644334">
                <text:p>3.44013813644334</text:p>
              </table:table-cell>
              <table:table-cell office:value-type="float" office:value="5.27738166941604">
                <text:p>5.27738166941604</text:p>
              </table:table-cell>
              <table:table-cell office:value-type="float" office:value="5.61242110174093">
                <text:p>5.612421101740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59964654482201">
                <text:p>3.59964654482201</text:p>
              </table:table-cell>
              <table:table-cell office:value-type="float" office:value="5.10046169670884">
                <text:p>5.10046169670884</text:p>
              </table:table-cell>
              <table:table-cell office:value-type="float" office:value="5.7739069461951">
                <text:p>5.77390694619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4425874911732">
                <text:p>3.4425874911732</text:p>
              </table:table-cell>
              <table:table-cell office:value-type="float" office:value="5.03884733114361">
                <text:p>5.03884733114361</text:p>
              </table:table-cell>
              <table:table-cell office:value-type="float" office:value="5.80863851476771">
                <text:p>5.808638514767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9609966647303">
                <text:p>3.59609966647303</text:p>
              </table:table-cell>
              <table:table-cell office:value-type="float" office:value="5.16888815433053">
                <text:p>5.16888815433053</text:p>
              </table:table-cell>
              <table:table-cell office:value-type="float" office:value="5.77326262528466">
                <text:p>5.773262625284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4065621523324">
                <text:p>3.44065621523324</text:p>
              </table:table-cell>
              <table:table-cell office:value-type="float" office:value="5.19188837867814">
                <text:p>5.19188837867814</text:p>
              </table:table-cell>
              <table:table-cell office:value-type="float" office:value="5.65287446391011">
                <text:p>5.652874463910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39068757472374">
                <text:p>3.39068757472374</text:p>
              </table:table-cell>
              <table:table-cell office:value-type="float" office:value="5.5001569198905">
                <text:p>5.5001569198905</text:p>
              </table:table-cell>
              <table:table-cell office:value-type="float" office:value="5.44078433202015">
                <text:p>5.440784332020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30944550001331">
                <text:p>3.30944550001331</text:p>
              </table:table-cell>
              <table:table-cell office:value-type="float" office:value="4.90760917386917">
                <text:p>4.90760917386917</text:p>
              </table:table-cell>
              <table:table-cell office:value-type="float" office:value="5.62217790486684">
                <text:p>5.622177904866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1536833671351">
                <text:p>3.1536833671351</text:p>
              </table:table-cell>
              <table:table-cell office:value-type="float" office:value="4.97845844636468">
                <text:p>4.97845844636468</text:p>
              </table:table-cell>
              <table:table-cell office:value-type="float" office:value="5.23691550013763">
                <text:p>5.236915500137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24337180194355">
                <text:p>3.24337180194355</text:p>
              </table:table-cell>
              <table:table-cell office:value-type="float" office:value="4.21234250257245">
                <text:p>4.21234250257245</text:p>
              </table:table-cell>
              <table:table-cell office:value-type="float" office:value="4.87492338930223">
                <text:p>4.87492338930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96cm" svg:y="0.316cm" chart:style-name="ch2">
          <text:p>Random Set Conditional Entropy with Gaussian Measure</text:p>
        </chart:title>
        <chart:legend chart:legend-position="end" svg:x="13.598cm" svg:y="3.694cm" style:legend-expansion="high" chart:style-name="ch3"/>
        <chart:plot-area chart:style-name="ch4" table:cell-range-address="it_test_gausset.C1:it_test_gausset.C91 it_test_gausset.G1:it_test_gausset.G91 it_test_gausset.K1:it_test_gausset.K91" chart:data-source-has-labels="row" svg:x="1.321cm" svg:y="1.301cm" svg:width="11.957cm" svg:height="6.548cm">
          <chart:coordinate-region svg:x="2.059cm" svg:y="1.503cm" svg:width="11.219cm" svg:height="5.541cm"/>
          <chart:axis chart:dimension="x" chart:name="primary-x" chart:style-name="ch5">
            <chart:title svg:x="6.384cm" svg:y="8.029cm" chart:style-name="ch6">
              <text:p>Sample step</text:p>
            </chart:title>
          </chart:axis>
          <chart:axis chart:dimension="y" chart:name="primary-y" chart:style-name="ch5">
            <chart:title svg:x="0.451cm" svg:y="5.193cm" chart:style-name="ch7">
              <text:p>MI (bits)</text:p>
            </chart:title>
            <chart:grid chart:style-name="ch8" chart:class="major"/>
          </chart:axis>
          <chart:series chart:style-name="ch9" chart:values-cell-range-address="it_test_gausset.C2:it_test_gausset.C91" chart:label-cell-address="it_test_gausset.C1:it_test_gausset.C1" chart:class="chart:line">
            <chart:data-point chart:repeated="90"/>
          </chart:series>
          <chart:series chart:style-name="ch10" chart:values-cell-range-address="it_test_gausset.G2:it_test_gausset.G91" chart:label-cell-address="it_test_gausset.G1:it_test_gausset.G1" chart:class="chart:line">
            <chart:data-point chart:repeated="90"/>
          </chart:series>
          <chart:series chart:style-name="ch11" chart:values-cell-range-address="it_test_gausset.K2:it_test_gausset.K91" chart:label-cell-address="it_test_gausset.K1:it_test_gausset.K1" chart:class="chart:line">
            <chart:data-point chart:repeated="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(Y|X)</text:p>
                <draw:g>
                  <svg:desc>it_test_gausset.C1:it_test_gausset.C1</svg:desc>
                </draw:g>
              </table:table-cell>
              <table:table-cell office:value-type="string">
                <text:p>H(Z|Y)</text:p>
                <draw:g>
                  <svg:desc>it_test_gausset.G1:it_test_gausset.G1</svg:desc>
                </draw:g>
              </table:table-cell>
              <table:table-cell office:value-type="string">
                <text:p>H(X|Z)</text:p>
                <draw:g>
                  <svg:desc>it_test_gausset.K1:it_test_gausse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701208261688">
                <text:p>2.2701208261688</text:p>
                <draw:g>
                  <svg:desc>it_test_gausset.C2:it_test_gausset.C91</svg:desc>
                </draw:g>
              </table:table-cell>
              <table:table-cell office:value-type="float" office:value="2.35165692227812">
                <text:p>2.35165692227812</text:p>
                <draw:g>
                  <svg:desc>it_test_gausset.G2:it_test_gausset.G91</svg:desc>
                </draw:g>
              </table:table-cell>
              <table:table-cell office:value-type="float" office:value="0.674267551869596">
                <text:p>0.674267551869596</text:p>
                <draw:g>
                  <svg:desc>it_test_gausset.K2:it_test_gausset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7967593254116">
                <text:p>2.77967593254116</text:p>
              </table:table-cell>
              <table:table-cell office:value-type="float" office:value="3.13638211627738">
                <text:p>3.13638211627738</text:p>
              </table:table-cell>
              <table:table-cell office:value-type="float" office:value="0.834172276982441">
                <text:p>0.834172276982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1396018061857">
                <text:p>3.11396018061857</text:p>
              </table:table-cell>
              <table:table-cell office:value-type="float" office:value="3.17291267366846">
                <text:p>3.17291267366846</text:p>
              </table:table-cell>
              <table:table-cell office:value-type="float" office:value="1.02727002563073">
                <text:p>1.02727002563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4455662449559">
                <text:p>2.84455662449559</text:p>
              </table:table-cell>
              <table:table-cell office:value-type="float" office:value="3.05597535264398">
                <text:p>3.05597535264398</text:p>
              </table:table-cell>
              <table:table-cell office:value-type="float" office:value="0.773889055745056">
                <text:p>0.773889055745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2850276253537">
                <text:p>2.42850276253537</text:p>
              </table:table-cell>
              <table:table-cell office:value-type="float" office:value="3.01891079577275">
                <text:p>3.01891079577275</text:p>
              </table:table-cell>
              <table:table-cell office:value-type="float" office:value="0.754620027270184">
                <text:p>0.754620027270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3747114270325">
                <text:p>2.63747114270325</text:p>
              </table:table-cell>
              <table:table-cell office:value-type="float" office:value="2.4512124105921">
                <text:p>2.4512124105921</text:p>
              </table:table-cell>
              <table:table-cell office:value-type="float" office:value="0.917460215748901">
                <text:p>0.917460215748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3826891874379">
                <text:p>2.73826891874379</text:p>
              </table:table-cell>
              <table:table-cell office:value-type="float" office:value="3.05737301494303">
                <text:p>3.05737301494303</text:p>
              </table:table-cell>
              <table:table-cell office:value-type="float" office:value="1.01540577779371">
                <text:p>1.01540577779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7974126718454">
                <text:p>2.17974126718454</text:p>
              </table:table-cell>
              <table:table-cell office:value-type="float" office:value="3.42814438879179">
                <text:p>3.42814438879179</text:p>
              </table:table-cell>
              <table:table-cell office:value-type="float" office:value="0.705773917313146">
                <text:p>0.705773917313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4190374182576">
                <text:p>2.94190374182576</text:p>
              </table:table-cell>
              <table:table-cell office:value-type="float" office:value="2.70030068411994">
                <text:p>2.70030068411994</text:p>
              </table:table-cell>
              <table:table-cell office:value-type="float" office:value="0.918427593033079">
                <text:p>0.918427593033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7132555131788">
                <text:p>3.17132555131788</text:p>
              </table:table-cell>
              <table:table-cell office:value-type="float" office:value="2.46112362530811">
                <text:p>2.46112362530811</text:p>
              </table:table-cell>
              <table:table-cell office:value-type="float" office:value="1.11912957290632">
                <text:p>1.11912957290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0189921124066">
                <text:p>2.90189921124066</text:p>
              </table:table-cell>
              <table:table-cell office:value-type="float" office:value="2.57309088742454">
                <text:p>2.57309088742454</text:p>
              </table:table-cell>
              <table:table-cell office:value-type="float" office:value="0.962695379907339">
                <text:p>0.962695379907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3697336854828">
                <text:p>2.83697336854828</text:p>
              </table:table-cell>
              <table:table-cell office:value-type="float" office:value="3.27780436719047">
                <text:p>3.27780436719047</text:p>
              </table:table-cell>
              <table:table-cell office:value-type="float" office:value="1.03957885658757">
                <text:p>1.03957885658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3486871355598">
                <text:p>2.83486871355598</text:p>
              </table:table-cell>
              <table:table-cell office:value-type="float" office:value="2.59122598749157">
                <text:p>2.59122598749157</text:p>
              </table:table-cell>
              <table:table-cell office:value-type="float" office:value="1.03023358483299">
                <text:p>1.03023358483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6523953135771">
                <text:p>2.96523953135771</text:p>
              </table:table-cell>
              <table:table-cell office:value-type="float" office:value="3.25383943409426">
                <text:p>3.25383943409426</text:p>
              </table:table-cell>
              <table:table-cell office:value-type="float" office:value="1.39526497229805">
                <text:p>1.39526497229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229246362811">
                <text:p>2.51229246362811</text:p>
              </table:table-cell>
              <table:table-cell office:value-type="float" office:value="2.48095032163168">
                <text:p>2.48095032163168</text:p>
              </table:table-cell>
              <table:table-cell office:value-type="float" office:value="0.903661837076906">
                <text:p>0.903661837076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4688651778696">
                <text:p>2.94688651778696</text:p>
              </table:table-cell>
              <table:table-cell office:value-type="float" office:value="2.45705022540074">
                <text:p>2.45705022540074</text:p>
              </table:table-cell>
              <table:table-cell office:value-type="float" office:value="1.08251837389736">
                <text:p>1.08251837389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2555099696943">
                <text:p>2.42555099696943</text:p>
              </table:table-cell>
              <table:table-cell office:value-type="float" office:value="2.84149193139446">
                <text:p>2.84149193139446</text:p>
              </table:table-cell>
              <table:table-cell office:value-type="float" office:value="0.734449965901606">
                <text:p>0.734449965901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655642585373">
                <text:p>2.1655642585373</text:p>
              </table:table-cell>
              <table:table-cell office:value-type="float" office:value="3.05423791268621">
                <text:p>3.05423791268621</text:p>
              </table:table-cell>
              <table:table-cell office:value-type="float" office:value="0.655173751056062">
                <text:p>0.655173751056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103746042963">
                <text:p>3.4103746042963</text:p>
              </table:table-cell>
              <table:table-cell office:value-type="float" office:value="3.22232221014097">
                <text:p>3.22232221014097</text:p>
              </table:table-cell>
              <table:table-cell office:value-type="float" office:value="1.04470361877881">
                <text:p>1.044703618778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2689673065292">
                <text:p>2.52689673065292</text:p>
              </table:table-cell>
              <table:table-cell office:value-type="float" office:value="2.96631692470483">
                <text:p>2.96631692470483</text:p>
              </table:table-cell>
              <table:table-cell office:value-type="float" office:value="0.849781928088654">
                <text:p>0.849781928088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4172194860254">
                <text:p>2.34172194860254</text:p>
              </table:table-cell>
              <table:table-cell office:value-type="float" office:value="3.07254836590936">
                <text:p>3.07254836590936</text:p>
              </table:table-cell>
              <table:table-cell office:value-type="float" office:value="0.833961721697302">
                <text:p>0.8339617216973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9000457431364">
                <text:p>2.59000457431364</text:p>
              </table:table-cell>
              <table:table-cell office:value-type="float" office:value="3.38044102510232">
                <text:p>3.38044102510232</text:p>
              </table:table-cell>
              <table:table-cell office:value-type="float" office:value="0.625654094638812">
                <text:p>0.6256540946388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5160184128755">
                <text:p>3.15160184128755</text:p>
              </table:table-cell>
              <table:table-cell office:value-type="float" office:value="3.35164061336546">
                <text:p>3.35164061336546</text:p>
              </table:table-cell>
              <table:table-cell office:value-type="float" office:value="1.66950563309091">
                <text:p>1.66950563309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7362727486297">
                <text:p>2.97362727486297</text:p>
              </table:table-cell>
              <table:table-cell office:value-type="float" office:value="3.27581014756398">
                <text:p>3.27581014756398</text:p>
              </table:table-cell>
              <table:table-cell office:value-type="float" office:value="1.037650225036">
                <text:p>1.037650225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9055058820358">
                <text:p>2.69055058820358</text:p>
              </table:table-cell>
              <table:table-cell office:value-type="float" office:value="2.9704546832714">
                <text:p>2.9704546832714</text:p>
              </table:table-cell>
              <table:table-cell office:value-type="float" office:value="0.859925395225726">
                <text:p>0.8599253952257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9910645847906">
                <text:p>2.69910645847906</text:p>
              </table:table-cell>
              <table:table-cell office:value-type="float" office:value="3.2110642591012">
                <text:p>3.2110642591012</text:p>
              </table:table-cell>
              <table:table-cell office:value-type="float" office:value="0.748446962997857">
                <text:p>0.748446962997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5019692350972">
                <text:p>2.55019692350972</text:p>
              </table:table-cell>
              <table:table-cell office:value-type="float" office:value="2.53845461895869">
                <text:p>2.53845461895869</text:p>
              </table:table-cell>
              <table:table-cell office:value-type="float" office:value="0.773802420177166">
                <text:p>0.773802420177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0826380859308">
                <text:p>2.90826380859308</text:p>
              </table:table-cell>
              <table:table-cell office:value-type="float" office:value="2.78082216400449">
                <text:p>2.78082216400449</text:p>
              </table:table-cell>
              <table:table-cell office:value-type="float" office:value="0.844072759568853">
                <text:p>0.8440727595688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8392606829166">
                <text:p>2.98392606829166</text:p>
              </table:table-cell>
              <table:table-cell office:value-type="float" office:value="2.81457273552721">
                <text:p>2.81457273552721</text:p>
              </table:table-cell>
              <table:table-cell office:value-type="float" office:value="0.982180738551374">
                <text:p>0.9821807385513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1179950279478">
                <text:p>3.41179950279478</text:p>
              </table:table-cell>
              <table:table-cell office:value-type="float" office:value="2.77822772095033">
                <text:p>2.77822772095033</text:p>
              </table:table-cell>
              <table:table-cell office:value-type="float" office:value="1.09376689897789">
                <text:p>1.093766898977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1225957828769">
                <text:p>3.21225957828769</text:p>
              </table:table-cell>
              <table:table-cell office:value-type="float" office:value="3.11638295212009">
                <text:p>3.11638295212009</text:p>
              </table:table-cell>
              <table:table-cell office:value-type="float" office:value="1.82876130625383">
                <text:p>1.828761306253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3731544793527">
                <text:p>2.83731544793527</text:p>
              </table:table-cell>
              <table:table-cell office:value-type="float" office:value="2.83103877842295">
                <text:p>2.83103877842295</text:p>
              </table:table-cell>
              <table:table-cell office:value-type="float" office:value="0.808772724188508">
                <text:p>0.808772724188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7420906665004">
                <text:p>1.67420906665004</text:p>
              </table:table-cell>
              <table:table-cell office:value-type="float" office:value="4.10962133972035">
                <text:p>4.10962133972035</text:p>
              </table:table-cell>
              <table:table-cell office:value-type="float" office:value="0.396046809958621">
                <text:p>0.396046809958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1401844777957">
                <text:p>2.81401844777957</text:p>
              </table:table-cell>
              <table:table-cell office:value-type="float" office:value="2.8620128770945">
                <text:p>2.8620128770945</text:p>
              </table:table-cell>
              <table:table-cell office:value-type="float" office:value="0.812319636435">
                <text:p>0.8123196364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7947977974265">
                <text:p>2.77947977974265</text:p>
              </table:table-cell>
              <table:table-cell office:value-type="float" office:value="3.06147861320082">
                <text:p>3.06147861320082</text:p>
              </table:table-cell>
              <table:table-cell office:value-type="float" office:value="0.804426645008895">
                <text:p>0.8044266450088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0406381654956">
                <text:p>2.40406381654956</text:p>
              </table:table-cell>
              <table:table-cell office:value-type="float" office:value="2.98435287676864">
                <text:p>2.98435287676864</text:p>
              </table:table-cell>
              <table:table-cell office:value-type="float" office:value="0.623047818810844">
                <text:p>0.623047818810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97592147423199">
                <text:p>2.97592147423199</text:p>
              </table:table-cell>
              <table:table-cell office:value-type="float" office:value="2.5752170002085">
                <text:p>2.5752170002085</text:p>
              </table:table-cell>
              <table:table-cell office:value-type="float" office:value="0.909421428154842">
                <text:p>0.909421428154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7915899328361">
                <text:p>2.87915899328361</text:p>
              </table:table-cell>
              <table:table-cell office:value-type="float" office:value="2.67385363178428">
                <text:p>2.67385363178428</text:p>
              </table:table-cell>
              <table:table-cell office:value-type="float" office:value="0.971429411913165">
                <text:p>0.971429411913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91396905473003">
                <text:p>2.91396905473003</text:p>
              </table:table-cell>
              <table:table-cell office:value-type="float" office:value="3.11127248885289">
                <text:p>3.11127248885289</text:p>
              </table:table-cell>
              <table:table-cell office:value-type="float" office:value="1.1405595613923">
                <text:p>1.14055956139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2691457451946">
                <text:p>2.52691457451946</text:p>
              </table:table-cell>
              <table:table-cell office:value-type="float" office:value="2.29158163850475">
                <text:p>2.29158163850475</text:p>
              </table:table-cell>
              <table:table-cell office:value-type="float" office:value="0.913773014313886">
                <text:p>0.913773014313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2928998088451">
                <text:p>2.12928998088451</text:p>
              </table:table-cell>
              <table:table-cell office:value-type="float" office:value="2.57776173302612">
                <text:p>2.57776173302612</text:p>
              </table:table-cell>
              <table:table-cell office:value-type="float" office:value="0.967330344217526">
                <text:p>0.9673303442175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4422458514838">
                <text:p>1.84422458514838</text:p>
              </table:table-cell>
              <table:table-cell office:value-type="float" office:value="3.02452601512596">
                <text:p>3.02452601512596</text:p>
              </table:table-cell>
              <table:table-cell office:value-type="float" office:value="1.06483509973028">
                <text:p>1.064835099730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71247967762427">
                <text:p>3.71247967762427</text:p>
              </table:table-cell>
              <table:table-cell office:value-type="float" office:value="2.5842429340683">
                <text:p>2.5842429340683</text:p>
              </table:table-cell>
              <table:table-cell office:value-type="float" office:value="1.32760137445897">
                <text:p>1.327601374458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1533389688929">
                <text:p>2.41533389688929</text:p>
              </table:table-cell>
              <table:table-cell office:value-type="float" office:value="3.3488841351605">
                <text:p>3.3488841351605</text:p>
              </table:table-cell>
              <table:table-cell office:value-type="float" office:value="0.682383768951851">
                <text:p>0.6823837689518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5866727346831">
                <text:p>2.85866727346831</text:p>
              </table:table-cell>
              <table:table-cell office:value-type="float" office:value="2.41133021275177">
                <text:p>2.41133021275177</text:p>
              </table:table-cell>
              <table:table-cell office:value-type="float" office:value="0.936990488259113">
                <text:p>0.936990488259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5466468671947">
                <text:p>2.55466468671947</text:p>
              </table:table-cell>
              <table:table-cell office:value-type="float" office:value="3.35597509794595">
                <text:p>3.35597509794595</text:p>
              </table:table-cell>
              <table:table-cell office:value-type="float" office:value="0.967559668711781">
                <text:p>0.967559668711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7650602552506">
                <text:p>2.37650602552506</text:p>
              </table:table-cell>
              <table:table-cell office:value-type="float" office:value="2.60452297363571">
                <text:p>2.60452297363571</text:p>
              </table:table-cell>
              <table:table-cell office:value-type="float" office:value="1.30326896573042">
                <text:p>1.303268965730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502704698411">
                <text:p>3.1502704698411</text:p>
              </table:table-cell>
              <table:table-cell office:value-type="float" office:value="2.67744373451284">
                <text:p>2.67744373451284</text:p>
              </table:table-cell>
              <table:table-cell office:value-type="float" office:value="1.23135492060874">
                <text:p>1.231354920608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5334157704295">
                <text:p>1.55334157704295</text:p>
              </table:table-cell>
              <table:table-cell office:value-type="float" office:value="3.18418840546541">
                <text:p>3.18418840546541</text:p>
              </table:table-cell>
              <table:table-cell office:value-type="float" office:value="0.43336772666363">
                <text:p>0.433367726663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1070654495224">
                <text:p>2.41070654495224</text:p>
              </table:table-cell>
              <table:table-cell office:value-type="float" office:value="3.05074480716575">
                <text:p>3.05074480716575</text:p>
              </table:table-cell>
              <table:table-cell office:value-type="float" office:value="0.81228789276384">
                <text:p>0.812287892763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1720144591892">
                <text:p>2.51720144591892</text:p>
              </table:table-cell>
              <table:table-cell office:value-type="float" office:value="2.70382288451203">
                <text:p>2.70382288451203</text:p>
              </table:table-cell>
              <table:table-cell office:value-type="float" office:value="0.999846750668454">
                <text:p>0.9998467506684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2633776857849">
                <text:p>1.22633776857849</text:p>
              </table:table-cell>
              <table:table-cell office:value-type="float" office:value="3.50499906968303">
                <text:p>3.50499906968303</text:p>
              </table:table-cell>
              <table:table-cell office:value-type="float" office:value="1.03632070341718">
                <text:p>1.036320703417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6034270659205">
                <text:p>3.16034270659205</text:p>
              </table:table-cell>
              <table:table-cell office:value-type="float" office:value="2.90498108972054">
                <text:p>2.90498108972054</text:p>
              </table:table-cell>
              <table:table-cell office:value-type="float" office:value="1.03903170064936">
                <text:p>1.03903170064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7244150033963">
                <text:p>2.67244150033963</text:p>
              </table:table-cell>
              <table:table-cell office:value-type="float" office:value="3.05346384516235">
                <text:p>3.05346384516235</text:p>
              </table:table-cell>
              <table:table-cell office:value-type="float" office:value="0.744197579345812">
                <text:p>0.744197579345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2853945089824">
                <text:p>2.32853945089824</text:p>
              </table:table-cell>
              <table:table-cell office:value-type="float" office:value="2.5698495872463">
                <text:p>2.5698495872463</text:p>
              </table:table-cell>
              <table:table-cell office:value-type="float" office:value="0.796086767069992">
                <text:p>0.7960867670699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6879920223284">
                <text:p>1.96879920223284</text:p>
              </table:table-cell>
              <table:table-cell office:value-type="float" office:value="3.35582312707336">
                <text:p>3.35582312707336</text:p>
              </table:table-cell>
              <table:table-cell office:value-type="float" office:value="0.611241188903935">
                <text:p>0.611241188903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6434226318239">
                <text:p>2.86434226318239</text:p>
              </table:table-cell>
              <table:table-cell office:value-type="float" office:value="2.5922231798602">
                <text:p>2.5922231798602</text:p>
              </table:table-cell>
              <table:table-cell office:value-type="float" office:value="1.10227032412044">
                <text:p>1.102270324120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2483891751161">
                <text:p>3.42483891751161</text:p>
              </table:table-cell>
              <table:table-cell office:value-type="float" office:value="2.80694886959102">
                <text:p>2.80694886959102</text:p>
              </table:table-cell>
              <table:table-cell office:value-type="float" office:value="1.33866351508046">
                <text:p>1.33866351508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74823484370768">
                <text:p>2.74823484370768</text:p>
              </table:table-cell>
              <table:table-cell office:value-type="float" office:value="2.69785341547405">
                <text:p>2.69785341547405</text:p>
              </table:table-cell>
              <table:table-cell office:value-type="float" office:value="0.825409040137702">
                <text:p>0.8254090401377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50192913984678">
                <text:p>2.50192913984678</text:p>
              </table:table-cell>
              <table:table-cell office:value-type="float" office:value="3.11032272051884">
                <text:p>3.11032272051884</text:p>
              </table:table-cell>
              <table:table-cell office:value-type="float" office:value="0.786248615570645">
                <text:p>0.786248615570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70807281793551">
                <text:p>2.70807281793551</text:p>
              </table:table-cell>
              <table:table-cell office:value-type="float" office:value="2.86398648816506">
                <text:p>2.86398648816506</text:p>
              </table:table-cell>
              <table:table-cell office:value-type="float" office:value="0.734903360080901">
                <text:p>0.7349033600809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4918673788288">
                <text:p>3.24918673788288</text:p>
              </table:table-cell>
              <table:table-cell office:value-type="float" office:value="2.74080231710588">
                <text:p>2.74080231710588</text:p>
              </table:table-cell>
              <table:table-cell office:value-type="float" office:value="1.1905001335745">
                <text:p>1.19050013357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0907309552191">
                <text:p>2.40907309552191</text:p>
              </table:table-cell>
              <table:table-cell office:value-type="float" office:value="3.6901404556998">
                <text:p>3.6901404556998</text:p>
              </table:table-cell>
              <table:table-cell office:value-type="float" office:value="1.59589198609271">
                <text:p>1.59589198609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4353560333449">
                <text:p>2.54353560333449</text:p>
              </table:table-cell>
              <table:table-cell office:value-type="float" office:value="2.75291761090185">
                <text:p>2.75291761090185</text:p>
              </table:table-cell>
              <table:table-cell office:value-type="float" office:value="0.922285586031362">
                <text:p>0.9222855860313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6776437633448">
                <text:p>2.76776437633448</text:p>
              </table:table-cell>
              <table:table-cell office:value-type="float" office:value="3.2013726289128">
                <text:p>3.2013726289128</text:p>
              </table:table-cell>
              <table:table-cell office:value-type="float" office:value="1.35088520064282">
                <text:p>1.35088520064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6346989794301">
                <text:p>2.06346989794301</text:p>
              </table:table-cell>
              <table:table-cell office:value-type="float" office:value="3.52730095452847">
                <text:p>3.52730095452847</text:p>
              </table:table-cell>
              <table:table-cell office:value-type="float" office:value="0.564220468100299">
                <text:p>0.564220468100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9898938381674">
                <text:p>2.99898938381674</text:p>
              </table:table-cell>
              <table:table-cell office:value-type="float" office:value="2.39705241078468">
                <text:p>2.39705241078468</text:p>
              </table:table-cell>
              <table:table-cell office:value-type="float" office:value="1.39527742791751">
                <text:p>1.395277427917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0446944205362">
                <text:p>2.50446944205362</text:p>
              </table:table-cell>
              <table:table-cell office:value-type="float" office:value="3.09752193754817">
                <text:p>3.09752193754817</text:p>
              </table:table-cell>
              <table:table-cell office:value-type="float" office:value="0.820331276893169">
                <text:p>0.8203312768931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2327182256534">
                <text:p>2.42327182256534</text:p>
              </table:table-cell>
              <table:table-cell office:value-type="float" office:value="2.81329009862154">
                <text:p>2.81329009862154</text:p>
              </table:table-cell>
              <table:table-cell office:value-type="float" office:value="0.827922827768913">
                <text:p>0.8279228277689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1181081608324">
                <text:p>2.71181081608324</text:p>
              </table:table-cell>
              <table:table-cell office:value-type="float" office:value="2.898116870486">
                <text:p>2.898116870486</text:p>
              </table:table-cell>
              <table:table-cell office:value-type="float" office:value="0.812359003690301">
                <text:p>0.8123590036903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0216077741645">
                <text:p>3.30216077741645</text:p>
              </table:table-cell>
              <table:table-cell office:value-type="float" office:value="2.60266496423407">
                <text:p>2.60266496423407</text:p>
              </table:table-cell>
              <table:table-cell office:value-type="float" office:value="1.06292491106576">
                <text:p>1.062924911065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0533190353317">
                <text:p>1.80533190353317</text:p>
              </table:table-cell>
              <table:table-cell office:value-type="float" office:value="3.32175714052205">
                <text:p>3.32175714052205</text:p>
              </table:table-cell>
              <table:table-cell office:value-type="float" office:value="0.913792642908017">
                <text:p>0.9137926429080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969918983205">
                <text:p>2.9969918983205</text:p>
              </table:table-cell>
              <table:table-cell office:value-type="float" office:value="2.81200392011793">
                <text:p>2.81200392011793</text:p>
              </table:table-cell>
              <table:table-cell office:value-type="float" office:value="1.1064290371001">
                <text:p>1.1064290371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6214256157249">
                <text:p>2.56214256157249</text:p>
              </table:table-cell>
              <table:table-cell office:value-type="float" office:value="2.63410375843592">
                <text:p>2.63410375843592</text:p>
              </table:table-cell>
              <table:table-cell office:value-type="float" office:value="0.883051394504768">
                <text:p>0.8830513945047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0498705370917">
                <text:p>2.90498705370917</text:p>
              </table:table-cell>
              <table:table-cell office:value-type="float" office:value="3.03980847409738">
                <text:p>3.03980847409738</text:p>
              </table:table-cell>
              <table:table-cell office:value-type="float" office:value="0.944301577652112">
                <text:p>0.944301577652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2484147383934">
                <text:p>2.72484147383934</text:p>
              </table:table-cell>
              <table:table-cell office:value-type="float" office:value="2.54501002770175">
                <text:p>2.54501002770175</text:p>
              </table:table-cell>
              <table:table-cell office:value-type="float" office:value="0.993742319725143">
                <text:p>0.993742319725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6862684074684">
                <text:p>2.76862684074684</text:p>
              </table:table-cell>
              <table:table-cell office:value-type="float" office:value="3.25047148163741">
                <text:p>3.25047148163741</text:p>
              </table:table-cell>
              <table:table-cell office:value-type="float" office:value="1.33524819714262">
                <text:p>1.335248197142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8434199641229">
                <text:p>2.78434199641229</text:p>
              </table:table-cell>
              <table:table-cell office:value-type="float" office:value="3.43238914769622">
                <text:p>3.43238914769622</text:p>
              </table:table-cell>
              <table:table-cell office:value-type="float" office:value="0.935926592826275">
                <text:p>0.9359265928262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0218298573151">
                <text:p>2.90218298573151</text:p>
              </table:table-cell>
              <table:table-cell office:value-type="float" office:value="3.11529361270839">
                <text:p>3.11529361270839</text:p>
              </table:table-cell>
              <table:table-cell office:value-type="float" office:value="0.947365449972372">
                <text:p>0.9473654499723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9499776364242">
                <text:p>1.89499776364242</text:p>
              </table:table-cell>
              <table:table-cell office:value-type="float" office:value="2.7716271457561">
                <text:p>2.7716271457561</text:p>
              </table:table-cell>
              <table:table-cell office:value-type="float" office:value="0.692265506949343">
                <text:p>0.6922655069493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80701748219864">
                <text:p>2.80701748219864</text:p>
              </table:table-cell>
              <table:table-cell office:value-type="float" office:value="3.42137282121182">
                <text:p>3.42137282121182</text:p>
              </table:table-cell>
              <table:table-cell office:value-type="float" office:value="0.794087050162933">
                <text:p>0.7940870501629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2521737945451">
                <text:p>2.72521737945451</text:p>
              </table:table-cell>
              <table:table-cell office:value-type="float" office:value="2.82316981455731">
                <text:p>2.82316981455731</text:p>
              </table:table-cell>
              <table:table-cell office:value-type="float" office:value="0.636628268207298">
                <text:p>0.6366282682072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2633856031978">
                <text:p>2.52633856031978</text:p>
              </table:table-cell>
              <table:table-cell office:value-type="float" office:value="2.93752456572941">
                <text:p>2.93752456572941</text:p>
              </table:table-cell>
              <table:table-cell office:value-type="float" office:value="0.840286082637198">
                <text:p>0.8402860826371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1283848303825">
                <text:p>2.61283848303825</text:p>
              </table:table-cell>
              <table:table-cell office:value-type="float" office:value="2.94724143867599">
                <text:p>2.94724143867599</text:p>
              </table:table-cell>
              <table:table-cell office:value-type="float" office:value="0.81887349850005">
                <text:p>0.81887349850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301182889798">
                <text:p>2.4301182889798</text:p>
              </table:table-cell>
              <table:table-cell office:value-type="float" office:value="2.93948125771306">
                <text:p>2.93948125771306</text:p>
              </table:table-cell>
              <table:table-cell office:value-type="float" office:value="0.761093825988568">
                <text:p>0.7610938259885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7451496724864">
                <text:p>2.77451496724864</text:p>
              </table:table-cell>
              <table:table-cell office:value-type="float" office:value="2.80171733794516">
                <text:p>2.80171733794516</text:p>
              </table:table-cell>
              <table:table-cell office:value-type="float" office:value="0.922252000276027">
                <text:p>0.9222520002760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82149375984552">
                <text:p>2.82149375984552</text:p>
              </table:table-cell>
              <table:table-cell office:value-type="float" office:value="2.60790426293615">
                <text:p>2.60790426293615</text:p>
              </table:table-cell>
              <table:table-cell office:value-type="float" office:value="0.868105433839832">
                <text:p>0.8681054338398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9577603526452">
                <text:p>2.79577603526452</text:p>
              </table:table-cell>
              <table:table-cell office:value-type="float" office:value="2.99658551612072">
                <text:p>2.99658551612072</text:p>
              </table:table-cell>
              <table:table-cell office:value-type="float" office:value="0.964064870806558">
                <text:p>0.9640648708065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85094886078008">
                <text:p>2.85094886078008</text:p>
              </table:table-cell>
              <table:table-cell office:value-type="float" office:value="2.9956875949461">
                <text:p>2.9956875949461</text:p>
              </table:table-cell>
              <table:table-cell office:value-type="float" office:value="0.909526151777549">
                <text:p>0.9095261517775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1791661911879">
                <text:p>1.51791661911879</text:p>
              </table:table-cell>
              <table:table-cell office:value-type="float" office:value="1.99891890935563">
                <text:p>1.99891890935563</text:p>
              </table:table-cell>
              <table:table-cell office:value-type="float" office:value="0.447123359977997">
                <text:p>0.4471233599779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694cm" style:legend-expansion="high" chart:style-name="ch2"/>
        <chart:plot-area chart:style-name="ch3" table:cell-range-address="it_test_gausset.B1:it_test_gausset.B91 it_test_gausset.F1:it_test_gausset.F91 it_test_gausset.J1:it_test_gausset.J91" chart:data-source-has-labels="row" svg:x="0.32cm" svg:y="0.18cm" svg:width="13.275cm" svg:height="8.64cm">
          <chart:coordinate-region svg:x="0.762cm" svg:y="0.382cm" svg:width="12.833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t_test_gausset.B2:it_test_gausset.B91" chart:label-cell-address="it_test_gausset.B1:it_test_gausset.B1" chart:class="chart:line">
            <chart:data-point chart:repeated="90"/>
          </chart:series>
          <chart:series chart:style-name="ch7" chart:values-cell-range-address="it_test_gausset.F2:it_test_gausset.F91" chart:label-cell-address="it_test_gausset.F1:it_test_gausset.F1" chart:class="chart:line">
            <chart:data-point chart:repeated="90"/>
          </chart:series>
          <chart:series chart:style-name="ch8" chart:values-cell-range-address="it_test_gausset.J2:it_test_gausset.J91" chart:label-cell-address="it_test_gausset.J1:it_test_gausset.J1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(Y)</text:p>
                <draw:g>
                  <svg:desc>it_test_gausset.B1:it_test_gausset.B1</svg:desc>
                </draw:g>
              </table:table-cell>
              <table:table-cell office:value-type="string">
                <text:p>H(Z)</text:p>
                <draw:g>
                  <svg:desc>it_test_gausset.F1:it_test_gausset.F1</svg:desc>
                </draw:g>
              </table:table-cell>
              <table:table-cell office:value-type="string">
                <text:p>H(X)</text:p>
                <draw:g>
                  <svg:desc>it_test_gausset.J1:it_test_gausse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62918561778207">
                <text:p>6.62918561778207</text:p>
                <draw:g>
                  <svg:desc>it_test_gausset.B2:it_test_gausset.B91</svg:desc>
                </draw:g>
              </table:table-cell>
              <table:table-cell office:value-type="float" office:value="7.99301848066167">
                <text:p>7.99301848066167</text:p>
                <draw:g>
                  <svg:desc>it_test_gausset.F2:it_test_gausset.F91</svg:desc>
                </draw:g>
              </table:table-cell>
              <table:table-cell office:value-type="float" office:value="6.69240353061355">
                <text:p>6.69240353061355</text:p>
                <draw:g>
                  <svg:desc>it_test_gausset.J2:it_test_gausset.J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914799764074">
                <text:p>5.9914799764074</text:p>
              </table:table-cell>
              <table:table-cell office:value-type="float" office:value="7.97559174406326">
                <text:p>7.97559174406326</text:p>
              </table:table-cell>
              <table:table-cell office:value-type="float" office:value="6.38922486146423">
                <text:p>6.38922486146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1597914980301">
                <text:p>5.91597914980301</text:p>
              </table:table-cell>
              <table:table-cell office:value-type="float" office:value="8.02092304236688">
                <text:p>8.02092304236688</text:p>
              </table:table-cell>
              <table:table-cell office:value-type="float" office:value="6.07003535882691">
                <text:p>6.07003535882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5381459117855">
                <text:p>5.95381459117855</text:p>
              </table:table-cell>
              <table:table-cell office:value-type="float" office:value="8.0971611896131">
                <text:p>8.0971611896131</text:p>
              </table:table-cell>
              <table:table-cell office:value-type="float" office:value="6.38344506842065">
                <text:p>6.3834450684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6808715441121">
                <text:p>6.06808715441121</text:p>
              </table:table-cell>
              <table:table-cell office:value-type="float" office:value="8.10222412614862">
                <text:p>8.10222412614862</text:p>
              </table:table-cell>
              <table:table-cell office:value-type="float" office:value="6.78400829290556">
                <text:p>6.78400829290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6067054922613">
                <text:p>6.36067054922613</text:p>
              </table:table-cell>
              <table:table-cell office:value-type="float" office:value="8.01498085304171">
                <text:p>8.01498085304171</text:p>
              </table:table-cell>
              <table:table-cell office:value-type="float" office:value="6.61345239879136">
                <text:p>6.61345239879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2465964335523">
                <text:p>6.02465964335523</text:p>
              </table:table-cell>
              <table:table-cell office:value-type="float" office:value="8.03954786209973">
                <text:p>8.03954786209973</text:p>
              </table:table-cell>
              <table:table-cell office:value-type="float" office:value="6.67586132912767">
                <text:p>6.67586132912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6537726079472">
                <text:p>5.66537726079472</text:p>
              </table:table-cell>
              <table:table-cell office:value-type="float" office:value="8.02787030544681">
                <text:p>8.02787030544681</text:p>
              </table:table-cell>
              <table:table-cell office:value-type="float" office:value="6.97656784795563">
                <text:p>6.97656784795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0038048005085">
                <text:p>6.10038048005085</text:p>
              </table:table-cell>
              <table:table-cell office:value-type="float" office:value="8.0719741994447">
                <text:p>8.0719741994447</text:p>
              </table:table-cell>
              <table:table-cell office:value-type="float" office:value="6.26048758464706">
                <text:p>6.26048758464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264554448408">
                <text:p>6.264554448408</text:p>
              </table:table-cell>
              <table:table-cell office:value-type="float" office:value="7.91203481109446">
                <text:p>7.91203481109446</text:p>
              </table:table-cell>
              <table:table-cell office:value-type="float" office:value="6.03513336622431">
                <text:p>6.03513336622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8330107939395">
                <text:p>6.18330107939395</text:p>
              </table:table-cell>
              <table:table-cell office:value-type="float" office:value="7.99125244745942">
                <text:p>7.99125244745942</text:p>
              </table:table-cell>
              <table:table-cell office:value-type="float" office:value="6.32411008040783">
                <text:p>6.32411008040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229299507365">
                <text:p>5.8229299507365</text:p>
              </table:table-cell>
              <table:table-cell office:value-type="float" office:value="7.97671257112394">
                <text:p>7.97671257112394</text:p>
              </table:table-cell>
              <table:table-cell office:value-type="float" office:value="6.54446249750982">
                <text:p>6.54446249750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15015207151209">
                <text:p>6.15015207151209</text:p>
              </table:table-cell>
              <table:table-cell office:value-type="float" office:value="8.02218886322219">
                <text:p>8.02218886322219</text:p>
              </table:table-cell>
              <table:table-cell office:value-type="float" office:value="6.49810462696488">
                <text:p>6.49810462696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4609048856663">
                <text:p>5.94609048856663</text:p>
              </table:table-cell>
              <table:table-cell office:value-type="float" office:value="7.7697830440415">
                <text:p>7.7697830440415</text:p>
              </table:table-cell>
              <table:table-cell office:value-type="float" office:value="6.62961831587792">
                <text:p>6.62961831587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34995976401102">
                <text:p>6.34995976401102</text:p>
              </table:table-cell>
              <table:table-cell office:value-type="float" office:value="8.01564081470626">
                <text:p>8.01564081470626</text:p>
              </table:table-cell>
              <table:table-cell office:value-type="float" office:value="6.59054221512549">
                <text:p>6.59054221512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4571993579329">
                <text:p>6.34571993579329</text:p>
              </table:table-cell>
              <table:table-cell office:value-type="float" office:value="7.88878798035565">
                <text:p>7.88878798035565</text:p>
              </table:table-cell>
              <table:table-cell office:value-type="float" office:value="6.0109043935758">
                <text:p>6.01090439357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0643803560369">
                <text:p>6.0643803560369</text:p>
              </table:table-cell>
              <table:table-cell office:value-type="float" office:value="7.94750327187102">
                <text:p>7.94750327187102</text:p>
              </table:table-cell>
              <table:table-cell office:value-type="float" office:value="6.54389244307621">
                <text:p>6.54389244307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6547517473595">
                <text:p>5.86547517473595</text:p>
              </table:table-cell>
              <table:table-cell office:value-type="float" office:value="8.00862257978713">
                <text:p>8.00862257978713</text:p>
              </table:table-cell>
              <table:table-cell office:value-type="float" office:value="6.98192355725011">
                <text:p>6.98192355725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4258746717017">
                <text:p>5.84258746717017</text:p>
              </table:table-cell>
              <table:table-cell office:value-type="float" office:value="8.04049270918573">
                <text:p>8.04049270918573</text:p>
              </table:table-cell>
              <table:table-cell office:value-type="float" office:value="6.02659804233378">
                <text:p>6.02659804233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04391789257735">
                <text:p>6.04391789257735</text:p>
              </table:table-cell>
              <table:table-cell office:value-type="float" office:value="8.05649215987028">
                <text:p>8.05649215987028</text:p>
              </table:table-cell>
              <table:table-cell office:value-type="float" office:value="6.65525221867266">
                <text:p>6.65525221867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1235568657796">
                <text:p>5.91235568657796</text:p>
              </table:table-cell>
              <table:table-cell office:value-type="float" office:value="7.99863898644523">
                <text:p>7.99863898644523</text:p>
              </table:table-cell>
              <table:table-cell office:value-type="float" office:value="6.78344428919223">
                <text:p>6.783444289192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8633802469352">
                <text:p>5.78633802469352</text:p>
              </table:table-cell>
              <table:table-cell office:value-type="float" office:value="8.11720990260508">
                <text:p>8.11720990260508</text:p>
              </table:table-cell>
              <table:table-cell office:value-type="float" office:value="6.68238577851052">
                <text:p>6.68238577851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89177800657268">
                <text:p>5.89177800657268</text:p>
              </table:table-cell>
              <table:table-cell office:value-type="float" office:value="7.5799549891764">
                <text:p>7.5799549891764</text:p>
              </table:table-cell>
              <table:table-cell office:value-type="float" office:value="6.4349816275971">
                <text:p>6.43498162759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95645751927301">
                <text:p>5.95645751927301</text:p>
              </table:table-cell>
              <table:table-cell office:value-type="float" office:value="8.02177016729076">
                <text:p>8.02177016729076</text:p>
              </table:table-cell>
              <table:table-cell office:value-type="float" office:value="6.61093767457923">
                <text:p>6.610937674579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06181575906189">
                <text:p>6.06181575906189</text:p>
              </table:table-cell>
              <table:table-cell office:value-type="float" office:value="7.97070663245115">
                <text:p>7.97070663245115</text:p>
              </table:table-cell>
              <table:table-cell office:value-type="float" office:value="6.54173444346238">
                <text:p>6.54173444346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94551515319932">
                <text:p>5.94551515319932</text:p>
              </table:table-cell>
              <table:table-cell office:value-type="float" office:value="8.08965140113286">
                <text:p>8.08965140113286</text:p>
              </table:table-cell>
              <table:table-cell office:value-type="float" office:value="6.49479609377487">
                <text:p>6.49479609377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30641532646609">
                <text:p>6.30641532646609</text:p>
              </table:table-cell>
              <table:table-cell office:value-type="float" office:value="8.02141112180582">
                <text:p>8.02141112180582</text:p>
              </table:table-cell>
              <table:table-cell office:value-type="float" office:value="6.55633180555871">
                <text:p>6.55633180555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25059472328884">
                <text:p>6.25059472328884</text:p>
              </table:table-cell>
              <table:table-cell office:value-type="float" office:value="8.02035192604547">
                <text:p>8.02035192604547</text:p>
              </table:table-cell>
              <table:table-cell office:value-type="float" office:value="6.42859734992965">
                <text:p>6.428597349929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20964137724582">
                <text:p>6.20964137724582</text:p>
              </table:table-cell>
              <table:table-cell office:value-type="float" office:value="7.93096271043688">
                <text:p>7.93096271043688</text:p>
              </table:table-cell>
              <table:table-cell office:value-type="float" office:value="6.20968408762295">
                <text:p>6.20968408762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1930686740355">
                <text:p>6.21930686740355</text:p>
              </table:table-cell>
              <table:table-cell office:value-type="float" office:value="7.7326876965625">
                <text:p>7.7326876965625</text:p>
              </table:table-cell>
              <table:table-cell office:value-type="float" office:value="5.46789811709354">
                <text:p>5.46789811709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67435751195876">
                <text:p>5.67435751195876</text:p>
              </table:table-cell>
              <table:table-cell office:value-type="float" office:value="7.76007990816915">
                <text:p>7.76007990816915</text:p>
              </table:table-cell>
              <table:table-cell office:value-type="float" office:value="6.27468575487726">
                <text:p>6.274685754877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142359692341">
                <text:p>6.142359692341</text:p>
              </table:table-cell>
              <table:table-cell office:value-type="float" office:value="8.07537942724862">
                <text:p>8.07537942724862</text:p>
              </table:table-cell>
              <table:table-cell office:value-type="float" office:value="6.06715324160275">
                <text:p>6.06715324160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4780392958589">
                <text:p>5.24780392958589</text:p>
              </table:table-cell>
              <table:table-cell office:value-type="float" office:value="8.17679342828337">
                <text:p>8.17679342828337</text:p>
              </table:table-cell>
              <table:table-cell office:value-type="float" office:value="7.54001822467993">
                <text:p>7.54001822467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223369160892">
                <text:p>6.223369160892</text:p>
              </table:table-cell>
              <table:table-cell office:value-type="float" office:value="7.96653891328489">
                <text:p>7.96653891328489</text:p>
              </table:table-cell>
              <table:table-cell office:value-type="float" office:value="6.26557400675607">
                <text:p>6.265574006756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00236823231481">
                <text:p>6.00236823231481</text:p>
              </table:table-cell>
              <table:table-cell office:value-type="float" office:value="8.09492248106615">
                <text:p>8.09492248106615</text:p>
              </table:table-cell>
              <table:table-cell office:value-type="float" office:value="6.35427963635185">
                <text:p>6.354279636351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92347699982849">
                <text:p>5.92347699982849</text:p>
              </table:table-cell>
              <table:table-cell office:value-type="float" office:value="8.12561218745661">
                <text:p>8.12561218745661</text:p>
              </table:table-cell>
              <table:table-cell office:value-type="float" office:value="6.68115784100537">
                <text:p>6.681157841005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9274661932104">
                <text:p>6.19274661932104</text:p>
              </table:table-cell>
              <table:table-cell office:value-type="float" office:value="7.91097969882925">
                <text:p>7.91097969882925</text:p>
              </table:table-cell>
              <table:table-cell office:value-type="float" office:value="6.18068586474706">
                <text:p>6.180685864747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30127741076858">
                <text:p>6.30127741076858</text:p>
              </table:table-cell>
              <table:table-cell office:value-type="float" office:value="7.9120381410578">
                <text:p>7.9120381410578</text:p>
              </table:table-cell>
              <table:table-cell office:value-type="float" office:value="6.40569097250844">
                <text:p>6.40569097250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8280097622591">
                <text:p>5.8280097622591</text:p>
              </table:table-cell>
              <table:table-cell office:value-type="float" office:value="7.93596844974782">
                <text:p>7.93596844974782</text:p>
              </table:table-cell>
              <table:table-cell office:value-type="float" office:value="6.4427277617531">
                <text:p>6.4427277617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5219458357606">
                <text:p>6.55219458357606</text:p>
              </table:table-cell>
              <table:table-cell office:value-type="float" office:value="8.02192477542182">
                <text:p>8.02192477542182</text:p>
              </table:table-cell>
              <table:table-cell office:value-type="float" office:value="6.57633262640369">
                <text:p>6.576332626403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97109416970601">
                <text:p>5.97109416970601</text:p>
              </table:table-cell>
              <table:table-cell office:value-type="float" office:value="7.72032261034726">
                <text:p>7.72032261034726</text:p>
              </table:table-cell>
              <table:table-cell office:value-type="float" office:value="6.70914995848164">
                <text:p>6.709149958481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3904403015893">
                <text:p>5.73904403015893</text:p>
              </table:table-cell>
              <table:table-cell office:value-type="float" office:value="7.80087069985016">
                <text:p>7.80087069985016</text:p>
              </table:table-cell>
              <table:table-cell office:value-type="float" office:value="7.28696486806293">
                <text:p>7.286964868062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39679231837348">
                <text:p>6.39679231837348</text:p>
              </table:table-cell>
              <table:table-cell office:value-type="float" office:value="7.91752715668254">
                <text:p>7.91752715668254</text:p>
              </table:table-cell>
              <table:table-cell office:value-type="float" office:value="5.84917455208922">
                <text:p>5.849174552089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77064231281216">
                <text:p>5.77064231281216</text:p>
              </table:table-cell>
              <table:table-cell office:value-type="float" office:value="8.01792299361708">
                <text:p>8.01792299361708</text:p>
              </table:table-cell>
              <table:table-cell office:value-type="float" office:value="6.84324000659253">
                <text:p>6.843240006592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43141187778238">
                <text:p>6.43141187778238</text:p>
              </table:table-cell>
              <table:table-cell office:value-type="float" office:value="7.89282337046495">
                <text:p>7.89282337046495</text:p>
              </table:table-cell>
              <table:table-cell office:value-type="float" office:value="6.22069473599909">
                <text:p>6.220694735999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691097792725">
                <text:p>5.6691097792725</text:p>
              </table:table-cell>
              <table:table-cell office:value-type="float" office:value="7.96684492682372">
                <text:p>7.96684492682372</text:p>
              </table:table-cell>
              <table:table-cell office:value-type="float" office:value="6.84012777045889">
                <text:p>6.84012777045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15572903214899">
                <text:p>6.15572903214899</text:p>
              </table:table-cell>
              <table:table-cell office:value-type="float" office:value="7.65573028120201">
                <text:p>7.65573028120201</text:p>
              </table:table-cell>
              <table:table-cell office:value-type="float" office:value="6.78138037031678">
                <text:p>6.78138037031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42125691117933">
                <text:p>6.42125691117933</text:p>
              </table:table-cell>
              <table:table-cell office:value-type="float" office:value="7.82569098663387">
                <text:p>7.82569098663387</text:p>
              </table:table-cell>
              <table:table-cell office:value-type="float" office:value="6.1470034459833">
                <text:p>6.14700344598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5055327222402">
                <text:p>5.85055327222402</text:p>
              </table:table-cell>
              <table:table-cell office:value-type="float" office:value="8.09497796492549">
                <text:p>8.09497796492549</text:p>
              </table:table-cell>
              <table:table-cell office:value-type="float" office:value="7.43302591036921">
                <text:p>7.433025910369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7232636257262">
                <text:p>5.97232636257262</text:p>
              </table:table-cell>
              <table:table-cell office:value-type="float" office:value="7.94808785027479">
                <text:p>7.94808785027479</text:p>
              </table:table-cell>
              <table:table-cell office:value-type="float" office:value="6.67224610485926">
                <text:p>6.672246104859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1122912088463">
                <text:p>6.21122912088463</text:p>
              </table:table-cell>
              <table:table-cell office:value-type="float" office:value="7.90137695554268">
                <text:p>7.90137695554268</text:p>
              </table:table-cell>
              <table:table-cell office:value-type="float" office:value="6.74898954706278">
                <text:p>6.748989547062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87557583384207">
                <text:p>4.87557583384207</text:p>
              </table:table-cell>
              <table:table-cell office:value-type="float" office:value="7.55226194501334">
                <text:p>7.55226194501334</text:p>
              </table:table-cell>
              <table:table-cell office:value-type="float" office:value="7.39848771784283">
                <text:p>7.398487717842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3812878173481">
                <text:p>6.13812878173481</text:p>
              </table:table-cell>
              <table:table-cell office:value-type="float" office:value="7.92246435981372">
                <text:p>7.92246435981372</text:p>
              </table:table-cell>
              <table:table-cell office:value-type="float" office:value="6.23308520836969">
                <text:p>6.23308520836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98720831982536">
                <text:p>5.98720831982536</text:p>
              </table:table-cell>
              <table:table-cell office:value-type="float" office:value="8.09618110622919">
                <text:p>8.09618110622919</text:p>
              </table:table-cell>
              <table:table-cell office:value-type="float" office:value="6.45591569573418">
                <text:p>6.455915695734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7528563792205">
                <text:p>6.17528563792205</text:p>
              </table:table-cell>
              <table:table-cell office:value-type="float" office:value="8.06430465919193">
                <text:p>8.06430465919193</text:p>
              </table:table-cell>
              <table:table-cell office:value-type="float" office:value="6.90545611752776">
                <text:p>6.905456117527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3671945465338">
                <text:p>5.63671945465338</text:p>
              </table:table-cell>
              <table:table-cell office:value-type="float" office:value="8.11622591595142">
                <text:p>8.11622591595142</text:p>
              </table:table-cell>
              <table:table-cell office:value-type="float" office:value="7.05235167046439">
                <text:p>7.052351670464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18444082755272">
                <text:p>6.18444082755272</text:p>
              </table:table-cell>
              <table:table-cell office:value-type="float" office:value="7.92706737532603">
                <text:p>7.92706737532603</text:p>
              </table:table-cell>
              <table:table-cell office:value-type="float" office:value="6.49169987332025">
                <text:p>6.49169987332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1251358439195">
                <text:p>6.21251358439195</text:p>
              </table:table-cell>
              <table:table-cell office:value-type="float" office:value="7.95872571978014">
                <text:p>7.95872571978014</text:p>
              </table:table-cell>
              <table:table-cell office:value-type="float" office:value="6.08657931463572">
                <text:p>6.08657931463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06395262483563">
                <text:p>6.06395262483563</text:p>
              </table:table-cell>
              <table:table-cell office:value-type="float" office:value="7.98024953090721">
                <text:p>7.98024953090721</text:p>
              </table:table-cell>
              <table:table-cell office:value-type="float" office:value="6.42165448604857">
                <text:p>6.421654486048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09854749212414">
                <text:p>6.09854749212414</text:p>
              </table:table-cell>
              <table:table-cell office:value-type="float" office:value="8.00856931855579">
                <text:p>8.00856931855579</text:p>
              </table:table-cell>
              <table:table-cell office:value-type="float" office:value="6.65997815022176">
                <text:p>6.659978150221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4825857680623">
                <text:p>6.14825857680623</text:p>
              </table:table-cell>
              <table:table-cell office:value-type="float" office:value="8.01806002037613">
                <text:p>8.01806002037613</text:p>
              </table:table-cell>
              <table:table-cell office:value-type="float" office:value="6.51782956439492">
                <text:p>6.517829564394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2097678506526">
                <text:p>6.22097678506526</text:p>
              </table:table-cell>
              <table:table-cell office:value-type="float" office:value="7.99721632306174">
                <text:p>7.99721632306174</text:p>
              </table:table-cell>
              <table:table-cell office:value-type="float" office:value="6.21706246517713">
                <text:p>6.217062465177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02864959241486">
                <text:p>5.02864959241486</text:p>
              </table:table-cell>
              <table:table-cell office:value-type="float" office:value="7.45641319047284">
                <text:p>7.45641319047284</text:p>
              </table:table-cell>
              <table:table-cell office:value-type="float" office:value="6.58586378540195">
                <text:p>6.585863785401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18892852529839">
                <text:p>6.18892852529839</text:p>
              </table:table-cell>
              <table:table-cell office:value-type="float" office:value="7.96340329983567">
                <text:p>7.96340329983567</text:p>
              </table:table-cell>
              <table:table-cell office:value-type="float" office:value="6.50134033464782">
                <text:p>6.501340334647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6308790513703">
                <text:p>5.96308790513703</text:p>
              </table:table-cell>
              <table:table-cell office:value-type="float" office:value="7.89339504225136">
                <text:p>7.89339504225136</text:p>
              </table:table-cell>
              <table:table-cell office:value-type="float" office:value="6.66128440733555">
                <text:p>6.66128440733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0437498242063">
                <text:p>5.50437498242063</text:p>
              </table:table-cell>
              <table:table-cell office:value-type="float" office:value="7.97330256445464">
                <text:p>7.97330256445464</text:p>
              </table:table-cell>
              <table:table-cell office:value-type="float" office:value="6.81475847559276">
                <text:p>6.814758475592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2379799102316">
                <text:p>6.32379799102316</text:p>
              </table:table-cell>
              <table:table-cell office:value-type="float" office:value="7.74377014446795">
                <text:p>7.74377014446795</text:p>
              </table:table-cell>
              <table:table-cell office:value-type="float" office:value="6.31418755036459">
                <text:p>6.314187550364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75559908472968">
                <text:p>5.75559908472968</text:p>
              </table:table-cell>
              <table:table-cell office:value-type="float" office:value="7.97327461846521">
                <text:p>7.97327461846521</text:p>
              </table:table-cell>
              <table:table-cell office:value-type="float" office:value="6.66355111950853">
                <text:p>6.66355111950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16673550832418">
                <text:p>6.16673550832418</text:p>
              </table:table-cell>
              <table:table-cell office:value-type="float" office:value="8.08369254353174">
                <text:p>8.08369254353174</text:p>
              </table:table-cell>
              <table:table-cell office:value-type="float" office:value="6.74363229559699">
                <text:p>6.743632295596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00489397749042">
                <text:p>6.00489397749042</text:p>
              </table:table-cell>
              <table:table-cell office:value-type="float" office:value="7.93537517444305">
                <text:p>7.93537517444305</text:p>
              </table:table-cell>
              <table:table-cell office:value-type="float" office:value="6.35141787445751">
                <text:p>6.351417874457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15997179278601">
                <text:p>6.15997179278601</text:p>
              </table:table-cell>
              <table:table-cell office:value-type="float" office:value="7.8230388320598">
                <text:p>7.8230388320598</text:p>
              </table:table-cell>
              <table:table-cell office:value-type="float" office:value="6.01299593306481">
                <text:p>6.012995933064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77422980089496">
                <text:p>5.77422980089496</text:p>
              </table:table-cell>
              <table:table-cell office:value-type="float" office:value="7.77968304063388">
                <text:p>7.77968304063388</text:p>
              </table:table-cell>
              <table:table-cell office:value-type="float" office:value="7.20020672346554">
                <text:p>7.200206723465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276143476262">
                <text:p>6.276143476262</text:p>
              </table:table-cell>
              <table:table-cell office:value-type="float" office:value="7.9936215413206">
                <text:p>7.9936215413206</text:p>
              </table:table-cell>
              <table:table-cell office:value-type="float" office:value="6.23181795559042">
                <text:p>6.231817955590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39774579658331">
                <text:p>6.39774579658331</text:p>
              </table:table-cell>
              <table:table-cell office:value-type="float" office:value="8.07559861263207">
                <text:p>8.07559861263207</text:p>
              </table:table-cell>
              <table:table-cell office:value-type="float" office:value="6.64609070652371">
                <text:p>6.64609070652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92917063923782">
                <text:p>5.92917063923782</text:p>
              </table:table-cell>
              <table:table-cell office:value-type="float" office:value="8.02958352229015">
                <text:p>8.02958352229015</text:p>
              </table:table-cell>
              <table:table-cell office:value-type="float" office:value="6.36409648222528">
                <text:p>6.364096482225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33699708671054">
                <text:p>6.33699708671054</text:p>
              </table:table-cell>
              <table:table-cell office:value-type="float" office:value="7.95158626696024">
                <text:p>7.95158626696024</text:p>
              </table:table-cell>
              <table:table-cell office:value-type="float" office:value="6.48094939092005">
                <text:p>6.480949390920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861999896862">
                <text:p>5.8861999896862</text:p>
              </table:table-cell>
              <table:table-cell office:value-type="float" office:value="7.75290458197269">
                <text:p>7.75290458197269</text:p>
              </table:table-cell>
              <table:table-cell office:value-type="float" office:value="6.47721764047655">
                <text:p>6.477217640476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88638694607887">
                <text:p>5.88638694607887</text:p>
              </table:table-cell>
              <table:table-cell office:value-type="float" office:value="7.99869299731523">
                <text:p>7.99869299731523</text:p>
              </table:table-cell>
              <table:table-cell office:value-type="float" office:value="6.66060145890256">
                <text:p>6.66060145890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94059867785253">
                <text:p>5.94059867785253</text:p>
              </table:table-cell>
              <table:table-cell office:value-type="float" office:value="7.98599504232565">
                <text:p>7.98599504232565</text:p>
              </table:table-cell>
              <table:table-cell office:value-type="float" office:value="6.25690042388017">
                <text:p>6.25690042388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01278935126468">
                <text:p>6.01278935126468</text:p>
              </table:table-cell>
              <table:table-cell office:value-type="float" office:value="8.04548064948948">
                <text:p>8.04548064948948</text:p>
              </table:table-cell>
              <table:table-cell office:value-type="float" office:value="7.13769862319803">
                <text:p>7.137698623198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91247843534653">
                <text:p>5.91247843534653</text:p>
              </table:table-cell>
              <table:table-cell office:value-type="float" office:value="8.01269903044743">
                <text:p>8.01269903044743</text:p>
              </table:table-cell>
              <table:table-cell office:value-type="float" office:value="6.61819559834337">
                <text:p>6.61819559834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16535551589785">
                <text:p>6.16535551589785</text:p>
              </table:table-cell>
              <table:table-cell office:value-type="float" office:value="8.10055148397335">
                <text:p>8.10055148397335</text:p>
              </table:table-cell>
              <table:table-cell office:value-type="float" office:value="6.24904936994823">
                <text:p>6.249049369948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12598510514179">
                <text:p>6.12598510514179</text:p>
              </table:table-cell>
              <table:table-cell office:value-type="float" office:value="8.03798626243825">
                <text:p>8.03798626243825</text:p>
              </table:table-cell>
              <table:table-cell office:value-type="float" office:value="6.6141930288323">
                <text:p>6.61419302883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05542597421145">
                <text:p>6.05542597421145</text:p>
              </table:table-cell>
              <table:table-cell office:value-type="float" office:value="7.9860887698196">
                <text:p>7.9860887698196</text:p>
              </table:table-cell>
              <table:table-cell office:value-type="float" office:value="6.62751201326776">
                <text:p>6.627512013267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02621795545283">
                <text:p>6.02621795545283</text:p>
              </table:table-cell>
              <table:table-cell office:value-type="float" office:value="8.10836941204359">
                <text:p>8.10836941204359</text:p>
              </table:table-cell>
              <table:table-cell office:value-type="float" office:value="6.53435645127323">
                <text:p>6.53435645127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21517118248189">
                <text:p>6.21517118248189</text:p>
              </table:table-cell>
              <table:table-cell office:value-type="float" office:value="7.9936057166233">
                <text:p>7.9936057166233</text:p>
              </table:table-cell>
              <table:table-cell office:value-type="float" office:value="6.57512646418613">
                <text:p>6.575126464186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21218133456925">
                <text:p>6.21218133456925</text:p>
              </table:table-cell>
              <table:table-cell office:value-type="float" office:value="8.10806118282665">
                <text:p>8.10806118282665</text:p>
              </table:table-cell>
              <table:table-cell office:value-type="float" office:value="6.30888976585998">
                <text:p>6.308889765859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10522153527783">
                <text:p>6.10522153527783</text:p>
              </table:table-cell>
              <table:table-cell office:value-type="float" office:value="7.90419468998988">
                <text:p>7.90419468998988</text:p>
              </table:table-cell>
              <table:table-cell office:value-type="float" office:value="6.5862427756734">
                <text:p>6.58624277567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00463222791518">
                <text:p>6.00463222791518</text:p>
              </table:table-cell>
              <table:table-cell office:value-type="float" office:value="7.97414604131077">
                <text:p>7.97414604131077</text:p>
              </table:table-cell>
              <table:table-cell office:value-type="float" office:value="6.14644165191518">
                <text:p>6.146441651915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76128842106234">
                <text:p>4.76128842106234</text:p>
              </table:table-cell>
              <table:table-cell office:value-type="float" office:value="6.21126141192808">
                <text:p>6.21126141192808</text:p>
              </table:table-cell>
              <table:table-cell office:value-type="float" office:value="5.32204674928023">
                <text:p>5.322046749280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